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46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6">
      <style:text-properties fo:font-variant="normal" fo:text-transform="none" fo:color="#595959"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595959"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595959"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5">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4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9">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454">
      <style:graphic-properties draw:fill="none" draw:stroke="solid" svg:stroke-width="0.01389in" svg:stroke-color="#000000" svg:stroke-opacity="100%"/>
    </style:style>
    <style:style style:family="presentation" style:name="a1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7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476">
      <style:graphic-properties draw:fill="none" draw:stroke="solid" svg:stroke-width="0.01389in" svg:stroke-color="#000000" svg:stroke-opacity="100%"/>
    </style:style>
    <style:style style:family="paragraph" style:name="a1440">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1">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presentation>
      <draw:page draw:name="Slide1" draw:style-name="a1434" draw:master-page-name="Master1-Layout1-title-Diapositive-de-titre" presentation:presentation-page-layout-name="Master1-PPL1" draw:id="Slide-256">
        <draw:frame draw:id="id316" presentation:style-name="a1438" draw:name="Titre 1" svg:x="1.26307in" svg:y="2.01058in" svg:width="9.65186in" svg:height="2.92831in" presentation:class="title" presentation:placeholder="false">
          <draw:text-box>
            <text:p text:style-name="a1437" text:class-names="" text:cond-style-name=""><text:span text:style-name="a1435" text:class-names="">FRONT END <text:line-break/>WEB DEVELOPEMENT</text:span><text:span text:style-name="a1436" text:class-names=""/></text:p>
          </draw:text-box>
          <svg:title/>
          <svg:desc/>
        </draw:frame>
        <draw:frame draw:id="id317" presentation:style-name="a1449" draw:name="Sous-titre 2" svg:x="1.26307in" svg:y="4.93889in" svg:width="9.65186in" svg:height="0.94206in" presentation:class="subtitle" presentation:placeholder="false">
          <draw:text-box>
            <text:p text:style-name="a1440" text:class-names="" text:cond-style-name=""><text:span text:style-name="a1439" text:class-names="">BATTACH YAHIA</text:span></text:p>
            <text:p text:style-name="a1448" text:class-names="" text:cond-style-name=""><text:span text:style-name="a1441" text:class-names="">Senior full<text:s text:c="1"/></text:span><text:span text:style-name="a1442" text:class-names="">sta</text:span><text:span text:style-name="a1443" text:class-names="">ck</text:span><text:span text:style-name="a1444" text:class-names=""><text:s text:c="1"/></text:span><text:span text:style-name="a1445" text:class-names="">developer</text:span><text:span text:style-name="a1446" text:class-names=""><text:s text:c="1"/>at glaxiom</text:span><text:span text:style-name="a1447" text:class-names=""/></text:p>
          </draw:text-box>
          <svg:title/>
          <svg:desc/>
        </draw:frame>
        <draw:frame draw:id="id318" draw:style-name="a1453" draw:name="Espace réservé du numéro de diapositive 4" svg:x="11.32168in" svg:y="0.32341in" svg:width="0.91667in" svg:height="0.83955in">
          <draw:text-box>
            <text:p text:style-name="a1452" text:class-names="" text:cond-style-name=""><text:span text:style-name="a1450" text:class-names=""><text:page-number style:num-format="1" text:fixed="false">‹#›</text:page-number></text:span><text:span text:style-name="a1451" text:class-names=""/></text:p>
          </draw:text-box>
          <svg:title/>
          <svg:desc/>
        </draw:frame>
        <presentation:notes draw:style-name="a1460">
          <draw:page-thumbnail draw:page-number="1" svg:x="0.75in" svg:y="1.25in" svg:width="6in" svg:height="3.375in" presentation:class="page" draw:id="id319" presentation:style-name="a1454" draw:name="Espace réservé de l'image des diapositives 1">
            <svg:title/>
            <svg:desc/>
          </draw:page-thumbnail>
          <draw:frame draw:id="id320" presentation:style-name="a1455" draw:name="Espace réservé des commentaires 2" svg:x="0.75in" svg:y="4.8125in" svg:width="6in" svg:height="3.9375in" presentation:class="notes" presentation:placeholder="true">
            <draw:text-box/>
            <svg:title/>
            <svg:desc/>
          </draw:frame>
          <draw:frame draw:id="id321" draw:style-name="a1459" draw:name="Espace réservé du numéro de diapositive 3" svg:x="4.24826in" svg:y="9.49826in" svg:width="3.25in" svg:height="0.50174in">
            <draw:text-box>
              <text:p text:style-name="a1458" text:class-names="" text:cond-style-name=""><text:span text:style-name="a1456" text:class-names=""><text:page-number style:num-format="1" text:fixed="false"/></text:span><text:span text:style-name="a1457" text:class-names=""/></text:p>
            </draw:text-box>
            <svg:title/>
            <svg:desc/>
          </draw:frame>
        </presentation:notes>
      </draw:page>
      <draw:page draw:name="Slide4" draw:style-name="a1461" draw:master-page-name="Master1-Layout2-obj-Titre-et-contenu" presentation:presentation-page-layout-name="Master1-PPL2" draw:id="Slide-259">
        <draw:frame draw:id="id322" presentation:style-name="a1465" draw:name="Titre 1" svg:x="1.26307in" svg:y="1.06482in" svg:width="9.5816in" svg:height="0.77315in" presentation:class="title" presentation:placeholder="false">
          <draw:text-box>
            <text:p text:style-name="a1464" text:class-names="" text:cond-style-name=""><text:span text:style-name="a1462" text:class-names="">1. Introduction<text:s text:c="1"/></text:span><text:span text:style-name="a1463" text:class-names=""/></text:p>
          </draw:text-box>
          <svg:title/>
          <svg:desc/>
        </draw:frame>
        <draw:frame draw:id="id323" draw:style-name="a1471" draw:name="Titre 1" svg:x="3.51425in" svg:y="4.24557in" svg:width="9.5816in" svg:height="0.77315in">
          <draw:text-box>
            <text:p text:style-name="a1470" text:class-names="" text:cond-style-name=""><text:span text:style-name="a1466" text:class-names="">A</text:span><text:span text:style-name="a1467" text:class-names="">.<text:s text:c="1"/></text:span><text:span text:style-name="a1468" text:class-names="">How The Web Works</text:span><text:span text:style-name="a1469" text:class-names=""/></text:p>
          </draw:text-box>
          <svg:title/>
          <svg:desc/>
        </draw:frame>
        <draw:frame draw:id="id324" draw:style-name="a1475" draw:name="Espace réservé du numéro de diapositive 4" svg:x="11.32168in" svg:y="0.32341in" svg:width="0.91667in" svg:height="0.83955in">
          <draw:text-box>
            <text:p text:style-name="a1474" text:class-names="" text:cond-style-name=""><text:span text:style-name="a1472" text:class-names=""><text:page-number style:num-format="1" text:fixed="false">‹#›</text:page-number></text:span><text:span text:style-name="a1473" text:class-names=""/></text:p>
          </draw:text-box>
          <svg:title/>
          <svg:desc/>
        </draw:frame>
        <presentation:notes draw:style-name="a1482">
          <draw:page-thumbnail draw:page-number="2" svg:x="0.75in" svg:y="1.25in" svg:width="6in" svg:height="3.375in" presentation:class="page" draw:id="id325" presentation:style-name="a1476" draw:name="Espace réservé de l'image des diapositives 1">
            <svg:title/>
            <svg:desc/>
          </draw:page-thumbnail>
          <draw:frame draw:id="id326" presentation:style-name="a1477" draw:name="Espace réservé des commentaires 2" svg:x="0.75in" svg:y="4.8125in" svg:width="6in" svg:height="3.9375in" presentation:class="notes" presentation:placeholder="true">
            <draw:text-box/>
            <svg:title/>
            <svg:desc/>
          </draw:frame>
          <draw:frame draw:id="id327" draw:style-name="a1481" draw:name="Espace réservé du numéro de diapositive 3" svg:x="4.24826in" svg:y="9.49826in" svg:width="3.25in" svg:height="0.50174in">
            <draw:text-box>
              <text:p text:style-name="a1480" text:class-names="" text:cond-style-name=""><text:span text:style-name="a1478" text:class-names=""><text:page-number style:num-format="1" text:fixed="false"/></text:span><text:span text:style-name="a1479"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26307in" svg:y="2.2963in" svg:width="9.65186in" svg:height="2.92831in"/>
      <presentation:placeholder presentation:object="subtitle" svg:x="1.26307in" svg:y="5.22461in" svg:width="9.65186in" svg:height="0.94206in"/>
      <presentation:placeholder presentation:object="date-time" svg:x="11.11in" svg:y="1.96in" svg:width="1.08333in" svg:height="0.33333in"/>
      <presentation:placeholder presentation:object="footer" svg:x="9.79in" svg:y="3.53in" svg:width="4.22112in" svg:height="0.33333in"/>
      <presentation:placeholder presentation:object="page-number" svg:x="11.32168in" svg:y="0.32341in" svg:width="0.91667in" svg:height="0.83955in"/>
    </style:presentation-page-layout>
    <style:presentation-page-layout style:name="Master1-PPL2" style:display-name="Titre et contenu">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Titre de section">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Deux contenus">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Comparaison">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Titre seul">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Vide">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Contenu avec légende">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Image avec légende">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Image panoramique avec légende">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itre et légende">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Citation avec légende">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Carte nom">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colonnes">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colonnes d’image">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Titre et texte vertical">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Titre vertical et texte">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default-style style:family="graphic">
      <style:graphic-properties draw:fill="solid" draw:fill-color="#5b9bd5" draw:opacity="100%" draw:stroke="solid" svg:stroke-width="0.01389in" svg:stroke-color="#41719c" svg:stroke-opacity="100%" draw:stroke-linejoin="miter" svg:stroke-linecap="butt"/>
    </style:default-style>
    <draw:gradient draw:name="a812" draw:style="radial" draw:cx="50%" draw:cy="50%" draw:start-color="#9b6bf2" draw:end-color="#9b6bf2" draw:start-intensity="10%" draw:end-intensity="11%"/>
    <draw:gradient draw:name="a814" draw:style="radial" draw:cx="50%" draw:cy="50%" draw:start-color="#9b6bf2" draw:end-color="#9b6bf2" draw:start-intensity="8%" draw:end-intensity="8%"/>
    <draw:gradient draw:name="a881" draw:style="radial" draw:cx="50%" draw:cy="50%" draw:start-color="#9b6bf2" draw:end-color="#9b6bf2" draw:start-intensity="10%" draw:end-intensity="11%"/>
    <draw:gradient draw:name="a816" draw:style="radial" draw:cx="50%" draw:cy="50%" draw:start-color="#9b6bf2" draw:end-color="#9b6bf2" draw:start-intensity="7%" draw:end-intensity="14%"/>
    <draw:gradient draw:name="a883" draw:style="radial" draw:cx="50%" draw:cy="50%" draw:start-color="#9b6bf2" draw:end-color="#9b6bf2" draw:start-intensity="8%" draw:end-intensity="8%"/>
    <draw:gradient draw:name="a818" draw:style="radial" draw:cx="50%" draw:cy="50%" draw:start-color="#9b6bf2" draw:end-color="#9b6bf2" draw:start-intensity="6%" draw:end-intensity="7%"/>
    <draw:gradient draw:name="a885" draw:style="radial" draw:cx="50%" draw:cy="50%" draw:start-color="#9b6bf2" draw:end-color="#9b6bf2" draw:start-intensity="7%" draw:end-intensity="14%"/>
    <draw:gradient draw:name="a244" draw:style="radial" draw:cx="50%" draw:cy="50%" draw:start-color="#9b6bf2" draw:end-color="#9b6bf2" draw:start-intensity="10%" draw:end-intensity="11%"/>
    <draw:gradient draw:name="a960" draw:style="radial" draw:cx="50%" draw:cy="50%" draw:start-color="#9b6bf2" draw:end-color="#9b6bf2" draw:start-intensity="10%" draw:end-intensity="11%"/>
    <draw:gradient draw:name="a887" draw:style="radial" draw:cx="50%" draw:cy="50%" draw:start-color="#9b6bf2" draw:end-color="#9b6bf2" draw:start-intensity="6%" draw:end-intensity="7%"/>
    <draw:gradient draw:name="a246" draw:style="radial" draw:cx="50%" draw:cy="50%" draw:start-color="#9b6bf2" draw:end-color="#9b6bf2" draw:start-intensity="8%" draw:end-intensity="8%"/>
    <draw:gradient draw:name="a962" draw:style="radial" draw:cx="50%" draw:cy="50%" draw:start-color="#9b6bf2" draw:end-color="#9b6bf2" draw:start-intensity="8%" draw:end-intensity="8%"/>
    <draw:gradient draw:name="a889" draw:style="radial" draw:cx="50%" draw:cy="50%" draw:start-color="#9b6bf2" draw:end-color="#9b6bf2" draw:start-intensity="7%" draw:end-intensity="14%"/>
    <draw:gradient draw:name="a248" draw:style="radial" draw:cx="50%" draw:cy="50%" draw:start-color="#9b6bf2" draw:end-color="#9b6bf2" draw:start-intensity="7%" draw:end-intensity="14%"/>
    <draw:gradient draw:name="a964" draw:style="radial" draw:cx="50%" draw:cy="50%" draw:start-color="#9b6bf2" draw:end-color="#9b6bf2" draw:start-intensity="7%" draw:end-intensity="14%"/>
    <draw:gradient draw:name="a516" draw:style="radial" draw:cx="50%" draw:cy="50%" draw:start-color="#9b6bf2" draw:end-color="#9b6bf2" draw:start-intensity="10%" draw:end-intensity="11%"/>
    <draw:gradient draw:name="a966" draw:style="radial" draw:cx="50%" draw:cy="50%" draw:start-color="#9b6bf2" draw:end-color="#9b6bf2" draw:start-intensity="6%" draw:end-intensity="7%"/>
    <draw:gradient draw:name="a518" draw:style="radial" draw:cx="50%" draw:cy="50%" draw:start-color="#9b6bf2" draw:end-color="#9b6bf2" draw:start-intensity="8%" draw:end-intensity="8%"/>
    <draw:gradient draw:name="a968" draw:style="radial" draw:cx="50%" draw:cy="50%" draw:start-color="#9b6bf2" draw:end-color="#9b6bf2" draw:start-intensity="7%" draw:end-intensity="14%"/>
    <draw:gradient draw:name="a36" draw:style="radial" draw:cx="50%" draw:cy="50%" draw:start-color="#9b6bf2" draw:end-color="#9b6bf2" draw:start-intensity="10%" draw:end-intensity="11%"/>
    <draw:gradient draw:name="a38" draw:style="radial" draw:cx="50%" draw:cy="50%" draw:start-color="#9b6bf2" draw:end-color="#9b6bf2" draw:start-intensity="8%" draw:end-intensity="8%"/>
    <draw:gradient draw:name="a1223" draw:style="radial" draw:cx="50%" draw:cy="50%" draw:start-color="#9b6bf2" draw:end-color="#9b6bf2" draw:start-intensity="10%" draw:end-intensity="11%"/>
    <draw:gradient draw:name="a1031" draw:style="radial" draw:cx="50%" draw:cy="50%" draw:start-color="#9b6bf2" draw:end-color="#9b6bf2" draw:start-intensity="8%" draw:end-intensity="8%"/>
    <draw:gradient draw:name="a1033" draw:style="radial" draw:cx="50%" draw:cy="50%" draw:start-color="#9b6bf2" draw:end-color="#9b6bf2" draw:start-intensity="7%" draw:end-intensity="14%"/>
    <draw:gradient draw:name="a1225" draw:style="radial" draw:cx="50%" draw:cy="50%" draw:start-color="#9b6bf2" draw:end-color="#9b6bf2" draw:start-intensity="8%" draw:end-intensity="8%"/>
    <draw:gradient draw:name="a1035" draw:style="radial" draw:cx="50%" draw:cy="50%" draw:start-color="#9b6bf2" draw:end-color="#9b6bf2" draw:start-intensity="6%" draw:end-intensity="7%"/>
    <draw:gradient draw:name="a1227" draw:style="radial" draw:cx="50%" draw:cy="50%" draw:start-color="#9b6bf2" draw:end-color="#9b6bf2" draw:start-intensity="7%" draw:end-intensity="14%"/>
    <draw:gradient draw:name="a1037" draw:style="radial" draw:cx="50%" draw:cy="50%" draw:start-color="#9b6bf2" draw:end-color="#9b6bf2" draw:start-intensity="7%" draw:end-intensity="14%"/>
    <draw:gradient draw:name="a1229" draw:style="radial" draw:cx="50%" draw:cy="50%" draw:start-color="#9b6bf2" draw:end-color="#9b6bf2" draw:start-intensity="6%" draw:end-intensity="7%"/>
    <draw:gradient draw:name="a1305" draw:style="radial" draw:cx="50%" draw:cy="50%" draw:start-color="#9b6bf2" draw:end-color="#9b6bf2" draw:start-intensity="10%" draw:end-intensity="11%"/>
    <draw:gradient draw:name="a820" draw:style="radial" draw:cx="50%" draw:cy="50%" draw:start-color="#9b6bf2" draw:end-color="#9b6bf2" draw:start-intensity="7%" draw:end-intensity="14%"/>
    <draw:gradient draw:name="a1307" draw:style="radial" draw:cx="50%" draw:cy="50%" draw:start-color="#9b6bf2" draw:end-color="#9b6bf2" draw:start-intensity="8%" draw:end-intensity="8%"/>
    <draw:gradient draw:name="a1309" draw:style="radial" draw:cx="50%" draw:cy="50%" draw:start-color="#9b6bf2" draw:end-color="#9b6bf2" draw:start-intensity="7%" draw:end-intensity="14%"/>
    <draw:gradient draw:name="a175" draw:style="radial" draw:cx="50%" draw:cy="50%" draw:start-color="#9b6bf2" draw:end-color="#9b6bf2" draw:start-intensity="10%" draw:end-intensity="11%"/>
    <draw:gradient draw:name="a250" draw:style="radial" draw:cx="50%" draw:cy="50%" draw:start-color="#9b6bf2" draw:end-color="#9b6bf2" draw:start-intensity="6%" draw:end-intensity="7%"/>
    <draw:gradient draw:name="a177" draw:style="radial" draw:cx="50%" draw:cy="50%" draw:start-color="#9b6bf2" draw:end-color="#9b6bf2" draw:start-intensity="8%" draw:end-intensity="8%"/>
    <draw:gradient draw:name="a252" draw:style="radial" draw:cx="50%" draw:cy="50%" draw:start-color="#9b6bf2" draw:end-color="#9b6bf2" draw:start-intensity="7%" draw:end-intensity="14%"/>
    <draw:gradient draw:name="a179" draw:style="radial" draw:cx="50%" draw:cy="50%" draw:start-color="#9b6bf2" draw:end-color="#9b6bf2" draw:start-intensity="7%" draw:end-intensity="14%"/>
    <draw:gradient draw:name="a520" draw:style="radial" draw:cx="50%" draw:cy="50%" draw:start-color="#9b6bf2" draw:end-color="#9b6bf2" draw:start-intensity="7%" draw:end-intensity="14%"/>
    <draw:gradient draw:name="a522" draw:style="radial" draw:cx="50%" draw:cy="50%" draw:start-color="#9b6bf2" draw:end-color="#9b6bf2" draw:start-intensity="6%" draw:end-intensity="7%"/>
    <draw:gradient draw:name="a524" draw:style="radial" draw:cx="50%" draw:cy="50%" draw:start-color="#9b6bf2" draw:end-color="#9b6bf2" draw:start-intensity="7%" draw:end-intensity="14%"/>
    <draw:gradient draw:name="a40" draw:style="radial" draw:cx="50%" draw:cy="50%" draw:start-color="#9b6bf2" draw:end-color="#9b6bf2" draw:start-intensity="7%" draw:end-intensity="14%"/>
    <draw:gradient draw:name="a42" draw:style="radial" draw:cx="50%" draw:cy="50%" draw:start-color="#9b6bf2" draw:end-color="#9b6bf2" draw:start-intensity="6%" draw:end-intensity="7%"/>
    <draw:gradient draw:name="a44" draw:style="radial" draw:cx="50%" draw:cy="50%" draw:start-color="#9b6bf2" draw:end-color="#9b6bf2" draw:start-intensity="7%" draw:end-intensity="14%"/>
    <draw:gradient draw:name="a1231" draw:style="radial" draw:cx="50%" draw:cy="50%" draw:start-color="#9b6bf2" draw:end-color="#9b6bf2" draw:start-intensity="7%" draw:end-intensity="14%"/>
    <draw:gradient draw:name="a1311" draw:style="radial" draw:cx="50%" draw:cy="50%" draw:start-color="#9b6bf2" draw:end-color="#9b6bf2" draw:start-intensity="6%" draw:end-intensity="7%"/>
    <draw:gradient draw:name="a1120" draw:style="radial" draw:cx="50%" draw:cy="50%" draw:start-color="#9b6bf2" draw:end-color="#9b6bf2" draw:start-intensity="10%" draw:end-intensity="11%"/>
    <draw:gradient draw:name="a1313" draw:style="radial" draw:cx="50%" draw:cy="50%" draw:start-color="#9b6bf2" draw:end-color="#9b6bf2" draw:start-intensity="7%" draw:end-intensity="14%"/>
    <draw:gradient draw:name="a1122" draw:style="radial" draw:cx="50%" draw:cy="50%" draw:start-color="#9b6bf2" draw:end-color="#9b6bf2" draw:start-intensity="8%" draw:end-intensity="8%"/>
    <draw:gradient draw:name="a1124" draw:style="radial" draw:cx="50%" draw:cy="50%" draw:start-color="#9b6bf2" draw:end-color="#9b6bf2" draw:start-intensity="7%" draw:end-intensity="14%"/>
    <draw:gradient draw:name="a181" draw:style="radial" draw:cx="50%" draw:cy="50%" draw:start-color="#9b6bf2" draw:end-color="#9b6bf2" draw:start-intensity="6%" draw:end-intensity="7%"/>
    <draw:gradient draw:name="a1126" draw:style="radial" draw:cx="50%" draw:cy="50%" draw:start-color="#9b6bf2" draw:end-color="#9b6bf2" draw:start-intensity="6%" draw:end-intensity="7%"/>
    <draw:gradient draw:name="a183" draw:style="radial" draw:cx="50%" draw:cy="50%" draw:start-color="#9b6bf2" draw:end-color="#9b6bf2" draw:start-intensity="7%" draw:end-intensity="14%"/>
    <draw:gradient draw:name="a1128" draw:style="radial" draw:cx="50%" draw:cy="50%" draw:start-color="#9b6bf2" draw:end-color="#9b6bf2" draw:start-intensity="7%" draw:end-intensity="14%"/>
    <draw:gradient draw:name="a451" draw:style="radial" draw:cx="50%" draw:cy="50%" draw:start-color="#9b6bf2" draw:end-color="#9b6bf2" draw:start-intensity="10%" draw:end-intensity="11%"/>
    <draw:gradient draw:name="a1387" draw:style="radial" draw:cx="50%" draw:cy="50%" draw:start-color="#9b6bf2" draw:end-color="#9b6bf2" draw:start-intensity="10%" draw:end-intensity="11%"/>
    <draw:gradient draw:name="a453" draw:style="radial" draw:cx="50%" draw:cy="50%" draw:start-color="#9b6bf2" draw:end-color="#9b6bf2" draw:start-intensity="8%" draw:end-intensity="8%"/>
    <draw:gradient draw:name="a1389" draw:style="radial" draw:cx="50%" draw:cy="50%" draw:start-color="#9b6bf2" draw:end-color="#9b6bf2" draw:start-intensity="8%" draw:end-intensity="8%"/>
    <draw:gradient draw:name="a455" draw:style="radial" draw:cx="50%" draw:cy="50%" draw:start-color="#9b6bf2" draw:end-color="#9b6bf2" draw:start-intensity="7%" draw:end-intensity="14%"/>
    <draw:gradient draw:name="a722" draw:style="radial" draw:cx="50%" draw:cy="50%" draw:start-color="#9b6bf2" draw:end-color="#9b6bf2" draw:start-intensity="10%" draw:end-intensity="11%"/>
    <draw:gradient draw:name="a648" draw:style="radial" draw:cx="50%" draw:cy="50%" draw:start-color="#9b6bf2" draw:end-color="#9b6bf2" draw:start-intensity="10%" draw:end-intensity="11%"/>
    <draw:gradient draw:name="a457" draw:style="radial" draw:cx="50%" draw:cy="50%" draw:start-color="#9b6bf2" draw:end-color="#9b6bf2" draw:start-intensity="6%" draw:end-intensity="7%"/>
    <draw:gradient draw:name="a724" draw:style="radial" draw:cx="50%" draw:cy="50%" draw:start-color="#9b6bf2" draw:end-color="#9b6bf2" draw:start-intensity="8%" draw:end-intensity="8%"/>
    <draw:gradient draw:name="a459" draw:style="radial" draw:cx="50%" draw:cy="50%" draw:start-color="#9b6bf2" draw:end-color="#9b6bf2" draw:start-intensity="7%" draw:end-intensity="14%"/>
    <draw:gradient draw:name="a726" draw:style="radial" draw:cx="50%" draw:cy="50%" draw:start-color="#9b6bf2" draw:end-color="#9b6bf2" draw:start-intensity="7%" draw:end-intensity="14%"/>
    <draw:gradient draw:name="a801" draw:style="radial" draw:cx="50%" draw:cy="50%" draw:start-color="#9b6bf2" draw:end-color="#9b6bf2" draw:start-intensity="7%" draw:end-intensity="14%"/>
    <draw:gradient draw:name="a344" draw:style="radial" draw:cx="50%" draw:cy="50%" draw:start-color="#9b6bf2" draw:end-color="#9b6bf2" draw:start-intensity="10%" draw:end-intensity="11%"/>
    <draw:gradient draw:name="a728" draw:style="radial" draw:cx="50%" draw:cy="50%" draw:start-color="#9b6bf2" draw:end-color="#9b6bf2" draw:start-intensity="6%" draw:end-intensity="7%"/>
    <draw:gradient draw:name="a803" draw:style="radial" draw:cx="50%" draw:cy="50%" draw:start-color="#9b6bf2" draw:end-color="#9b6bf2" draw:start-intensity="6%" draw:end-intensity="7%"/>
    <draw:gradient draw:name="a346" draw:style="radial" draw:cx="50%" draw:cy="50%" draw:start-color="#9b6bf2" draw:end-color="#9b6bf2" draw:start-intensity="8%" draw:end-intensity="8%"/>
    <draw:gradient draw:name="a805" draw:style="radial" draw:cx="50%" draw:cy="50%" draw:start-color="#9b6bf2" draw:end-color="#9b6bf2" draw:start-intensity="7%" draw:end-intensity="14%"/>
    <draw:gradient draw:name="a348" draw:style="radial" draw:cx="50%" draw:cy="50%" draw:start-color="#9b6bf2" draw:end-color="#9b6bf2" draw:start-intensity="7%" draw:end-intensity="14%"/>
    <draw:gradient draw:name="a797" draw:style="radial" draw:cx="50%" draw:cy="50%" draw:start-color="#9b6bf2" draw:end-color="#9b6bf2" draw:start-intensity="10%" draw:end-intensity="11%"/>
    <draw:gradient draw:name="a799" draw:style="radial" draw:cx="50%" draw:cy="50%" draw:start-color="#9b6bf2" draw:end-color="#9b6bf2" draw:start-intensity="8%" draw:end-intensity="8%"/>
    <draw:gradient draw:name="a1391" draw:style="radial" draw:cx="50%" draw:cy="50%" draw:start-color="#9b6bf2" draw:end-color="#9b6bf2" draw:start-intensity="7%" draw:end-intensity="14%"/>
    <draw:gradient draw:name="a1393" draw:style="radial" draw:cx="50%" draw:cy="50%" draw:start-color="#9b6bf2" draw:end-color="#9b6bf2" draw:start-intensity="6%" draw:end-intensity="7%"/>
    <draw:gradient draw:name="a650" draw:style="radial" draw:cx="50%" draw:cy="50%" draw:start-color="#9b6bf2" draw:end-color="#9b6bf2" draw:start-intensity="8%" draw:end-intensity="8%"/>
    <draw:gradient draw:name="a1395" draw:style="radial" draw:cx="50%" draw:cy="50%" draw:start-color="#9b6bf2" draw:end-color="#9b6bf2" draw:start-intensity="7%" draw:end-intensity="14%"/>
    <draw:gradient draw:name="a652" draw:style="radial" draw:cx="50%" draw:cy="50%" draw:start-color="#9b6bf2" draw:end-color="#9b6bf2" draw:start-intensity="7%" draw:end-intensity="14%"/>
    <draw:gradient draw:name="a654" draw:style="radial" draw:cx="50%" draw:cy="50%" draw:start-color="#9b6bf2" draw:end-color="#9b6bf2" draw:start-intensity="6%" draw:end-intensity="7%"/>
    <draw:gradient draw:name="a730" draw:style="radial" draw:cx="50%" draw:cy="50%" draw:start-color="#9b6bf2" draw:end-color="#9b6bf2" draw:start-intensity="7%" draw:end-intensity="14%"/>
    <draw:gradient draw:name="a656" draw:style="radial" draw:cx="50%" draw:cy="50%" draw:start-color="#9b6bf2" draw:end-color="#9b6bf2" draw:start-intensity="7%" draw:end-intensity="14%"/>
    <draw:gradient draw:name="a1029" draw:style="radial" draw:cx="50%" draw:cy="50%" draw:start-color="#9b6bf2" draw:end-color="#9b6bf2" draw:start-intensity="10%" draw:end-intensity="11%"/>
    <draw:gradient draw:name="a350" draw:style="radial" draw:cx="50%" draw:cy="50%" draw:start-color="#9b6bf2" draw:end-color="#9b6bf2" draw:start-intensity="6%" draw:end-intensity="7%"/>
    <draw:gradient draw:name="a352" draw:style="radial" draw:cx="50%" draw:cy="50%" draw:start-color="#9b6bf2" draw:end-color="#9b6bf2" draw:start-intensity="7%" draw:end-intensity="14%"/>
    <draw:fill-image draw:name="a342" xlink:href="media/image1.png" xlink:show="embed" xlink:actuate="onLoad"/>
    <draw:fill-image draw:name="a1385" xlink:href="media/image1.png" xlink:show="embed" xlink:actuate="onLoad"/>
    <draw:fill-image draw:name="a795" xlink:href="media/image1.png" xlink:show="embed" xlink:actuate="onLoad"/>
    <draw:fill-image draw:name="a1118" xlink:href="media/image1.png" xlink:show="embed" xlink:actuate="onLoad"/>
    <draw:fill-image draw:name="a34" xlink:href="media/image1.png" xlink:show="embed" xlink:actuate="onLoad"/>
    <draw:fill-image draw:name="a810" xlink:href="media/image1.png" xlink:show="embed" xlink:actuate="onLoad"/>
    <draw:fill-image draw:name="a173" xlink:href="media/image1.png" xlink:show="embed" xlink:actuate="onLoad"/>
    <draw:fill-image draw:name="a103" xlink:href="media/image1.png" xlink:show="embed" xlink:actuate="onLoad"/>
    <draw:fill-image draw:name="a879" xlink:href="media/image1.png" xlink:show="embed" xlink:actuate="onLoad"/>
    <draw:fill-image draw:name="a242" xlink:href="media/image1.png" xlink:show="embed" xlink:actuate="onLoad"/>
    <draw:fill-image draw:name="a1221" xlink:href="media/image1.png" xlink:show="embed" xlink:actuate="onLoad"/>
    <draw:fill-image draw:name="a1027" xlink:href="media/image1.png" xlink:show="embed" xlink:actuate="onLoad"/>
    <draw:fill-image draw:name="a958" xlink:href="media/image1.png" xlink:show="embed" xlink:actuate="onLoad"/>
    <draw:fill-image draw:name="a514" xlink:href="media/image1.png" xlink:show="embed" xlink:actuate="onLoad"/>
    <draw:fill-image draw:name="a449" xlink:href="media/image1.png" xlink:show="embed" xlink:actuate="onLoad"/>
    <draw:fill-image draw:name="a646" xlink:href="media/image1.png" xlink:show="embed" xlink:actuate="onLoad"/>
    <draw:fill-image draw:name="a1303" xlink:href="media/image1.png" xlink:show="embed" xlink:actuate="onLoad"/>
    <draw:fill-image draw:name="a720" xlink:href="media/image1.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75">
      <style:graphic-properties draw:fill="solid" draw:fill-color="#b31166" draw:opacity="100%" draw:stroke="none" draw:shadow="visible" draw:shadow-offset-x="0in" draw:shadow-offset-y="0.02778in" draw:shadow-color="#000000" draw:shadow-opacity="45%"/>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3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0">
      <style:graphic-properties draw:fill="bitmap" draw:fill-image-name="a879" style:repeat="stretch" draw:stroke="none"/>
    </style:style>
    <style:style style:family="graphic" style:name="a882">
      <style:graphic-properties draw:fill="gradient" draw:fill-gradient-name="a881" draw:stroke="none"/>
    </style:style>
    <style:style style:family="graphic" style:name="a884">
      <style:graphic-properties draw:fill="gradient" draw:fill-gradient-name="a883" draw:stroke="none"/>
    </style:style>
    <style:style style:family="graphic" style:name="a886">
      <style:graphic-properties draw:fill="gradient" draw:fill-gradient-name="a885" draw:stroke="none"/>
    </style:style>
    <style:style style:family="graphic" style:name="a888">
      <style:graphic-properties draw:fill="gradient" draw:fill-gradient-name="a887" draw:stroke="none"/>
    </style:style>
    <style:style style:family="text" style:name="a70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704">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5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890">
      <style:graphic-properties draw:fill="gradient" draw:fill-gradient-name="a889" draw:stroke="none"/>
    </style:style>
    <style:style style:family="graphic" style:name="a891">
      <style:graphic-properties draw:fill="solid" draw:fill-color="#ffffff" draw:opacity="20%" draw:stroke="none"/>
    </style:style>
    <style:style style:family="graphic" style:name="a892">
      <style:graphic-properties draw:fill="solid" draw:fill-color="#ffffff" draw:opacity="100%" draw:stroke="none"/>
    </style:style>
    <style:style style:family="graphic" style:name="a893">
      <style:graphic-properties draw:fill="solid" draw:fill-color="#ffffff" draw:opacity="100%" draw:stroke="non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16">
      <style:graphic-properties draw:fill="solid" draw:fill-color="#b31166" draw:opacity="100%" draw:stroke="none" draw:shadow="visible" draw:shadow-offset-x="0in" draw:shadow-offset-y="0.02778in" draw:shadow-color="#000000" draw:shadow-opacity="45%"/>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1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91">
      <style:graphic-properties draw:fill="solid" draw:fill-color="#b31166" draw:opacity="100%" draw:stroke="none" draw:shadow="visible" draw:shadow-offset-x="0in" draw:shadow-offset-y="0.02778in" draw:shadow-color="#000000" draw:shadow-opacity="45%"/>
    </style:style>
    <style:style style:family="text" style:name="a136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6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21">
      <style:graphic-properties draw:fill="bitmap" draw:fill-image-name="a720" style:repeat="stretch" draw:stroke="none"/>
    </style:style>
    <style:style style:family="graphic" style:name="a723">
      <style:graphic-properties draw:fill="gradient" draw:fill-gradient-name="a722" draw:stroke="none"/>
    </style:style>
    <style:style style:family="graphic" style:name="a725">
      <style:graphic-properties draw:fill="gradient" draw:fill-gradient-name="a724" draw:stroke="none"/>
    </style:style>
    <style:style style:family="graphic" style:name="a727">
      <style:graphic-properties draw:fill="gradient" draw:fill-gradient-name="a726" draw:stroke="none"/>
    </style:style>
    <style:style style:family="paragraph" style:name="a137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9">
      <style:graphic-properties draw:fill="gradient" draw:fill-gradient-name="a728" draw:stroke="none"/>
    </style:style>
    <style:style style:family="presentation" style:name="a137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37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2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6">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31">
      <style:graphic-properties draw:fill="gradient" draw:fill-gradient-name="a730" draw:stroke="none"/>
    </style:style>
    <style:style style:family="graphic" style:name="a732">
      <style:graphic-properties draw:fill="solid" draw:fill-color="#ffffff" draw:opacity="100%" draw:stroke="none"/>
    </style:style>
    <style:style style:family="graphic" style:name="a733">
      <style:graphic-properties draw:fill="solid" draw:fill-color="#ffffff" draw:opacity="20%" draw:stroke="none"/>
    </style:style>
    <style:style style:family="graphic" style:name="a734">
      <style:graphic-properties draw:fill="solid" draw:fill-color="#ffffff" draw:opacity="100%" draw:stroke="none"/>
    </style:style>
    <style:style style:family="graphic" style:name="a735">
      <style:graphic-properties draw:fill="solid" draw:fill-color="#ffffff" draw:opacity="100%" draw:stroke="non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1">
      <style:graphic-properties draw:fill="solid" draw:fill-color="#b31166" draw:opacity="100%" draw:stroke="none" draw:shadow="visible" draw:shadow-offset-x="0in" draw:shadow-offset-y="0.02778in" draw:shadow-color="#000000" draw:shadow-opacity="45%"/>
    </style:style>
    <style:style style:family="text" style:name="a138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386">
      <style:graphic-properties draw:fill="bitmap" draw:fill-image-name="a1385" style:repeat="stretch" draw:stroke="none"/>
    </style:style>
    <style:style style:family="graphic" style:name="a1388">
      <style:graphic-properties draw:fill="gradient" draw:fill-gradient-name="a1387" draw:stroke="none"/>
    </style:style>
    <style:style style:family="text" style:name="a120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0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2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08">
      <style:graphic-properties draw:fill="none" draw:stroke="solid" svg:stroke-width="0.01389in" svg:stroke-color="#b31166" svg:stroke-opacity="40%" svg:stroke-linecap="round"/>
    </style:style>
    <style:style style:family="graphic" style:name="a238">
      <style:graphic-properties draw:fill="solid" draw:fill-color="#b31166" draw:opacity="100%" draw:stroke="none" draw:shadow="visible" draw:shadow-offset-x="0in" draw:shadow-offset-y="0.02778in" draw:shadow-color="#000000" draw:shadow-opacity="45%"/>
    </style:style>
    <style:style style:family="graphic" style:name="a1209">
      <style:graphic-properties draw:fill="none" draw:stroke="solid" svg:stroke-width="0.01389in" svg:stroke-color="#b31166" svg:stroke-opacity="40%" svg:stroke-linecap="round"/>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0">
      <style:graphic-properties draw:fill="gradient" draw:fill-gradient-name="a1389" draw:stroke="none"/>
    </style:style>
    <style:style style:family="graphic" style:name="a1392">
      <style:graphic-properties draw:fill="gradient" draw:fill-gradient-name="a1391" draw:stroke="none"/>
    </style:style>
    <style:style style:family="graphic" style:name="a1394">
      <style:graphic-properties draw:fill="gradient" draw:fill-gradient-name="a1393" draw:stroke="none"/>
    </style:style>
    <style:style style:family="graphic" style:name="a1396">
      <style:graphic-properties draw:fill="gradient" draw:fill-gradient-name="a1395" draw:stroke="none"/>
    </style:style>
    <style:style style:family="graphic" style:name="a1397">
      <style:graphic-properties draw:fill="solid" draw:fill-color="#ffffff" draw:opacity="100%" draw:stroke="none"/>
    </style:style>
    <style:style style:family="graphic" style:name="a1398">
      <style:graphic-properties draw:fill="solid" draw:fill-color="#ffffff" draw:opacity="20%" draw:stroke="none"/>
    </style:style>
    <style:style style:family="graphic" style:name="a1399">
      <style:graphic-properties draw:fill="solid" draw:fill-color="#ffffff" draw:opacity="100%" draw:stroke="none"/>
    </style:style>
    <style:style style:family="text" style:name="a121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1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
      <style:graphic-properties draw:fill="bitmap" draw:fill-image-name="a242" style:repeat="stretch" draw:stroke="none"/>
    </style:style>
    <style:style style:family="presentation" style:name="a1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45">
      <style:graphic-properties draw:fill="gradient" draw:fill-gradient-name="a244" draw:stroke="none"/>
    </style:style>
    <style:style style:family="paragraph" style:name="a12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47">
      <style:graphic-properties draw:fill="gradient" draw:fill-gradient-name="a246" draw:stroke="none"/>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
      <style:graphic-properties draw:fill="gradient" draw:fill-gradient-name="a248" draw:stroke="non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251">
      <style:graphic-properties draw:fill="gradient" draw:fill-gradient-name="a250" draw:stroke="none"/>
    </style:style>
    <style:style style:family="graphic" style:name="a1222">
      <style:graphic-properties draw:fill="bitmap" draw:fill-image-name="a1221" style:repeat="stretch" draw:stroke="none"/>
    </style:style>
    <style:style style:family="graphic" style:name="a253">
      <style:graphic-properties draw:fill="gradient" draw:fill-gradient-name="a252" draw:stroke="none"/>
    </style:style>
    <style:style style:family="graphic" style:name="a1224">
      <style:graphic-properties draw:fill="gradient" draw:fill-gradient-name="a1223" draw:stroke="none"/>
    </style:style>
    <style:style style:family="graphic" style:name="a254">
      <style:graphic-properties draw:fill="solid" draw:fill-color="#ffffff" draw:opacity="100%" draw:stroke="none"/>
    </style:style>
    <style:style style:family="graphic" style:name="a255">
      <style:graphic-properties draw:fill="solid" draw:fill-color="#ffffff" draw:opacity="100%" draw:stroke="none"/>
    </style:style>
    <style:style style:family="graphic" style:name="a1226">
      <style:graphic-properties draw:fill="gradient" draw:fill-gradient-name="a1225" draw:stroke="none"/>
    </style:style>
    <style:style style:family="graphic" style:name="a256">
      <style:graphic-properties draw:fill="solid" draw:fill-color="#ffffff" draw:opacity="20%" draw:stroke="none"/>
    </style:style>
    <style:style style:family="graphic" style:name="a257">
      <style:graphic-properties draw:fill="solid" draw:fill-color="#ffffff" draw:opacity="100%" draw:stroke="none"/>
    </style:style>
    <style:style style:family="graphic" style:name="a1228">
      <style:graphic-properties draw:fill="gradient" draw:fill-gradient-name="a1227" draw:stroke="non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30">
      <style:graphic-properties draw:fill="gradient" draw:fill-gradient-name="a1229" draw:stroke="non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2">
      <style:graphic-properties draw:fill="gradient" draw:fill-gradient-name="a1231" draw:stroke="none"/>
    </style:style>
    <style:style style:family="graphic" style:name="a1233">
      <style:graphic-properties draw:fill="solid" draw:fill-color="#ffffff" draw:opacity="20%" draw:stroke="non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4">
      <style:graphic-properties draw:fill="solid" draw:fill-color="#ffffff" draw:opacity="100%" draw:stroke="none"/>
    </style:style>
    <style:style style:family="paragraph" style:name="a2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draw:fill="solid" draw:fill-color="#ffffff" draw:opacity="100%" draw:stroke="none"/>
    </style:style>
    <style:style style:family="presentation" style:name="a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draw:fill="solid" draw:fill-color="#b31166" draw:opacity="100%" draw:stroke="none" draw:shadow="visible" draw:shadow-offset-x="0in" draw:shadow-offset-y="0.02778in" draw:shadow-color="#000000" draw:shadow-opacity="45%"/>
    </style:style>
    <style:style style:family="text" style:name="a771">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779">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91">
      <style:graphic-properties draw:fill="solid" draw:fill-color="#b31166" draw:opacity="100%" draw:stroke="none" draw:shadow="visible" draw:shadow-offset-x="0in" draw:shadow-offset-y="0.02778in" draw:shadow-color="#000000" draw:shadow-opacity="45%"/>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draw:fill="bitmap" draw:fill-image-name="a795" style:repeat="stretch" draw:stroke="none"/>
    </style:style>
    <style:style style:family="presentation" style:name="a10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98">
      <style:graphic-properties draw:fill="gradient" draw:fill-gradient-name="a797" draw:stroke="none"/>
    </style:style>
    <style:style style:family="graphic" style:name="a104">
      <style:graphic-properties draw:fill="bitmap" draw:fill-image-name="a103" style:repeat="stretch" draw:stroke="none"/>
    </style:style>
    <style:style style:family="graphic" style:name="a105">
      <style:graphic-properties draw:fill="solid" draw:fill-color="#ffffff" draw:opacity="100%" draw:stroke="non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draw:fill="solid" draw:fill-color="#b31166" draw:opacity="100%" draw:stroke="none" draw:shadow="visible" draw:shadow-offset-x="0in" draw:shadow-offset-y="0.02778in" draw:shadow-color="#000000" draw:shadow-opacity="45%"/>
    </style:style>
    <style:style style:family="presentation" style:name="a12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0">
      <style:graphic-properties draw:fill="solid" draw:fill-color="#b31166" draw:opacity="100%" draw:stroke="none" draw:shadow="visible" draw:shadow-offset-x="0in" draw:shadow-offset-y="0.02778in" draw:shadow-color="#000000" draw:shadow-opacity="45%"/>
    </style:style>
    <style:style style:family="presentation" style:name="a6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7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5">
      <style:graphic-properties draw:fill="none" draw:stroke="solid" svg:stroke-width="0.01389in" svg:stroke-color="#b31166" svg:stroke-opacity="40%" svg:stroke-linecap="round"/>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6">
      <style:graphic-properties draw:fill="none" draw:stroke="solid" svg:stroke-width="0.01389in" svg:stroke-color="#b31166" svg:stroke-opacity="40%" svg:stroke-linecap="round"/>
    </style:style>
    <style:style style:family="paragraph" style:name="a1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0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42">
      <style:graphic-properties draw:fill="solid" draw:fill-color="#b31166" draw:opacity="100%" draw:stroke="none" draw:shadow="visible" draw:shadow-offset-x="0in" draw:shadow-offset-y="0.02778in" draw:shadow-color="#000000" draw:shadow-opacity="45%"/>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647">
      <style:graphic-properties draw:fill="bitmap" draw:fill-image-name="a646" style:repeat="stretch" draw:stroke="none"/>
    </style:style>
    <style:style style:family="graphic" style:name="a649">
      <style:graphic-properties draw:fill="gradient" draw:fill-gradient-name="a648" draw:stroke="none"/>
    </style:style>
    <style:style style:family="presentation" style:name="a129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9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
      <style:graphic-properties draw:fill="solid" draw:fill-color="#b31166" draw:opacity="100%" draw:stroke="none" draw:shadow="visible" draw:shadow-offset-x="0in" draw:shadow-offset-y="0.02778in" draw:shadow-color="#000000" draw:shadow-opacity="45%"/>
    </style:style>
    <style:style style:family="presentation" style:name="a11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9">
      <style:graphic-properties draw:fill="bitmap" draw:fill-image-name="a1118" style:repeat="stretch" draw:stroke="none"/>
    </style:style>
    <style:style style:family="paragraph" style:name="a14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draw:fill="gradient" draw:fill-gradient-name="a650" draw:stroke="none"/>
    </style:style>
    <style:style style:family="graphic" style:name="a653">
      <style:graphic-properties draw:fill="gradient" draw:fill-gradient-name="a652" draw:stroke="none"/>
    </style:style>
    <style:style style:family="graphic" style:name="a655">
      <style:graphic-properties draw:fill="gradient" draw:fill-gradient-name="a654" draw:stroke="none"/>
    </style:style>
    <style:style style:family="graphic" style:name="a657">
      <style:graphic-properties draw:fill="gradient" draw:fill-gradient-name="a656" draw:stroke="none"/>
    </style:style>
    <style:style style:family="graphic" style:name="a658">
      <style:graphic-properties draw:fill="solid" draw:fill-color="#ffffff" draw:opacity="100%" draw:stroke="none"/>
    </style:style>
    <style:style style:family="graphic" style:name="a659">
      <style:graphic-properties draw:fill="solid" draw:fill-color="#ffffff" draw:opacity="20%" draw:stroke="non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1">
      <style:graphic-properties draw:fill="gradient" draw:fill-gradient-name="a1120" draw:stroke="none"/>
    </style:style>
    <style:style style:family="text" style:name="a15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draw:fill="gradient" draw:fill-gradient-name="a1122" draw:stroke="non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5">
      <style:graphic-properties draw:fill="gradient" draw:fill-gradient-name="a1124" draw:stroke="non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7">
      <style:graphic-properties draw:fill="gradient" draw:fill-gradient-name="a1126" draw:stroke="none"/>
    </style:style>
    <style:style style:family="text" style:name="a15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9">
      <style:graphic-properties draw:fill="gradient" draw:fill-gradient-name="a1128" draw:stroke="none"/>
    </style:style>
    <style:style style:family="paragraph" style:name="a15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0">
      <style:graphic-properties draw:fill="solid" draw:fill-color="#ffffff" draw:opacity="100%" draw:stroke="none"/>
    </style:style>
    <style:style style:family="graphic" style:name="a661">
      <style:graphic-properties draw:fill="solid" draw:fill-color="#ffffff" draw:opacity="100%" draw:stroke="non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30">
      <style:graphic-properties draw:fill="solid" draw:fill-color="#ffffff" draw:opacity="20%" draw:stroke="none"/>
    </style:style>
    <style:style style:family="graphic" style:name="a1131">
      <style:graphic-properties draw:fill="solid" draw:fill-color="#ffffff" draw:opacity="100%" draw:stroke="none"/>
    </style:style>
    <style:style style:family="presentation" style:name="a1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32">
      <style:graphic-properties draw:fill="solid" draw:fill-color="#ffffff" draw:opacity="100%" draw:stroke="none"/>
    </style:style>
    <style:style style:family="text" style:name="a16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7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
      <style:graphic-properties draw:fill="bitmap" draw:fill-image-name="a173" style:repeat="stretch" draw:stroke="none"/>
    </style:style>
    <style:style style:family="paragraph" style:name="a11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
      <style:graphic-properties draw:fill="gradient" draw:fill-gradient-name="a175" draw:stroke="non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draw:fill="gradient" draw:fill-gradient-name="a177" draw:stroke="none"/>
    </style:style>
    <style:style style:family="paragraph" style:name="a6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
      <style:graphic-properties draw:fill="gradient" draw:fill-gradient-name="a179" draw:stroke="none"/>
    </style:style>
    <style:style style:family="paragraph" style:name="a11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
      <style:graphic-properties draw:fill="gradient" draw:fill-gradient-name="a181" draw:stroke="non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
      <style:graphic-properties draw:fill="gradient" draw:fill-gradient-name="a183" draw:stroke="none"/>
    </style:style>
    <style:style style:family="paragraph" style:name="a11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
      <style:graphic-properties draw:fill="solid" draw:fill-color="#ffffff" draw:opacity="20%" draw:stroke="none"/>
    </style:style>
    <style:style style:family="graphic" style:name="a186">
      <style:graphic-properties draw:fill="solid" draw:fill-color="#ffffff" draw:opacity="100%" draw:stroke="none"/>
    </style:style>
    <style:style style:family="presentation" style:name="a1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7">
      <style:graphic-properties draw:fill="solid" draw:fill-color="#ffffff" draw:opacity="100%" draw:stroke="non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9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15">
      <style:graphic-properties draw:fill="bitmap" draw:fill-image-name="a514" style:repeat="stretch" draw:stroke="none"/>
    </style:style>
    <style:style style:family="graphic" style:name="a517">
      <style:graphic-properties draw:fill="gradient" draw:fill-gradient-name="a516" draw:stroke="none"/>
    </style:style>
    <style:style style:family="presentation" style:name="a11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9">
      <style:graphic-properties draw:fill="gradient" draw:fill-gradient-name="a518" draw:stroke="non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167">
      <style:graphic-properties draw:fill="solid" draw:fill-color="#b31166" draw:opacity="100%" draw:stroke="none" draw:shadow="visible" draw:shadow-offset-x="0in" draw:shadow-offset-y="0.02778in" draw:shadow-color="#000000" draw:shadow-opacity="45%"/>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1">
      <style:graphic-properties draw:fill="gradient" draw:fill-gradient-name="a520" draw:stroke="non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draw:fill="gradient" draw:fill-gradient-name="a522" draw:stroke="non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draw:fill="gradient" draw:fill-gradient-name="a524" draw:stroke="none"/>
    </style:style>
    <style:style style:family="graphic" style:name="a526">
      <style:graphic-properties draw:fill="solid" draw:fill-color="#ffffff" draw:opacity="20%" draw:stroke="non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7">
      <style:graphic-properties draw:fill="solid" draw:fill-color="#ffffff" draw:opacity="100%" draw:stroke="non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8">
      <style:graphic-properties draw:fill="solid" draw:fill-color="#ffffff" draw:opacity="100%" draw:stroke="none"/>
    </style:style>
    <style:style style:family="paragraph" style:name="a11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72">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5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4">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0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00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draw:fill="solid" draw:fill-color="#b31166" draw:opacity="100%" draw:stroke="none" draw:shadow="visible" draw:shadow-offset-x="0in" draw:shadow-offset-y="0.02778in" draw:shadow-color="#000000" draw:shadow-opacity="45%"/>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draw:fill="bitmap" draw:fill-image-name="a34" style:repeat="stretch" draw:stroke="non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
      <style:graphic-properties draw:fill="gradient" draw:fill-gradient-name="a36" draw:stroke="none"/>
    </style:style>
    <style:style style:family="paragraph" style:name="a5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draw:fill="gradient" draw:fill-gradient-name="a38" draw:stroke="none"/>
    </style:style>
    <style:style style:family="paragraph" style:name="a1190">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1">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19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6">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1">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
      <style:graphic-properties draw:fill="gradient" draw:fill-gradient-name="a40" draw:stroke="none"/>
    </style:style>
    <style:style style:family="paragraph" style:name="a5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draw:fill="gradient" draw:fill-gradient-name="a42" draw:stroke="non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
      <style:graphic-properties draw:fill="gradient" draw:fill-gradient-name="a44" draw:stroke="none"/>
    </style:style>
    <style:style style:family="paragraph" style:name="a5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draw:fill="solid" draw:fill-color="#ffffff" draw:opacity="20%" draw:stroke="none"/>
    </style:style>
    <style:style style:family="presentation" style:name="a5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7">
      <style:graphic-properties draw:fill="solid" draw:fill-color="#ffffff" draw:opacity="100%" draw:stroke="non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
      <style:graphic-properties draw:fill="solid" draw:fill-color="#ffffff" draw:opacity="100%" draw:stroke="non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23">
      <style:graphic-properties draw:fill="solid" draw:fill-color="#b31166" draw:opacity="100%" draw:stroke="none" draw:shadow="visible" draw:shadow-offset-x="0in" draw:shadow-offset-y="0.02778in" draw:shadow-color="#000000" draw:shadow-opacity="45%"/>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028">
      <style:graphic-properties draw:fill="bitmap" draw:fill-image-name="a1027" style:repeat="stretch" draw:stroke="non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6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graphic-properties draw:fill="gradient" draw:fill-gradient-name="a1029" draw:stroke="none"/>
    </style:style>
    <style:style style:family="graphic" style:name="a1032">
      <style:graphic-properties draw:fill="gradient" draw:fill-gradient-name="a1031" draw:stroke="none"/>
    </style:style>
    <style:style style:family="graphic" style:name="a1034">
      <style:graphic-properties draw:fill="gradient" draw:fill-gradient-name="a1033" draw:stroke="none"/>
    </style:style>
    <style:style style:family="graphic" style:name="a1036">
      <style:graphic-properties draw:fill="gradient" draw:fill-gradient-name="a1035" draw:stroke="none"/>
    </style:style>
    <style:style style:family="graphic" style:name="a1038">
      <style:graphic-properties draw:fill="gradient" draw:fill-gradient-name="a1037" draw:stroke="none"/>
    </style:style>
    <style:style style:family="graphic" style:name="a1039">
      <style:graphic-properties draw:fill="solid" draw:fill-color="#ffffff" draw:opacity="20%" draw:stroke="non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draw:fill="solid" draw:fill-color="#b31166" draw:opacity="100%" draw:stroke="none" draw:shadow="visible" draw:shadow-offset-x="0in" draw:shadow-offset-y="0.02778in" draw:shadow-color="#000000" draw:shadow-opacity="45%"/>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0">
      <style:graphic-properties draw:fill="solid" draw:fill-color="#ffffff" draw:opacity="100%" draw:stroke="none"/>
    </style:style>
    <style:style style:family="graphic" style:name="a1041">
      <style:graphic-properties draw:fill="solid" draw:fill-color="#ffffff" draw:opacity="100%" draw:stroke="none"/>
    </style:style>
    <style:style style:family="paragraph" style:name="a9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0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0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7">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0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9">
      <style:graphic-properties draw:fill="solid" draw:fill-color="#b31166" draw:opacity="100%" draw:stroke="none" draw:shadow="visible" draw:shadow-offset-x="0in" draw:shadow-offset-y="0.02778in" draw:shadow-color="#000000" draw:shadow-opacity="45%"/>
    </style:style>
    <style:style style:family="presentation" style:name="a4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9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4">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6">
      <style:graphic-properties draw:fill="solid" draw:fill-color="#b31166" draw:opacity="100%" draw:stroke="none" draw:shadow="visible" draw:shadow-offset-x="0in" draw:shadow-offset-y="0.02778in" draw:shadow-color="#000000" draw:shadow-opacity="45%"/>
    </style:style>
    <style:style style:family="text" style:name="a93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0">
      <style:graphic-properties draw:fill="solid" draw:fill-color="#ffffff" draw:opacity="100%" draw:stroke="none"/>
    </style:style>
    <style:style style:family="text" style:name="a43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0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0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1">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4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9">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4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54">
      <style:graphic-properties draw:fill="solid" draw:fill-color="#b31166" draw:opacity="100%" draw:stroke="none" draw:shadow="visible" draw:shadow-offset-x="0in" draw:shadow-offset-y="0.02778in" draw:shadow-color="#000000" draw:shadow-opacity="45%"/>
    </style:style>
    <style:style style:family="presentation" style:name="a10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959">
      <style:graphic-properties draw:fill="bitmap" draw:fill-image-name="a958" style:repeat="stretch" draw:stroke="none"/>
    </style:style>
    <style:style style:family="graphic" style:name="a450">
      <style:graphic-properties draw:fill="bitmap" draw:fill-image-name="a449" style:repeat="stretch" draw:stroke="non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graphic-properties draw:fill="gradient" draw:fill-gradient-name="a451" draw:stroke="none"/>
    </style:style>
    <style:style style:family="paragraph" style:name="a14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draw:fill="gradient" draw:fill-gradient-name="a453" draw:stroke="none"/>
    </style:style>
    <style:style style:family="presentation" style:name="a1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6">
      <style:graphic-properties draw:fill="gradient" draw:fill-gradient-name="a455" draw:stroke="none"/>
    </style:style>
    <style:style style:family="paragraph" style:name="a14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58">
      <style:graphic-properties draw:fill="gradient" draw:fill-gradient-name="a457" draw:stroke="non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1">
      <style:graphic-properties draw:fill="gradient" draw:fill-gradient-name="a960" draw:stroke="none"/>
    </style:style>
    <style:style style:family="graphic" style:name="a963">
      <style:graphic-properties draw:fill="gradient" draw:fill-gradient-name="a962" draw:stroke="none"/>
    </style:style>
    <style:style style:family="graphic" style:name="a965">
      <style:graphic-properties draw:fill="gradient" draw:fill-gradient-name="a964" draw:stroke="none"/>
    </style:style>
    <style:style style:family="graphic" style:name="a967">
      <style:graphic-properties draw:fill="gradient" draw:fill-gradient-name="a966" draw:stroke="none"/>
    </style:style>
    <style:style style:family="graphic" style:name="a969">
      <style:graphic-properties draw:fill="gradient" draw:fill-gradient-name="a968" draw:stroke="non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draw:fill="gradient" draw:fill-gradient-name="a459" draw:stroke="none"/>
    </style:style>
    <style:style style:family="paragraph" style:name="a14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draw:fill="solid" draw:fill-color="#ffffff" draw:opacity="20%" draw:stroke="none"/>
    </style:style>
    <style:style style:family="presentation" style:name="a14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62">
      <style:graphic-properties draw:fill="solid" draw:fill-color="#ffffff" draw:opacity="100%" draw:stroke="none"/>
    </style:style>
    <style:style style:family="drawing-page" style:name="a14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63">
      <style:graphic-properties draw:fill="solid" draw:fill-color="#ffffff" draw:opacity="100%" draw:stroke="non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0">
      <style:graphic-properties draw:fill="solid" draw:fill-color="#ffffff" draw:opacity="20%" draw:stroke="none"/>
    </style:style>
    <style:style style:family="graphic" style:name="a971">
      <style:graphic-properties draw:fill="solid" draw:fill-color="#ffffff" draw:opacity="100%" draw:stroke="none"/>
    </style:style>
    <style:style style:family="graphic" style:name="a972">
      <style:graphic-properties draw:fill="solid" draw:fill-color="#ffffff" draw:opacity="100%" draw:stroke="non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0">
      <style:graphic-properties draw:fill="gradient" draw:fill-gradient-name="a799" draw:stroke="none"/>
    </style:style>
    <style:style style:family="graphic" style:name="a802">
      <style:graphic-properties draw:fill="gradient" draw:fill-gradient-name="a801" draw:stroke="none"/>
    </style:style>
    <style:style style:family="graphic" style:name="a804">
      <style:graphic-properties draw:fill="gradient" draw:fill-gradient-name="a803" draw:stroke="none"/>
    </style:style>
    <style:style style:family="graphic" style:name="a806">
      <style:graphic-properties draw:fill="gradient" draw:fill-gradient-name="a805" draw:stroke="none"/>
    </style:style>
    <style:style style:family="graphic" style:name="a807">
      <style:graphic-properties draw:fill="solid" draw:fill-color="#ffffff" draw:opacity="20%" draw:stroke="none"/>
    </style:style>
    <style:style style:family="graphic" style:name="a808">
      <style:graphic-properties draw:fill="solid" draw:fill-color="#ffffff" draw:opacity="100%" draw:stroke="none"/>
    </style:style>
    <style:style style:family="graphic" style:name="a809">
      <style:graphic-properties draw:fill="solid" draw:fill-color="#ffffff" draw:opacity="100%" draw:stroke="non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1">
      <style:graphic-properties draw:fill="bitmap" draw:fill-image-name="a810" style:repeat="stretch" draw:stroke="none"/>
    </style:style>
    <style:style style:family="graphic" style:name="a813">
      <style:graphic-properties draw:fill="gradient" draw:fill-gradient-name="a812" draw:stroke="none"/>
    </style:style>
    <style:style style:family="graphic" style:name="a815">
      <style:graphic-properties draw:fill="gradient" draw:fill-gradient-name="a814" draw:stroke="none"/>
    </style:style>
    <style:style style:family="graphic" style:name="a817">
      <style:graphic-properties draw:fill="gradient" draw:fill-gradient-name="a816" draw:stroke="none"/>
    </style:style>
    <style:style style:family="paragraph" style:name="a4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draw:fill="gradient" draw:fill-gradient-name="a818" draw:stroke="none"/>
    </style:style>
    <style:style style:family="presentation" style:name="a4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8">
      <style:graphic-properties draw:fill="solid" draw:fill-color="#b31166" draw:opacity="100%" draw:stroke="none" draw:shadow="visible" draw:shadow-offset-x="0in" draw:shadow-offset-y="0.02778in" draw:shadow-color="#000000" draw:shadow-opacity="45%"/>
    </style:style>
    <style:style style:family="text" style:name="a49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1">
      <style:graphic-properties draw:fill="gradient" draw:fill-gradient-name="a820" draw:stroke="none"/>
    </style:style>
    <style:style style:family="graphic" style:name="a822">
      <style:graphic-properties draw:fill="solid" draw:fill-color="#ffffff" draw:opacity="20%" draw:stroke="none"/>
    </style:style>
    <style:style style:family="graphic" style:name="a823">
      <style:graphic-properties draw:fill="solid" draw:fill-color="#ffffff" draw:opacity="100%" draw:stroke="none"/>
    </style:style>
    <style:style style:family="graphic" style:name="a824">
      <style:graphic-properties draw:fill="solid" draw:fill-color="#ffffff" draw:opacity="100%" draw:stroke="non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0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3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04">
      <style:graphic-properties draw:fill="bitmap" draw:fill-image-name="a1303" style:repeat="stretch" draw:stroke="none"/>
    </style:style>
    <style:style style:family="paragraph" style:name="a3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06">
      <style:graphic-properties draw:fill="gradient" draw:fill-gradient-name="a1305" draw:stroke="none"/>
    </style:style>
    <style:style style:family="text" style:name="a33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8">
      <style:graphic-properties draw:fill="gradient" draw:fill-gradient-name="a1307" draw:stroke="non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10">
      <style:graphic-properties draw:fill="gradient" draw:fill-gradient-name="a1309" draw:stroke="none"/>
    </style:style>
    <style:style style:family="paragraph" style:name="a3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312">
      <style:graphic-properties draw:fill="gradient" draw:fill-gradient-name="a1311" draw:stroke="none"/>
    </style:style>
    <style:style style:family="graphic" style:name="a343">
      <style:graphic-properties draw:fill="bitmap" draw:fill-image-name="a342" style:repeat="stretch" draw:stroke="none"/>
    </style:style>
    <style:style style:family="graphic" style:name="a1314">
      <style:graphic-properties draw:fill="gradient" draw:fill-gradient-name="a1313" draw:stroke="none"/>
    </style:style>
    <style:style style:family="graphic" style:name="a1315">
      <style:graphic-properties draw:fill="solid" draw:fill-color="#ffffff" draw:opacity="20%" draw:stroke="none"/>
    </style:style>
    <style:style style:family="graphic" style:name="a345">
      <style:graphic-properties draw:fill="gradient" draw:fill-gradient-name="a344" draw:stroke="none"/>
    </style:style>
    <style:style style:family="graphic" style:name="a1316">
      <style:graphic-properties draw:fill="solid" draw:fill-color="#ffffff" draw:opacity="100%" draw:stroke="none"/>
    </style:style>
    <style:style style:family="graphic" style:name="a1317">
      <style:graphic-properties draw:fill="solid" draw:fill-color="#ffffff" draw:opacity="100%" draw:stroke="none"/>
    </style:style>
    <style:style style:family="graphic" style:name="a347">
      <style:graphic-properties draw:fill="gradient" draw:fill-gradient-name="a346" draw:stroke="non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draw:fill="gradient" draw:fill-gradient-name="a348" draw:stroke="non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5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1">
      <style:graphic-properties draw:fill="gradient" draw:fill-gradient-name="a350" draw:stroke="non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3">
      <style:graphic-properties draw:fill="gradient" draw:fill-gradient-name="a352" draw:stroke="none"/>
    </style:style>
    <style:style style:family="paragraph" style:name="a13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4">
      <style:graphic-properties draw:fill="solid" draw:fill-color="#ffffff" draw:opacity="20%" draw:stroke="none"/>
    </style:style>
    <style:style style:family="presentation" style:name="a13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55">
      <style:graphic-properties draw:fill="solid" draw:fill-color="#ffffff" draw:opacity="100%" draw:stroke="none"/>
    </style:style>
    <style:style style:family="presentation" style:name="a132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356">
      <style:graphic-properties draw:fill="solid" draw:fill-color="#ffffff" draw:opacity="100%" draw:stroke="non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3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2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2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1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0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9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40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35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1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0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36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5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2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36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4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1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8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37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2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28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2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8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2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5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3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6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1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43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2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3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Direction-Ion" style:page-layout-name="pageLayout1" draw:style-name="a0">
      <draw:g draw:name="Group 7" draw:id="id0">
        <svg:title/>
        <svg:desc/>
        <draw:custom-shape svg:x="0in" svg:y="0in" svg:width="13.33333in" svg:height="7.5in" draw:id="id7" draw:style-name="a35"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37"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9" draw:style-name="a39"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0" draw:style-name="a41"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1" draw:style-name="a43"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2" draw:style-name="a45"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3" draw:style-name="a46"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4" draw:style-name="a47"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5" draw:style-name="a4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 presentation:style-name="a4" draw:name="Title Placeholder 1" svg:x="1.26307in" svg:y="1.06482in" svg:width="9.5816in" svg:height="0.77315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2" presentation:style-name="a21" draw:name="Text Placeholder 2" svg:x="1.26307in" svg:y="2.84722in" svg:width="9.5816in" svg:height="3.73611in" presentation:class="outline" presentation:placeholder="false">
        <draw:text-box>
          <text:list text:style-name="a7">
            <text:list-item>
              <text:p text:style-name="a6" text:class-names="" text:cond-style-name=""><text:span text:style-name="a5" text:class-names="">Modifiez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3" presentation:style-name="a26" draw:name="Date Placeholder 3" svg:x="11.65038in" svg:y="6.9902in" svg:width="1.08333in" svg:height="0.33333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4" presentation:style-name="a29" draw:name="Footer Placeholder 4" svg:x="0.61364in" svg:y="6.9902in" svg:width="4.22112in" svg:height="0.33333in" presentation:class="footer" presentation:placeholder="false">
        <draw:text-box>
          <text:p text:style-name="a28" text:class-names="" text:cond-style-name=""><text:span text:style-name="a27" text:class-names="">
 <text:s text:c="13"/></text:span></text:p>
        </draw:text-box>
        <svg:title/>
        <svg:desc/>
      </draw:frame>
      <draw:custom-shape svg:x="11.41493in" svg:y="0in" svg:width="0.75in" svg:height="1.25in" draw:id="id5" draw:style-name="a30" draw:name="Rectangle 20">
        <svg:title/>
        <svg:desc/>
        <draw:enhanced-geometry xmlns:dr3d="urn:oasis:names:tc:opendocument:xmlns:dr3d:1.0" draw:type="non-primitive" svg:viewBox="0 0 21600 21600" draw:enhanced-path="M 0 0 L 21600 0 21600 21600 0 21600 Z N"/>
      </draw:custom-shape>
      <draw:frame draw:id="id6" presentation:style-name="a33" draw:name="Slide Number Placeholder 5" svg:x="11.32168in" svg:y="0.32341in" svg:width="0.91667in" svg:height="0.83955in" presentation:class="page-number" presentation:placeholder="false">
        <draw:text-box>
          <text:p text:style-name="a32" text:class-names="" text:cond-style-name=""><text:span text:style-name="a31" text:class-names=""><text:page-number style:num-format="1" text:fixed="false">‹#›</text:page-number></text:span></text:p>
        </draw:text-box>
        <svg:title/>
        <svg:desc/>
      </draw:frame>
      <presentation:notes style:page-layout-name="pageLayout2" draw:style-name="a81">
        <draw:frame draw:id="id16" presentation:style-name="a51" draw:name="Espace réservé de l'en-tête 1" svg:x="0in" svg:y="0in" svg:width="3.25in" svg:height="0.50174in" presentation:class="header" presentation:placeholder="false">
          <draw:text-box>
            <text:p text:style-name="a50" text:class-names="" text:cond-style-name=""><text:span text:style-name="a49" text:class-names=""/></text:p>
          </draw:text-box>
          <svg:title/>
          <svg:desc/>
        </draw:frame>
        <draw:frame draw:id="id17" presentation:style-name="a56" draw:name="Espace réservé de la date 2" svg:x="4.24826in" svg:y="0in" svg:width="3.25in" svg:height="0.50174in" presentation:class="date-time" presentation:placeholder="false">
          <draw:text-box>
            <text:p text:style-name="a55" text:class-names="" text:cond-style-name=""><text:span text:style-name="a52" text:class-names=""><text:date text:fixed="false" style:data-style-name="a53"/></text:span><text:span text:style-name="a54" text:class-names=""/></text:p>
          </draw:text-box>
          <svg:title/>
          <svg:desc/>
        </draw:frame>
        <draw:page-thumbnail svg:x="0.75in" svg:y="1.25in" svg:width="6in" svg:height="3.375in" presentation:class="page" draw:id="id18" presentation:style-name="a57" draw:name="Espace réservé de l'image des diapositives 3">
          <svg:title/>
          <svg:desc/>
        </draw:page-thumbnail>
        <draw:frame draw:id="id19" presentation:style-name="a73" draw:name="Espace réservé des commentaires 4" svg:x="0.75in" svg:y="4.8125in" svg:width="6in" svg:height="3.9375in" presentation:class="notes" presentation:placeholder="false">
          <draw:text-box>
            <text:p text:style-name="a59" text:class-names="" text:cond-style-name=""><text:span text:style-name="a58" text:class-names="">Modifiez les styles du texte du masque</text:span></text:p>
            <text:list text:style-name="a62">
              <text:list-item>
                <text:list text:style-name="a62">
                  <text:list-item>
                    <text:p text:style-name="a61" text:class-names="" text:cond-style-name=""><text:span text:style-name="a60" text:class-names="">Deuxième niveau</text:span></text:p>
                  </text:list-item>
                </text:list>
              </text:list-item>
            </text:list>
            <text:list text:style-name="a65">
              <text:list-item>
                <text:list text:style-name="a65">
                  <text:list-item>
                    <text:list text:style-name="a65">
                      <text:list-item>
                        <text:p text:style-name="a64" text:class-names="" text:cond-style-name=""><text:span text:style-name="a63" text:class-names="">Troisième niveau</text:span></text:p>
                      </text:list-item>
                    </text:list>
                  </text:list-item>
                </text:list>
              </text:list-item>
            </text:list>
            <text:list text:style-name="a68">
              <text:list-item>
                <text:list text:style-name="a68">
                  <text:list-item>
                    <text:list text:style-name="a68">
                      <text:list-item>
                        <text:list text:style-name="a68">
                          <text:list-item>
                            <text:p text:style-name="a67" text:class-names="" text:cond-style-name=""><text:span text:style-name="a66" text:class-names="">Quatrième niveau</text:span></text:p>
                          </text:list-item>
                        </text:list>
                      </text:list-item>
                    </text:list>
                  </text:list-item>
                </text:list>
              </text:list-item>
            </text:list>
            <text:list text:style-name="a72">
              <text:list-item>
                <text:list text:style-name="a72">
                  <text:list-item>
                    <text:list text:style-name="a72">
                      <text:list-item>
                        <text:list text:style-name="a72">
                          <text:list-item>
                            <text:list text:style-name="a72">
                              <text:list-item>
                                <text:p text:style-name="a71" text:class-names="" text:cond-style-name=""><text:span text:style-name="a69" text:class-names="">Cinquième niveau</text:span><text:span text:style-name="a70" text:class-names=""/></text:p>
                              </text:list-item>
                            </text:list>
                          </text:list-item>
                        </text:list>
                      </text:list-item>
                    </text:list>
                  </text:list-item>
                </text:list>
              </text:list-item>
            </text:list>
          </draw:text-box>
          <svg:title/>
          <svg:desc/>
        </draw:frame>
        <draw:frame draw:id="id20" presentation:style-name="a76" draw:name="Espace réservé du pied de page 5" svg:x="0in" svg:y="9.49826in" svg:width="3.25in" svg:height="0.50174in" presentation:class="footer" presentation:placeholder="false">
          <draw:text-box>
            <text:p text:style-name="a75" text:class-names="" text:cond-style-name=""><text:span text:style-name="a74" text:class-names=""/></text:p>
          </draw:text-box>
          <svg:title/>
          <svg:desc/>
        </draw:frame>
        <draw:frame draw:id="id21" presentation:style-name="a80" draw:name="Espace réservé du numéro de diapositive 6" svg:x="4.24826in" svg:y="9.49826in" svg:width="3.25in" svg:height="0.50174in" presentation:class="page-number" presentation:placeholder="false">
          <draw:text-box>
            <text:p text:style-name="a79" text:class-names="" text:cond-style-name=""><text:span text:style-name="a77" text:class-names=""><text:page-number style:num-format="1" text:fixed="false"/></text:span><text:span text:style-name="a78" text:class-names=""/></text:p>
          </draw:text-box>
          <svg:title/>
          <svg:desc/>
        </draw:frame>
      </presentation:notes>
    </style:master-page>
    <style:master-page style:name="Master1-Layout1-title-Diapositive-de-titre" style:page-layout-name="pageLayout1" draw:style-name="a82">
      <draw:g draw:name="Group 6" draw:id="id22">
        <svg:title/>
        <svg:desc/>
        <draw:custom-shape svg:x="0in" svg:y="0in" svg:width="13.33333in" svg:height="7.5in" draw:id="id29" draw:style-name="a104" draw:name="Rectangle 8">
          <svg:title/>
          <svg:desc/>
          <draw:enhanced-geometry xmlns:dr3d="urn:oasis:names:tc:opendocument:xmlns:dr3d:1.0" draw:type="non-primitive" svg:viewBox="0 0 21600 21600" draw:enhanced-path="M 0 0 L 21600 0 21600 21600 0 21600 Z N"/>
        </draw:custom-shape>
        <draw:custom-shape svg:x="0in" svg:y="0.00174in" svg:width="13.33333in" svg:height="7.49826in" draw:id="id30" draw:style-name="a105"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3" presentation:style-name="a86" draw:name="Title 1" svg:x="1.26307in" svg:y="2.2963in" svg:width="9.65186in" svg:height="2.92831in" presentation:class="title" presentation:placeholder="false">
        <draw:text-box>
          <text:p text:style-name="a85" text:class-names="" text:cond-style-name=""><text:span text:style-name="a83" text:class-names="">Modifiez le style du titre</text:span><text:span text:style-name="a84" text:class-names=""/></text:p>
        </draw:text-box>
        <svg:title/>
        <svg:desc/>
      </draw:frame>
      <draw:frame draw:id="id24" presentation:style-name="a90" draw:name="Subtitle 2" svg:x="1.26307in" svg:y="5.22461in" svg:width="9.65186in" svg:height="0.94206in" presentation:class="subtitle" presentation:placeholder="false">
        <draw:text-box>
          <text:p text:style-name="a89" text:class-names="" text:cond-style-name=""><text:span text:style-name="a87" text:class-names="">Modifiez le style des sous-titres du masque</text:span><text:span text:style-name="a88" text:class-names=""/></text:p>
        </draw:text-box>
        <svg:title/>
        <svg:desc/>
      </draw:frame>
      <draw:frame draw:id="id25" presentation:style-name="a95" draw:transform="translate(-0.54167in -0.16667in) rotate(-1.5708) translate(11.65167in 2.12667in)" draw:name="Date Placeholder 3" svg:width="1.08333in" svg:height="0.33333in" presentation:class="date-time" presentation:placeholder="false">
        <draw:text-box>
          <text:p text:style-name="a94" text:class-names="" text:cond-style-name=""><text:span text:style-name="a91" text:class-names=""><text:date text:fixed="false" style:data-style-name="a92"/></text:span><text:span text:style-name="a93" text:class-names=""/></text:p>
        </draw:text-box>
        <svg:title/>
        <svg:desc/>
      </draw:frame>
      <draw:frame draw:id="id26" presentation:style-name="a98" draw:transform="translate(-2.11056in -0.16667in) rotate(-1.5708) translate(11.90056in 3.69667in)" draw:name="Footer Placeholder 4" svg:width="4.22112in" svg:height="0.33333in" presentation:class="footer" presentation:placeholder="false">
        <draw:text-box>
          <text:p text:style-name="a97" text:class-names="" text:cond-style-name=""><text:span text:style-name="a96" text:class-names="">
 <text:s text:c="13"/></text:span></text:p>
        </draw:text-box>
        <svg:title/>
        <svg:desc/>
      </draw:frame>
      <draw:custom-shape svg:x="11.41493in" svg:y="0in" svg:width="0.75in" svg:height="1.25in" draw:id="id27" draw:style-name="a99" draw:name="Rectangle 10">
        <svg:title/>
        <svg:desc/>
        <draw:enhanced-geometry xmlns:dr3d="urn:oasis:names:tc:opendocument:xmlns:dr3d:1.0" draw:type="non-primitive" svg:viewBox="0 0 21600 21600" draw:enhanced-path="M 0 0 L 21600 0 21600 21600 0 21600 Z N"/>
      </draw:custom-shape>
      <draw:frame draw:id="id28" presentation:style-name="a102" draw:name="Slide Number Placeholder 5" svg:x="11.32168in" svg:y="0.32341in" svg:width="0.91667in" svg:height="0.83955in" presentation:class="page-number" presentation:placeholder="false">
        <draw:text-box>
          <text:p text:style-name="a101" text:class-names="" text:cond-style-name=""><text:span text:style-name="a100" text:class-names=""><text:page-number style:num-format="1" text:fixed="false">‹#›</text:page-number></text:span></text:p>
        </draw:text-box>
        <svg:title/>
        <svg:desc/>
      </draw:frame>
      <presentation:notes style:page-layout-name="pageLayout2" draw:style-name="a138">
        <draw:frame draw:id="id16" presentation:style-name="a108" draw:name="Espace réservé de l'en-tête 1" svg:x="0in" svg:y="0in" svg:width="3.25in" svg:height="0.50174in" presentation:class="header" presentation:placeholder="false">
          <draw:text-box>
            <text:p text:style-name="a107" text:class-names="" text:cond-style-name=""><text:span text:style-name="a106" text:class-names=""/></text:p>
          </draw:text-box>
          <svg:title/>
          <svg:desc/>
        </draw:frame>
        <draw:frame draw:id="id17" presentation:style-name="a113" draw:name="Espace réservé de la date 2" svg:x="4.24826in" svg:y="0in" svg:width="3.25in" svg:height="0.50174in" presentation:class="date-time" presentation:placeholder="false">
          <draw:text-box>
            <text:p text:style-name="a112" text:class-names="" text:cond-style-name=""><text:span text:style-name="a109" text:class-names=""><text:date text:fixed="false" style:data-style-name="a110"/></text:span><text:span text:style-name="a111" text:class-names=""/></text:p>
          </draw:text-box>
          <svg:title/>
          <svg:desc/>
        </draw:frame>
        <draw:page-thumbnail svg:x="0.75in" svg:y="1.25in" svg:width="6in" svg:height="3.375in" presentation:class="page" draw:id="id18" presentation:style-name="a114" draw:name="Espace réservé de l'image des diapositives 3">
          <svg:title/>
          <svg:desc/>
        </draw:page-thumbnail>
        <draw:frame draw:id="id19" presentation:style-name="a130" draw:name="Espace réservé des commentaires 4" svg:x="0.75in" svg:y="4.8125in" svg:width="6in" svg:height="3.9375in" presentation:class="notes" presentation:placeholder="false">
          <draw:text-box>
            <text:p text:style-name="a116" text:class-names="" text:cond-style-name=""><text:span text:style-name="a115" text:class-names="">Modifiez les styles du texte du masque</text:span></text:p>
            <text:list text:style-name="a119">
              <text:list-item>
                <text:list text:style-name="a119">
                  <text:list-item>
                    <text:p text:style-name="a118" text:class-names="" text:cond-style-name=""><text:span text:style-name="a117" text:class-names="">Deuxième niveau</text:span></text:p>
                  </text:list-item>
                </text:list>
              </text:list-item>
            </text:list>
            <text:list text:style-name="a122">
              <text:list-item>
                <text:list text:style-name="a122">
                  <text:list-item>
                    <text:list text:style-name="a122">
                      <text:list-item>
                        <text:p text:style-name="a121" text:class-names="" text:cond-style-name=""><text:span text:style-name="a120" text:class-names="">Troisième niveau</text:span></text:p>
                      </text:list-item>
                    </text:list>
                  </text:list-item>
                </text:list>
              </text:list-item>
            </text:list>
            <text:list text:style-name="a125">
              <text:list-item>
                <text:list text:style-name="a125">
                  <text:list-item>
                    <text:list text:style-name="a125">
                      <text:list-item>
                        <text:list text:style-name="a125">
                          <text:list-item>
                            <text:p text:style-name="a124" text:class-names="" text:cond-style-name=""><text:span text:style-name="a123" text:class-names="">Quatrième niveau</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6" text:class-names="">Cinquième niveau</text:span><text:span text:style-name="a127" text:class-names=""/></text:p>
                              </text:list-item>
                            </text:list>
                          </text:list-item>
                        </text:list>
                      </text:list-item>
                    </text:list>
                  </text:list-item>
                </text:list>
              </text:list-item>
            </text:list>
          </draw:text-box>
          <svg:title/>
          <svg:desc/>
        </draw:frame>
        <draw:frame draw:id="id20" presentation:style-name="a133" draw:name="Espace réservé du pied de page 5" svg:x="0in" svg:y="9.49826in" svg:width="3.25in" svg:height="0.50174in" presentation:class="footer" presentation:placeholder="false">
          <draw:text-box>
            <text:p text:style-name="a132" text:class-names="" text:cond-style-name=""><text:span text:style-name="a131" text:class-names=""/></text:p>
          </draw:text-box>
          <svg:title/>
          <svg:desc/>
        </draw:frame>
        <draw:frame draw:id="id21" presentation:style-name="a137" draw:name="Espace réservé du numéro de diapositive 6" svg:x="4.24826in" svg:y="9.49826in" svg:width="3.25in" svg:height="0.50174in" presentation:class="page-number" presentation:placeholder="false">
          <draw:text-box>
            <text:p text:style-name="a136" text:class-names="" text:cond-style-name=""><text:span text:style-name="a134" text:class-names=""><text:page-number style:num-format="1" text:fixed="false"/></text:span><text:span text:style-name="a135" text:class-names=""/></text:p>
          </draw:text-box>
          <svg:title/>
          <svg:desc/>
        </draw:frame>
      </presentation:notes>
    </style:master-page>
    <style:master-page style:name="Master1-Layout2-obj-Titre-et-contenu" style:page-layout-name="pageLayout1" draw:style-name="a139">
      <draw:g draw:name="Group 7" draw:id="id31">
        <svg:title/>
        <svg:desc/>
        <draw:custom-shape svg:x="0in" svg:y="0in" svg:width="13.33333in" svg:height="7.5in" draw:id="id38" draw:layer="Master1-bg" draw:style-name="a174" draw:name="Rectangle 7">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39" draw:layer="Master1-bg" draw:style-name="a176"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40" draw:layer="Master1-bg" draw:style-name="a178"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41" draw:layer="Master1-bg" draw:style-name="a180"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42" draw:layer="Master1-bg" draw:style-name="a182"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43" draw:layer="Master1-bg" draw:style-name="a184"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44" draw:layer="Master1-bg" draw:style-name="a185"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45" draw:layer="Master1-bg" draw:style-name="a186"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46" draw:layer="Master1-bg" draw:style-name="a18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32" draw:layer="Master1-bg" draw:style-name="a140" draw:name="Rectangle 16">
        <svg:title/>
        <svg:desc/>
        <draw:enhanced-geometry xmlns:dr3d="urn:oasis:names:tc:opendocument:xmlns:dr3d:1.0" draw:type="non-primitive" svg:viewBox="0 0 21600 21600" draw:enhanced-path="M 0 0 L 21600 0 21600 21600 0 21600 Z N"/>
      </draw:custom-shape>
      <draw:frame draw:id="id33" presentation:style-name="a144" draw:name="Title 1" svg:x="1.26307in" svg:y="1.06482in" svg:width="9.5816in" svg:height="0.77315in" presentation:class="title" presentation:placeholder="false">
        <draw:text-box>
          <text:p text:style-name="a143" text:class-names="" text:cond-style-name=""><text:span text:style-name="a141" text:class-names="">Modifiez le style du titre</text:span><text:span text:style-name="a142" text:class-names=""/></text:p>
        </draw:text-box>
        <svg:title/>
        <svg:desc/>
      </draw:frame>
      <draw:frame draw:id="id34" presentation:style-name="a161" draw:name="Content Placeholder 2" svg:x="1.26307in" svg:y="2.84722in" svg:width="9.65186in" svg:height="3.73611in" presentation:class="object" presentation:placeholder="false">
        <draw:text-box>
          <text:list text:style-name="a147">
            <text:list-item>
              <text:p text:style-name="a146" text:class-names="" text:cond-style-name=""><text:span text:style-name="a145" text:class-names="">Modifiez les styles du texte du masque</text:span></text:p>
            </text:list-item>
          </text:list>
          <text:list text:style-name="a150">
            <text:list-item>
              <text:list text:style-name="a150">
                <text:list-item>
                  <text:p text:style-name="a149" text:class-names="" text:cond-style-name=""><text:span text:style-name="a148" text:class-names="">Deuxième niveau</text:span></text:p>
                </text:list-item>
              </text:list>
            </text:list-item>
          </text:list>
          <text:list text:style-name="a153">
            <text:list-item>
              <text:list text:style-name="a153">
                <text:list-item>
                  <text:list text:style-name="a153">
                    <text:list-item>
                      <text:p text:style-name="a152" text:class-names="" text:cond-style-name=""><text:span text:style-name="a151" text:class-names="">Troisième niveau</text:span></text:p>
                    </text:list-item>
                  </text:list>
                </text:list-item>
              </text:list>
            </text:list-item>
          </text:list>
          <text:list text:style-name="a156">
            <text:list-item>
              <text:list text:style-name="a156">
                <text:list-item>
                  <text:list text:style-name="a156">
                    <text:list-item>
                      <text:list text:style-name="a156">
                        <text:list-item>
                          <text:p text:style-name="a155" text:class-names="" text:cond-style-name=""><text:span text:style-name="a154" text:class-names="">Quatrième niveau</text:span></text:p>
                        </text:list-item>
                      </text:list>
                    </text:list-item>
                  </text:list>
                </text:list-item>
              </text:list>
            </text:list-item>
          </text:list>
          <text:list text:style-name="a160">
            <text:list-item>
              <text:list text:style-name="a160">
                <text:list-item>
                  <text:list text:style-name="a160">
                    <text:list-item>
                      <text:list text:style-name="a160">
                        <text:list-item>
                          <text:list text:style-name="a160">
                            <text:list-item>
                              <text:p text:style-name="a159" text:class-names="" text:cond-style-name=""><text:span text:style-name="a157" text:class-names="">Cinquième niveau</text:span><text:span text:style-name="a158" text:class-names=""/></text:p>
                            </text:list-item>
                          </text:list>
                        </text:list-item>
                      </text:list>
                    </text:list-item>
                  </text:list>
                </text:list-item>
              </text:list>
            </text:list-item>
          </text:list>
        </draw:text-box>
        <svg:title/>
        <svg:desc/>
      </draw:frame>
      <draw:frame draw:id="id35" presentation:style-name="a166" draw:name="Date Placeholder 3" svg:x="11.65038in" svg:y="6.9902in" svg:width="1.08333in" svg:height="0.33333in" presentation:class="date-time" presentation:placeholder="false">
        <draw:text-box>
          <text:p text:style-name="a165" text:class-names="" text:cond-style-name=""><text:span text:style-name="a162" text:class-names=""><text:date text:fixed="false" style:data-style-name="a163"/></text:span><text:span text:style-name="a164" text:class-names=""/></text:p>
        </draw:text-box>
        <svg:title/>
        <svg:desc/>
      </draw:frame>
      <draw:frame draw:id="id36" presentation:style-name="a169" draw:name="Footer Placeholder 4" svg:x="0.61364in" svg:y="6.9902in" svg:width="4.22112in" svg:height="0.33333in" presentation:class="footer" presentation:placeholder="false">
        <draw:text-box>
          <text:p text:style-name="a168" text:class-names="" text:cond-style-name=""><text:span text:style-name="a167" text:class-names="">
 <text:s text:c="13"/></text:span></text:p>
        </draw:text-box>
        <svg:title/>
        <svg:desc/>
      </draw:frame>
      <draw:frame draw:id="id37" presentation:style-name="a172" draw:name="Slide Number Placeholder 5" svg:x="11.32168in" svg:y="0.32341in" svg:width="0.91667in" svg:height="0.83955in" presentation:class="page-number" presentation:placeholder="false">
        <draw:text-box>
          <text:p text:style-name="a171" text:class-names="" text:cond-style-name=""><text:span text:style-name="a170" text:class-names=""><text:page-number style:num-format="1" text:fixed="false">‹#›</text:page-number></text:span></text:p>
        </draw:text-box>
        <svg:title/>
        <svg:desc/>
      </draw:frame>
      <presentation:notes style:page-layout-name="pageLayout2" draw:style-name="a220">
        <draw:frame draw:id="id16" presentation:style-name="a190" draw:name="Espace réservé de l'en-tête 1" svg:x="0in" svg:y="0in" svg:width="3.25in" svg:height="0.50174in" presentation:class="header" presentation:placeholder="false">
          <draw:text-box>
            <text:p text:style-name="a189" text:class-names="" text:cond-style-name=""><text:span text:style-name="a188" text:class-names=""/></text:p>
          </draw:text-box>
          <svg:title/>
          <svg:desc/>
        </draw:frame>
        <draw:frame draw:id="id17" presentation:style-name="a195" draw:name="Espace réservé de la date 2" svg:x="4.24826in" svg:y="0in" svg:width="3.25in" svg:height="0.50174in" presentation:class="date-time" presentation:placeholder="false">
          <draw:text-box>
            <text:p text:style-name="a194" text:class-names="" text:cond-style-name=""><text:span text:style-name="a191" text:class-names=""><text:date text:fixed="false" style:data-style-name="a192"/></text:span><text:span text:style-name="a193" text:class-names=""/></text:p>
          </draw:text-box>
          <svg:title/>
          <svg:desc/>
        </draw:frame>
        <draw:page-thumbnail svg:x="0.75in" svg:y="1.25in" svg:width="6in" svg:height="3.375in" presentation:class="page" draw:id="id18" presentation:style-name="a196" draw:name="Espace réservé de l'image des diapositives 3">
          <svg:title/>
          <svg:desc/>
        </draw:page-thumbnail>
        <draw:frame draw:id="id19" presentation:style-name="a212" draw:name="Espace réservé des commentaires 4" svg:x="0.75in" svg:y="4.8125in" svg:width="6in" svg:height="3.9375in" presentation:class="notes" presentation:placeholder="false">
          <draw:text-box>
            <text:p text:style-name="a198" text:class-names="" text:cond-style-name=""><text:span text:style-name="a197" text:class-names="">Modifiez les styles du texte du masque</text:span></text:p>
            <text:list text:style-name="a201">
              <text:list-item>
                <text:list text:style-name="a201">
                  <text:list-item>
                    <text:p text:style-name="a200" text:class-names="" text:cond-style-name=""><text:span text:style-name="a199" text:class-names="">Deuxième niveau</text:span></text:p>
                  </text:list-item>
                </text:list>
              </text:list-item>
            </text:list>
            <text:list text:style-name="a204">
              <text:list-item>
                <text:list text:style-name="a204">
                  <text:list-item>
                    <text:list text:style-name="a204">
                      <text:list-item>
                        <text:p text:style-name="a203" text:class-names="" text:cond-style-name=""><text:span text:style-name="a202" text:class-names="">Troisième niveau</text:span></text:p>
                      </text:list-item>
                    </text:list>
                  </text:list-item>
                </text:list>
              </text:list-item>
            </text:list>
            <text:list text:style-name="a207">
              <text:list-item>
                <text:list text:style-name="a207">
                  <text:list-item>
                    <text:list text:style-name="a207">
                      <text:list-item>
                        <text:list text:style-name="a207">
                          <text:list-item>
                            <text:p text:style-name="a206" text:class-names="" text:cond-style-name=""><text:span text:style-name="a205" text:class-names="">Quatrième niveau</text:span></text:p>
                          </text:list-item>
                        </text:list>
                      </text:list-item>
                    </text:list>
                  </text:list-item>
                </text:list>
              </text:list-item>
            </text:list>
            <text:list text:style-name="a211">
              <text:list-item>
                <text:list text:style-name="a211">
                  <text:list-item>
                    <text:list text:style-name="a211">
                      <text:list-item>
                        <text:list text:style-name="a211">
                          <text:list-item>
                            <text:list text:style-name="a211">
                              <text:list-item>
                                <text:p text:style-name="a210" text:class-names="" text:cond-style-name=""><text:span text:style-name="a208" text:class-names="">Cinquième niveau</text:span><text:span text:style-name="a209" text:class-names=""/></text:p>
                              </text:list-item>
                            </text:list>
                          </text:list-item>
                        </text:list>
                      </text:list-item>
                    </text:list>
                  </text:list-item>
                </text:list>
              </text:list-item>
            </text:list>
          </draw:text-box>
          <svg:title/>
          <svg:desc/>
        </draw:frame>
        <draw:frame draw:id="id20" presentation:style-name="a215" draw:name="Espace réservé du pied de page 5" svg:x="0in" svg:y="9.49826in" svg:width="3.25in" svg:height="0.50174in" presentation:class="footer" presentation:placeholder="false">
          <draw:text-box>
            <text:p text:style-name="a214" text:class-names="" text:cond-style-name=""><text:span text:style-name="a213" text:class-names=""/></text:p>
          </draw:text-box>
          <svg:title/>
          <svg:desc/>
        </draw:frame>
        <draw:frame draw:id="id21" presentation:style-name="a219" draw:name="Espace réservé du numéro de diapositive 6" svg:x="4.24826in" svg:y="9.49826in" svg:width="3.25in" svg:height="0.50174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presentation:notes>
    </style:master-page>
    <style:master-page style:name="Master1-Layout3-secHead-Titre-de-section" style:page-layout-name="pageLayout1" draw:style-name="a221">
      <draw:g draw:name="Group 7" draw:id="id47">
        <svg:title/>
        <svg:desc/>
        <draw:custom-shape svg:x="0in" svg:y="0in" svg:width="13.33333in" svg:height="7.5in" draw:id="id54" draw:style-name="a243"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55" draw:style-name="a245"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56" draw:style-name="a247"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57" draw:style-name="a249"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58" draw:style-name="a251"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59" draw:style-name="a253"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97222in" svg:y="0.43981in" svg:width="4.89815in" svg:height="6.62037in" draw:id="id60" draw:style-name="a254" draw:name="Rectangle 9">
          <svg:title/>
          <svg:desc/>
          <draw:enhanced-geometry xmlns:dr3d="urn:oasis:names:tc:opendocument:xmlns:dr3d:1.0" draw:type="non-primitive" svg:viewBox="0 0 21600 21600" draw:enhanced-path="M 0 0 L 21600 0 21600 21600 0 21600 Z N"/>
        </draw:custom-shape>
        <draw:custom-shape svg:width="6.62037in" svg:height="1.372in" draw:id="id61" draw:style-name="a255" draw:transform="translate(-3.31019in -0.686in) rotate(-4.71239) translate(7.45197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width="3.60828in" svg:height="0.4822in" draw:id="id62" draw:style-name="a256" draw:transform="translate(-1.80414in -0.2411in) rotate(-4.63166) translate(6.94232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63" draw:style-name="a25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48" presentation:style-name="a225" draw:name="Title 1" svg:x="1.26307in" svg:y="2.92831in" svg:width="4.75834in" svg:height="2.49762in" presentation:class="title" presentation:placeholder="false">
        <draw:text-box>
          <text:p text:style-name="a224" text:class-names="" text:cond-style-name=""><text:span text:style-name="a222" text:class-names="">Modifiez le style du titre</text:span><text:span text:style-name="a223" text:class-names=""/></text:p>
        </draw:text-box>
        <svg:title/>
        <svg:desc/>
      </draw:frame>
      <draw:frame draw:id="id49" presentation:style-name="a229" draw:name="Text Placeholder 2" svg:x="7.54108in" svg:y="2.92831in" svg:width="4.1093in" svg:height="2.49762in" presentation:class="outline" presentation:placeholder="false">
        <draw:text-box>
          <text:list text:style-name="a228">
            <text:list-item>
              <text:p text:style-name="a227" text:class-names="" text:cond-style-name=""><text:span text:style-name="a226" text:class-names="">Modifiez les styles du texte du masque</text:span></text:p>
            </text:list-item>
          </text:list>
        </draw:text-box>
        <svg:title/>
        <svg:desc/>
      </draw:frame>
      <draw:frame draw:id="id50" presentation:style-name="a234" draw:name="Date Placeholder 3" svg:x="11.65038in" svg:y="6.9902in" svg:width="1.08333in" svg:height="0.33333in" presentation:class="date-time" presentation:placeholder="false">
        <draw:text-box>
          <text:p text:style-name="a233" text:class-names="" text:cond-style-name=""><text:span text:style-name="a230" text:class-names=""><text:date text:fixed="false" style:data-style-name="a231"/></text:span><text:span text:style-name="a232" text:class-names=""/></text:p>
        </draw:text-box>
        <svg:title/>
        <svg:desc/>
      </draw:frame>
      <draw:frame draw:id="id51" presentation:style-name="a237" draw:name="Footer Placeholder 4" svg:x="0.61364in" svg:y="6.9902in" svg:width="4.22112in" svg:height="0.33333in" presentation:class="footer" presentation:placeholder="false">
        <draw:text-box>
          <text:p text:style-name="a236" text:class-names="" text:cond-style-name=""><text:span text:style-name="a235" text:class-names="">
 <text:s text:c="13"/></text:span></text:p>
        </draw:text-box>
        <svg:title/>
        <svg:desc/>
      </draw:frame>
      <draw:custom-shape svg:x="11.41493in" svg:y="0in" svg:width="0.75in" svg:height="1.25in" draw:id="id52" draw:style-name="a238" draw:name="Rectangle 15">
        <svg:title/>
        <svg:desc/>
        <draw:enhanced-geometry xmlns:dr3d="urn:oasis:names:tc:opendocument:xmlns:dr3d:1.0" draw:type="non-primitive" svg:viewBox="0 0 21600 21600" draw:enhanced-path="M 0 0 L 21600 0 21600 21600 0 21600 Z N"/>
      </draw:custom-shape>
      <draw:frame draw:id="id53" presentation:style-name="a241" draw:name="Slide Number Placeholder 5" svg:x="11.32168in" svg:y="0.32341in" svg:width="0.91667in" svg:height="0.83955in" presentation:class="page-number" presentation:placeholder="false">
        <draw:text-box>
          <text:p text:style-name="a240" text:class-names="" text:cond-style-name=""><text:span text:style-name="a239" text:class-names=""><text:page-number style:num-format="1" text:fixed="false">‹#›</text:page-number></text:span></text:p>
        </draw:text-box>
        <svg:title/>
        <svg:desc/>
      </draw:frame>
      <presentation:notes style:page-layout-name="pageLayout2" draw:style-name="a290">
        <draw:frame draw:id="id16" presentation:style-name="a260" draw:name="Espace réservé de l'en-tête 1" svg:x="0in" svg:y="0in" svg:width="3.25in" svg:height="0.50174in" presentation:class="header" presentation:placeholder="false">
          <draw:text-box>
            <text:p text:style-name="a259" text:class-names="" text:cond-style-name=""><text:span text:style-name="a258" text:class-names=""/></text:p>
          </draw:text-box>
          <svg:title/>
          <svg:desc/>
        </draw:frame>
        <draw:frame draw:id="id17" presentation:style-name="a265" draw:name="Espace réservé de la date 2" svg:x="4.24826in" svg:y="0in" svg:width="3.25in" svg:height="0.50174in" presentation:class="date-time" presentation:placeholder="false">
          <draw:text-box>
            <text:p text:style-name="a264" text:class-names="" text:cond-style-name=""><text:span text:style-name="a261" text:class-names=""><text:date text:fixed="false" style:data-style-name="a262"/></text:span><text:span text:style-name="a263" text:class-names=""/></text:p>
          </draw:text-box>
          <svg:title/>
          <svg:desc/>
        </draw:frame>
        <draw:page-thumbnail svg:x="0.75in" svg:y="1.25in" svg:width="6in" svg:height="3.375in" presentation:class="page" draw:id="id18" presentation:style-name="a266" draw:name="Espace réservé de l'image des diapositives 3">
          <svg:title/>
          <svg:desc/>
        </draw:page-thumbnail>
        <draw:frame draw:id="id19" presentation:style-name="a282" draw:name="Espace réservé des commentaires 4" svg:x="0.75in" svg:y="4.8125in" svg:width="6in" svg:height="3.9375in" presentation:class="notes" presentation:placeholder="false">
          <draw:text-box>
            <text:p text:style-name="a268" text:class-names="" text:cond-style-name=""><text:span text:style-name="a267" text:class-names="">Modifiez les styles du texte du masque</text:span></text:p>
            <text:list text:style-name="a271">
              <text:list-item>
                <text:list text:style-name="a271">
                  <text:list-item>
                    <text:p text:style-name="a270" text:class-names="" text:cond-style-name=""><text:span text:style-name="a269" text:class-names="">Deuxième niveau</text:span></text:p>
                  </text:list-item>
                </text:list>
              </text:list-item>
            </text:list>
            <text:list text:style-name="a274">
              <text:list-item>
                <text:list text:style-name="a274">
                  <text:list-item>
                    <text:list text:style-name="a274">
                      <text:list-item>
                        <text:p text:style-name="a273" text:class-names="" text:cond-style-name=""><text:span text:style-name="a272" text:class-names="">Troisième niveau</text:span></text:p>
                      </text:list-item>
                    </text:list>
                  </text:list-item>
                </text:list>
              </text:list-item>
            </text:list>
            <text:list text:style-name="a277">
              <text:list-item>
                <text:list text:style-name="a277">
                  <text:list-item>
                    <text:list text:style-name="a277">
                      <text:list-item>
                        <text:list text:style-name="a277">
                          <text:list-item>
                            <text:p text:style-name="a276" text:class-names="" text:cond-style-name=""><text:span text:style-name="a275" text:class-names="">Quatrième niveau</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8" text:class-names="">Cinquième niveau</text:span><text:span text:style-name="a279" text:class-names=""/></text:p>
                              </text:list-item>
                            </text:list>
                          </text:list-item>
                        </text:list>
                      </text:list-item>
                    </text:list>
                  </text:list-item>
                </text:list>
              </text:list-item>
            </text:list>
          </draw:text-box>
          <svg:title/>
          <svg:desc/>
        </draw:frame>
        <draw:frame draw:id="id20" presentation:style-name="a285" draw:name="Espace réservé du pied de page 5" svg:x="0in" svg:y="9.49826in" svg:width="3.25in" svg:height="0.50174in" presentation:class="footer" presentation:placeholder="false">
          <draw:text-box>
            <text:p text:style-name="a284" text:class-names="" text:cond-style-name=""><text:span text:style-name="a283" text:class-names=""/></text:p>
          </draw:text-box>
          <svg:title/>
          <svg:desc/>
        </draw:frame>
        <draw:frame draw:id="id21" presentation:style-name="a289" draw:name="Espace réservé du numéro de diapositive 6" svg:x="4.24826in" svg:y="9.49826in" svg:width="3.25in" svg:height="0.50174in" presentation:class="page-number" presentation:placeholder="false">
          <draw:text-box>
            <text:p text:style-name="a288" text:class-names="" text:cond-style-name=""><text:span text:style-name="a286" text:class-names=""><text:page-number style:num-format="1" text:fixed="false"/></text:span><text:span text:style-name="a287" text:class-names=""/></text:p>
          </draw:text-box>
          <svg:title/>
          <svg:desc/>
        </draw:frame>
      </presentation:notes>
    </style:master-page>
    <style:master-page style:name="Master1-Layout4-twoObj-Deux-contenus" style:page-layout-name="pageLayout1" draw:style-name="a291">
      <draw:g draw:name="Group 7" draw:id="id64">
        <svg:title/>
        <svg:desc/>
        <draw:custom-shape svg:x="0in" svg:y="0in" svg:width="13.33333in" svg:height="7.5in" draw:id="id72" draw:layer="Master1-bg" draw:style-name="a343" draw:name="Rectangle 8">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73" draw:layer="Master1-bg" draw:style-name="a345"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74" draw:layer="Master1-bg" draw:style-name="a347"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75" draw:layer="Master1-bg" draw:style-name="a349"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76" draw:layer="Master1-bg" draw:style-name="a35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77" draw:layer="Master1-bg" draw:style-name="a353"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78" draw:layer="Master1-bg" draw:style-name="a354"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79" draw:layer="Master1-bg" draw:style-name="a355"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80" draw:layer="Master1-bg" draw:style-name="a356"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65" draw:layer="Master1-bg" draw:style-name="a292" draw:name="Rectangle 17">
        <svg:title/>
        <svg:desc/>
        <draw:enhanced-geometry xmlns:dr3d="urn:oasis:names:tc:opendocument:xmlns:dr3d:1.0" draw:type="non-primitive" svg:viewBox="0 0 21600 21600" draw:enhanced-path="M 0 0 L 21600 0 21600 21600 0 21600 Z N"/>
      </draw:custom-shape>
      <draw:frame draw:id="id66" presentation:style-name="a296" draw:name="Title 1" svg:x="1.26307in" svg:y="1.06482in" svg:width="9.5816in" svg:height="0.77315in" presentation:class="title" presentation:placeholder="false">
        <draw:text-box>
          <text:p text:style-name="a295" text:class-names="" text:cond-style-name=""><text:span text:style-name="a293" text:class-names="">Modifiez le style du titre</text:span><text:span text:style-name="a294" text:class-names=""/></text:p>
        </draw:text-box>
        <svg:title/>
        <svg:desc/>
      </draw:frame>
      <draw:frame draw:id="id67" presentation:style-name="a313" draw:name="Content Placeholder 2" svg:x="1.26307in" svg:y="2.84722in" svg:width="5.27686in" svg:height="3.73611in" presentation:class="object" presentation:placeholder="false">
        <draw:text-box>
          <text:list text:style-name="a299">
            <text:list-item>
              <text:p text:style-name="a298" text:class-names="" text:cond-style-name=""><text:span text:style-name="a297" text:class-names="">Modifiez les styles du texte du masque</text:span></text:p>
            </text:list-item>
          </text:list>
          <text:list text:style-name="a302">
            <text:list-item>
              <text:list text:style-name="a302">
                <text:list-item>
                  <text:p text:style-name="a301" text:class-names="" text:cond-style-name=""><text:span text:style-name="a300" text:class-names="">Deuxième niveau</text:span></text:p>
                </text:list-item>
              </text:list>
            </text:list-item>
          </text:list>
          <text:list text:style-name="a305">
            <text:list-item>
              <text:list text:style-name="a305">
                <text:list-item>
                  <text:list text:style-name="a305">
                    <text:list-item>
                      <text:p text:style-name="a304" text:class-names="" text:cond-style-name=""><text:span text:style-name="a303" text:class-names="">Troisième niveau</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Quatrième niveau</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Cinquième niveau</text:span><text:span text:style-name="a310" text:class-names=""/></text:p>
                            </text:list-item>
                          </text:list>
                        </text:list-item>
                      </text:list>
                    </text:list-item>
                  </text:list>
                </text:list-item>
              </text:list>
            </text:list-item>
          </text:list>
        </draw:text-box>
        <svg:title/>
        <svg:desc/>
      </draw:frame>
      <draw:frame draw:id="id68" presentation:style-name="a330" draw:name="Content Placeholder 3" svg:x="6.78993in" svg:y="2.84722in" svg:width="5.27686in" svg:height="3.73611in" presentation:class="object" presentation:placeholder="false">
        <draw:text-box>
          <text:list text:style-name="a316">
            <text:list-item>
              <text:p text:style-name="a315" text:class-names="" text:cond-style-name=""><text:span text:style-name="a314" text:class-names="">Modifiez les styles du texte du masque</text:span></text:p>
            </text:list-item>
          </text:list>
          <text:list text:style-name="a319">
            <text:list-item>
              <text:list text:style-name="a319">
                <text:list-item>
                  <text:p text:style-name="a318" text:class-names="" text:cond-style-name=""><text:span text:style-name="a317" text:class-names="">Deuxième niveau</text:span></text:p>
                </text:list-item>
              </text:list>
            </text:list-item>
          </text:list>
          <text:list text:style-name="a322">
            <text:list-item>
              <text:list text:style-name="a322">
                <text:list-item>
                  <text:list text:style-name="a322">
                    <text:list-item>
                      <text:p text:style-name="a321" text:class-names="" text:cond-style-name=""><text:span text:style-name="a320" text:class-names="">Troisième niveau</text:span></text:p>
                    </text:list-item>
                  </text:list>
                </text:list-item>
              </text:list>
            </text:list-item>
          </text:list>
          <text:list text:style-name="a325">
            <text:list-item>
              <text:list text:style-name="a325">
                <text:list-item>
                  <text:list text:style-name="a325">
                    <text:list-item>
                      <text:list text:style-name="a325">
                        <text:list-item>
                          <text:p text:style-name="a324" text:class-names="" text:cond-style-name=""><text:span text:style-name="a323" text:class-names="">Quatrième niveau</text:span></text:p>
                        </text:list-item>
                      </text:list>
                    </text:list-item>
                  </text:list>
                </text:list-item>
              </text:list>
            </text:list-item>
          </text:list>
          <text:list text:style-name="a329">
            <text:list-item>
              <text:list text:style-name="a329">
                <text:list-item>
                  <text:list text:style-name="a329">
                    <text:list-item>
                      <text:list text:style-name="a329">
                        <text:list-item>
                          <text:list text:style-name="a329">
                            <text:list-item>
                              <text:p text:style-name="a328" text:class-names="" text:cond-style-name=""><text:span text:style-name="a326" text:class-names="">Cinquième niveau</text:span><text:span text:style-name="a327" text:class-names=""/></text:p>
                            </text:list-item>
                          </text:list>
                        </text:list-item>
                      </text:list>
                    </text:list-item>
                  </text:list>
                </text:list-item>
              </text:list>
            </text:list-item>
          </text:list>
        </draw:text-box>
        <svg:title/>
        <svg:desc/>
      </draw:frame>
      <draw:frame draw:id="id69" presentation:style-name="a335" draw:name="Date Placeholder 4" svg:x="11.65038in" svg:y="6.9902in" svg:width="1.08333in" svg:height="0.33333in" presentation:class="date-time" presentation:placeholder="false">
        <draw:text-box>
          <text:p text:style-name="a334" text:class-names="" text:cond-style-name=""><text:span text:style-name="a331" text:class-names=""><text:date text:fixed="false" style:data-style-name="a332"/></text:span><text:span text:style-name="a333" text:class-names=""/></text:p>
        </draw:text-box>
        <svg:title/>
        <svg:desc/>
      </draw:frame>
      <draw:frame draw:id="id70" presentation:style-name="a338" draw:name="Footer Placeholder 5" svg:x="0.61364in" svg:y="6.9902in" svg:width="4.22112in" svg:height="0.33333in" presentation:class="footer" presentation:placeholder="false">
        <draw:text-box>
          <text:p text:style-name="a337" text:class-names="" text:cond-style-name=""><text:span text:style-name="a336" text:class-names="">
 <text:s text:c="13"/></text:span></text:p>
        </draw:text-box>
        <svg:title/>
        <svg:desc/>
      </draw:frame>
      <draw:frame draw:id="id71" presentation:style-name="a341" draw:name="Slide Number Placeholder 6" svg:x="11.32168in" svg:y="0.32341in" svg:width="0.91667in" svg:height="0.83955in" presentation:class="page-number" presentation:placeholder="false">
        <draw:text-box>
          <text:p text:style-name="a340" text:class-names="" text:cond-style-name=""><text:span text:style-name="a339" text:class-names=""><text:page-number style:num-format="1" text:fixed="false">‹#›</text:page-number></text:span></text:p>
        </draw:text-box>
        <svg:title/>
        <svg:desc/>
      </draw:frame>
      <presentation:notes style:page-layout-name="pageLayout2" draw:style-name="a389">
        <draw:frame draw:id="id16" presentation:style-name="a359" draw:name="Espace réservé de l'en-tête 1" svg:x="0in" svg:y="0in" svg:width="3.25in" svg:height="0.50174in" presentation:class="header" presentation:placeholder="false">
          <draw:text-box>
            <text:p text:style-name="a358" text:class-names="" text:cond-style-name=""><text:span text:style-name="a357" text:class-names=""/></text:p>
          </draw:text-box>
          <svg:title/>
          <svg:desc/>
        </draw:frame>
        <draw:frame draw:id="id17" presentation:style-name="a364" draw:name="Espace réservé de la date 2" svg:x="4.24826in" svg:y="0in" svg:width="3.25in" svg:height="0.50174in" presentation:class="date-time" presentation:placeholder="false">
          <draw:text-box>
            <text:p text:style-name="a363" text:class-names="" text:cond-style-name=""><text:span text:style-name="a360" text:class-names=""><text:date text:fixed="false" style:data-style-name="a361"/></text:span><text:span text:style-name="a362" text:class-names=""/></text:p>
          </draw:text-box>
          <svg:title/>
          <svg:desc/>
        </draw:frame>
        <draw:page-thumbnail svg:x="0.75in" svg:y="1.25in" svg:width="6in" svg:height="3.375in" presentation:class="page" draw:id="id18" presentation:style-name="a365" draw:name="Espace réservé de l'image des diapositives 3">
          <svg:title/>
          <svg:desc/>
        </draw:page-thumbnail>
        <draw:frame draw:id="id19" presentation:style-name="a381" draw:name="Espace réservé des commentaires 4" svg:x="0.75in" svg:y="4.8125in" svg:width="6in" svg:height="3.9375in" presentation:class="notes" presentation:placeholder="false">
          <draw:text-box>
            <text:p text:style-name="a367" text:class-names="" text:cond-style-name=""><text:span text:style-name="a366" text:class-names="">Modifiez les styles du texte du masque</text:span></text:p>
            <text:list text:style-name="a370">
              <text:list-item>
                <text:list text:style-name="a370">
                  <text:list-item>
                    <text:p text:style-name="a369" text:class-names="" text:cond-style-name=""><text:span text:style-name="a368" text:class-names="">Deuxième niveau</text:span></text:p>
                  </text:list-item>
                </text:list>
              </text:list-item>
            </text:list>
            <text:list text:style-name="a373">
              <text:list-item>
                <text:list text:style-name="a373">
                  <text:list-item>
                    <text:list text:style-name="a373">
                      <text:list-item>
                        <text:p text:style-name="a372" text:class-names="" text:cond-style-name=""><text:span text:style-name="a371" text:class-names="">Troisième niveau</text:span></text:p>
                      </text:list-item>
                    </text:list>
                  </text:list-item>
                </text:list>
              </text:list-item>
            </text:list>
            <text:list text:style-name="a376">
              <text:list-item>
                <text:list text:style-name="a376">
                  <text:list-item>
                    <text:list text:style-name="a376">
                      <text:list-item>
                        <text:list text:style-name="a376">
                          <text:list-item>
                            <text:p text:style-name="a375" text:class-names="" text:cond-style-name=""><text:span text:style-name="a374" text:class-names="">Quatrième niveau</text:span></text:p>
                          </text:list-item>
                        </text:list>
                      </text:list-item>
                    </text:list>
                  </text:list-item>
                </text:list>
              </text:list-item>
            </text:list>
            <text:list text:style-name="a380">
              <text:list-item>
                <text:list text:style-name="a380">
                  <text:list-item>
                    <text:list text:style-name="a380">
                      <text:list-item>
                        <text:list text:style-name="a380">
                          <text:list-item>
                            <text:list text:style-name="a380">
                              <text:list-item>
                                <text:p text:style-name="a379" text:class-names="" text:cond-style-name=""><text:span text:style-name="a377" text:class-names="">Cinquième niveau</text:span><text:span text:style-name="a378" text:class-names=""/></text:p>
                              </text:list-item>
                            </text:list>
                          </text:list-item>
                        </text:list>
                      </text:list-item>
                    </text:list>
                  </text:list-item>
                </text:list>
              </text:list-item>
            </text:list>
          </draw:text-box>
          <svg:title/>
          <svg:desc/>
        </draw:frame>
        <draw:frame draw:id="id20" presentation:style-name="a384" draw:name="Espace réservé du pied de page 5" svg:x="0in" svg:y="9.49826in" svg:width="3.25in" svg:height="0.50174in" presentation:class="footer" presentation:placeholder="false">
          <draw:text-box>
            <text:p text:style-name="a383" text:class-names="" text:cond-style-name=""><text:span text:style-name="a382" text:class-names=""/></text:p>
          </draw:text-box>
          <svg:title/>
          <svg:desc/>
        </draw:frame>
        <draw:frame draw:id="id21" presentation:style-name="a388" draw:name="Espace réservé du numéro de diapositive 6" svg:x="4.24826in" svg:y="9.49826in" svg:width="3.25in" svg:height="0.50174in" presentation:class="page-number" presentation:placeholder="false">
          <draw:text-box>
            <text:p text:style-name="a387" text:class-names="" text:cond-style-name=""><text:span text:style-name="a385" text:class-names=""><text:page-number style:num-format="1" text:fixed="false"/></text:span><text:span text:style-name="a386" text:class-names=""/></text:p>
          </draw:text-box>
          <svg:title/>
          <svg:desc/>
        </draw:frame>
      </presentation:notes>
    </style:master-page>
    <style:master-page style:name="Master1-Layout5-twoTxTwoObj-Comparaison" style:page-layout-name="pageLayout1" draw:style-name="a390">
      <draw:g draw:name="Group 7" draw:id="id81">
        <svg:title/>
        <svg:desc/>
        <draw:custom-shape svg:x="0in" svg:y="0in" svg:width="13.33333in" svg:height="7.5in" draw:id="id91" draw:layer="Master1-bg" draw:style-name="a450"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92" draw:layer="Master1-bg" draw:style-name="a452"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93" draw:layer="Master1-bg" draw:style-name="a454"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94" draw:layer="Master1-bg" draw:style-name="a456"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95" draw:layer="Master1-bg" draw:style-name="a45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96" draw:layer="Master1-bg" draw:style-name="a460"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97" draw:layer="Master1-bg" draw:style-name="a461"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98" draw:layer="Master1-bg" draw:style-name="a462"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99" draw:layer="Master1-bg" draw:style-name="a46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82" draw:layer="Master1-bg" draw:style-name="a391" draw:name="Rectangle 19">
        <svg:title/>
        <svg:desc/>
        <draw:enhanced-geometry xmlns:dr3d="urn:oasis:names:tc:opendocument:xmlns:dr3d:1.0" draw:type="non-primitive" svg:viewBox="0 0 21600 21600" draw:enhanced-path="M 0 0 L 21600 0 21600 21600 0 21600 Z N"/>
      </draw:custom-shape>
      <draw:frame draw:id="id83" presentation:style-name="a395" draw:name="Title 1" svg:x="1.26307in" svg:y="1.06482in" svg:width="9.5816in" svg:height="0.77315in" presentation:class="title" presentation:placeholder="false">
        <draw:text-box>
          <text:p text:style-name="a394" text:class-names="" text:cond-style-name=""><text:span text:style-name="a392" text:class-names="">Modifiez le style du titre</text:span><text:span text:style-name="a393" text:class-names=""/></text:p>
        </draw:text-box>
        <svg:title/>
        <svg:desc/>
      </draw:frame>
      <draw:frame draw:id="id84" presentation:style-name="a399" draw:name="Text Placeholder 2" svg:x="1.26307in" svg:y="2.84722in" svg:width="5.27686in" svg:height="0.63021in" presentation:class="outline" presentation:placeholder="false">
        <draw:text-box>
          <text:list text:style-name="a398">
            <text:list-item>
              <text:p text:style-name="a397" text:class-names="" text:cond-style-name=""><text:span text:style-name="a396" text:class-names="">Modifiez les styles du texte du masque</text:span></text:p>
            </text:list-item>
          </text:list>
        </draw:text-box>
        <svg:title/>
        <svg:desc/>
      </draw:frame>
      <draw:frame draw:id="id85" presentation:style-name="a416" draw:name="Content Placeholder 3" svg:x="1.26307in" svg:y="3.47743in" svg:width="5.27686in" svg:height="3.1059in" presentation:class="object" presentation:placeholder="false">
        <draw:text-box>
          <text:list text:style-name="a402">
            <text:list-item>
              <text:p text:style-name="a401" text:class-names="" text:cond-style-name=""><text:span text:style-name="a400" text:class-names="">Modifiez les styles du texte du masque</text:span></text:p>
            </text:list-item>
          </text:list>
          <text:list text:style-name="a405">
            <text:list-item>
              <text:list text:style-name="a405">
                <text:list-item>
                  <text:p text:style-name="a404" text:class-names="" text:cond-style-name=""><text:span text:style-name="a403" text:class-names="">Deuxième niveau</text:span></text:p>
                </text:list-item>
              </text:list>
            </text:list-item>
          </text:list>
          <text:list text:style-name="a408">
            <text:list-item>
              <text:list text:style-name="a408">
                <text:list-item>
                  <text:list text:style-name="a408">
                    <text:list-item>
                      <text:p text:style-name="a407" text:class-names="" text:cond-style-name=""><text:span text:style-name="a406" text:class-names="">Troisième niveau</text:span></text:p>
                    </text:list-item>
                  </text:list>
                </text:list-item>
              </text:list>
            </text:list-item>
          </text:list>
          <text:list text:style-name="a411">
            <text:list-item>
              <text:list text:style-name="a411">
                <text:list-item>
                  <text:list text:style-name="a411">
                    <text:list-item>
                      <text:list text:style-name="a411">
                        <text:list-item>
                          <text:p text:style-name="a410" text:class-names="" text:cond-style-name=""><text:span text:style-name="a409" text:class-names="">Quatrième niveau</text:span></text:p>
                        </text:list-item>
                      </text:list>
                    </text:list-item>
                  </text:list>
                </text:list-item>
              </text:list>
            </text:list-item>
          </text:list>
          <text:list text:style-name="a415">
            <text:list-item>
              <text:list text:style-name="a415">
                <text:list-item>
                  <text:list text:style-name="a415">
                    <text:list-item>
                      <text:list text:style-name="a415">
                        <text:list-item>
                          <text:list text:style-name="a415">
                            <text:list-item>
                              <text:p text:style-name="a414" text:class-names="" text:cond-style-name=""><text:span text:style-name="a412" text:class-names="">Cinquième niveau</text:span><text:span text:style-name="a413" text:class-names=""/></text:p>
                            </text:list-item>
                          </text:list>
                        </text:list-item>
                      </text:list>
                    </text:list-item>
                  </text:list>
                </text:list-item>
              </text:list>
            </text:list-item>
          </text:list>
        </draw:text-box>
        <svg:title/>
        <svg:desc/>
      </draw:frame>
      <draw:frame draw:id="id86" presentation:style-name="a420" draw:name="Text Placeholder 4" svg:x="6.78993in" svg:y="2.84722in" svg:width="5.27686in" svg:height="0.63021in" presentation:class="outline" presentation:placeholder="false">
        <draw:text-box>
          <text:list text:style-name="a419">
            <text:list-item>
              <text:p text:style-name="a418" text:class-names="" text:cond-style-name=""><text:span text:style-name="a417" text:class-names="">Modifiez les styles du texte du masque</text:span></text:p>
            </text:list-item>
          </text:list>
        </draw:text-box>
        <svg:title/>
        <svg:desc/>
      </draw:frame>
      <draw:frame draw:id="id87" presentation:style-name="a437" draw:name="Content Placeholder 5" svg:x="6.78993in" svg:y="3.47743in" svg:width="5.27686in" svg:height="3.1059in" presentation:class="object" presentation:placeholder="false">
        <draw:text-box>
          <text:list text:style-name="a423">
            <text:list-item>
              <text:p text:style-name="a422" text:class-names="" text:cond-style-name=""><text:span text:style-name="a421" text:class-names="">Modifiez les styles du texte du masque</text:span></text:p>
            </text:list-item>
          </text:list>
          <text:list text:style-name="a426">
            <text:list-item>
              <text:list text:style-name="a426">
                <text:list-item>
                  <text:p text:style-name="a425" text:class-names="" text:cond-style-name=""><text:span text:style-name="a424" text:class-names="">Deuxième niveau</text:span></text:p>
                </text:list-item>
              </text:list>
            </text:list-item>
          </text:list>
          <text:list text:style-name="a429">
            <text:list-item>
              <text:list text:style-name="a429">
                <text:list-item>
                  <text:list text:style-name="a429">
                    <text:list-item>
                      <text:p text:style-name="a428" text:class-names="" text:cond-style-name=""><text:span text:style-name="a427" text:class-names="">Troisième niveau</text:span></text:p>
                    </text:list-item>
                  </text:list>
                </text:list-item>
              </text:list>
            </text:list-item>
          </text:list>
          <text:list text:style-name="a432">
            <text:list-item>
              <text:list text:style-name="a432">
                <text:list-item>
                  <text:list text:style-name="a432">
                    <text:list-item>
                      <text:list text:style-name="a432">
                        <text:list-item>
                          <text:p text:style-name="a431" text:class-names="" text:cond-style-name=""><text:span text:style-name="a430" text:class-names="">Quatrième niveau</text:span></text:p>
                        </text:list-item>
                      </text:list>
                    </text:list-item>
                  </text:list>
                </text:list-item>
              </text:list>
            </text:list-item>
          </text:list>
          <text:list text:style-name="a436">
            <text:list-item>
              <text:list text:style-name="a436">
                <text:list-item>
                  <text:list text:style-name="a436">
                    <text:list-item>
                      <text:list text:style-name="a436">
                        <text:list-item>
                          <text:list text:style-name="a436">
                            <text:list-item>
                              <text:p text:style-name="a435" text:class-names="" text:cond-style-name=""><text:span text:style-name="a433" text:class-names="">Cinquième niveau</text:span><text:span text:style-name="a434" text:class-names=""/></text:p>
                            </text:list-item>
                          </text:list>
                        </text:list-item>
                      </text:list>
                    </text:list-item>
                  </text:list>
                </text:list-item>
              </text:list>
            </text:list-item>
          </text:list>
        </draw:text-box>
        <svg:title/>
        <svg:desc/>
      </draw:frame>
      <draw:frame draw:id="id88" presentation:style-name="a442" draw:name="Date Placeholder 6" svg:x="11.65038in" svg:y="6.9902in" svg:width="1.08333in" svg:height="0.33333in" presentation:class="date-time" presentation:placeholder="false">
        <draw:text-box>
          <text:p text:style-name="a441" text:class-names="" text:cond-style-name=""><text:span text:style-name="a438" text:class-names=""><text:date text:fixed="false" style:data-style-name="a439"/></text:span><text:span text:style-name="a440" text:class-names=""/></text:p>
        </draw:text-box>
        <svg:title/>
        <svg:desc/>
      </draw:frame>
      <draw:frame draw:id="id89" presentation:style-name="a445" draw:name="Footer Placeholder 7" svg:x="0.61364in" svg:y="6.9902in" svg:width="4.22112in" svg:height="0.33333in" presentation:class="footer" presentation:placeholder="false">
        <draw:text-box>
          <text:p text:style-name="a444" text:class-names="" text:cond-style-name=""><text:span text:style-name="a443" text:class-names="">
 <text:s text:c="13"/></text:span></text:p>
        </draw:text-box>
        <svg:title/>
        <svg:desc/>
      </draw:frame>
      <draw:frame draw:id="id90" presentation:style-name="a448" draw:name="Slide Number Placeholder 8" svg:x="11.32168in" svg:y="0.32341in" svg:width="0.91667in" svg:height="0.83955in" presentation:class="page-number" presentation:placeholder="false">
        <draw:text-box>
          <text:p text:style-name="a447" text:class-names="" text:cond-style-name=""><text:span text:style-name="a446" text:class-names=""><text:page-number style:num-format="1" text:fixed="false">‹#›</text:page-number></text:span></text:p>
        </draw:text-box>
        <svg:title/>
        <svg:desc/>
      </draw:frame>
      <presentation:notes style:page-layout-name="pageLayout2" draw:style-name="a496">
        <draw:frame draw:id="id16" presentation:style-name="a466" draw:name="Espace réservé de l'en-tête 1" svg:x="0in" svg:y="0in" svg:width="3.25in" svg:height="0.50174in" presentation:class="header" presentation:placeholder="false">
          <draw:text-box>
            <text:p text:style-name="a465" text:class-names="" text:cond-style-name=""><text:span text:style-name="a464" text:class-names=""/></text:p>
          </draw:text-box>
          <svg:title/>
          <svg:desc/>
        </draw:frame>
        <draw:frame draw:id="id17" presentation:style-name="a471" draw:name="Espace réservé de la date 2" svg:x="4.24826in" svg:y="0in" svg:width="3.25in" svg:height="0.50174in" presentation:class="date-time" presentation:placeholder="false">
          <draw:text-box>
            <text:p text:style-name="a470" text:class-names="" text:cond-style-name=""><text:span text:style-name="a467" text:class-names=""><text:date text:fixed="false" style:data-style-name="a468"/></text:span><text:span text:style-name="a469" text:class-names=""/></text:p>
          </draw:text-box>
          <svg:title/>
          <svg:desc/>
        </draw:frame>
        <draw:page-thumbnail svg:x="0.75in" svg:y="1.25in" svg:width="6in" svg:height="3.375in" presentation:class="page" draw:id="id18" presentation:style-name="a472" draw:name="Espace réservé de l'image des diapositives 3">
          <svg:title/>
          <svg:desc/>
        </draw:page-thumbnail>
        <draw:frame draw:id="id19" presentation:style-name="a488" draw:name="Espace réservé des commentaires 4" svg:x="0.75in" svg:y="4.8125in" svg:width="6in" svg:height="3.9375in" presentation:class="notes" presentation:placeholder="false">
          <draw:text-box>
            <text:p text:style-name="a474" text:class-names="" text:cond-style-name=""><text:span text:style-name="a473" text:class-names="">Modifiez les styles du texte du masque</text:span></text:p>
            <text:list text:style-name="a477">
              <text:list-item>
                <text:list text:style-name="a477">
                  <text:list-item>
                    <text:p text:style-name="a476" text:class-names="" text:cond-style-name=""><text:span text:style-name="a475" text:class-names="">Deuxième niveau</text:span></text:p>
                  </text:list-item>
                </text:list>
              </text:list-item>
            </text:list>
            <text:list text:style-name="a480">
              <text:list-item>
                <text:list text:style-name="a480">
                  <text:list-item>
                    <text:list text:style-name="a480">
                      <text:list-item>
                        <text:p text:style-name="a479" text:class-names="" text:cond-style-name=""><text:span text:style-name="a478" text:class-names="">Troisième niveau</text:span></text:p>
                      </text:list-item>
                    </text:list>
                  </text:list-item>
                </text:list>
              </text:list-item>
            </text:list>
            <text:list text:style-name="a483">
              <text:list-item>
                <text:list text:style-name="a483">
                  <text:list-item>
                    <text:list text:style-name="a483">
                      <text:list-item>
                        <text:list text:style-name="a483">
                          <text:list-item>
                            <text:p text:style-name="a482" text:class-names="" text:cond-style-name=""><text:span text:style-name="a481" text:class-names="">Quatrième niveau</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4" text:class-names="">Cinquième niveau</text:span><text:span text:style-name="a485" text:class-names=""/></text:p>
                              </text:list-item>
                            </text:list>
                          </text:list-item>
                        </text:list>
                      </text:list-item>
                    </text:list>
                  </text:list-item>
                </text:list>
              </text:list-item>
            </text:list>
          </draw:text-box>
          <svg:title/>
          <svg:desc/>
        </draw:frame>
        <draw:frame draw:id="id20" presentation:style-name="a491" draw:name="Espace réservé du pied de page 5" svg:x="0in" svg:y="9.49826in" svg:width="3.25in" svg:height="0.50174in" presentation:class="footer" presentation:placeholder="false">
          <draw:text-box>
            <text:p text:style-name="a490" text:class-names="" text:cond-style-name=""><text:span text:style-name="a489" text:class-names=""/></text:p>
          </draw:text-box>
          <svg:title/>
          <svg:desc/>
        </draw:frame>
        <draw:frame draw:id="id21" presentation:style-name="a495" draw:name="Espace réservé du numéro de diapositive 6" svg:x="4.24826in" svg:y="9.49826in" svg:width="3.25in" svg:height="0.50174in" presentation:class="page-number" presentation:placeholder="false">
          <draw:text-box>
            <text:p text:style-name="a494" text:class-names="" text:cond-style-name=""><text:span text:style-name="a492" text:class-names=""><text:page-number style:num-format="1" text:fixed="false"/></text:span><text:span text:style-name="a493" text:class-names=""/></text:p>
          </draw:text-box>
          <svg:title/>
          <svg:desc/>
        </draw:frame>
      </presentation:notes>
    </style:master-page>
    <style:master-page style:name="Master1-Layout6-titleOnly-Titre-seul" style:page-layout-name="pageLayout1" draw:style-name="a497">
      <draw:g draw:name="Group 7" draw:id="id100">
        <svg:title/>
        <svg:desc/>
        <draw:custom-shape svg:x="0in" svg:y="0in" svg:width="13.33333in" svg:height="7.5in" draw:id="id106" draw:layer="Master1-bg" draw:style-name="a515"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07" draw:layer="Master1-bg" draw:style-name="a517"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08" draw:layer="Master1-bg" draw:style-name="a519"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09" draw:layer="Master1-bg" draw:style-name="a521"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10" draw:layer="Master1-bg" draw:style-name="a523"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11" draw:layer="Master1-bg" draw:style-name="a525"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12" draw:layer="Master1-bg" draw:style-name="a526"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13" draw:layer="Master1-bg" draw:style-name="a527"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14" draw:layer="Master1-bg" draw:style-name="a52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101" draw:layer="Master1-bg" draw:style-name="a498" draw:name="Rectangle 16">
        <svg:title/>
        <svg:desc/>
        <draw:enhanced-geometry xmlns:dr3d="urn:oasis:names:tc:opendocument:xmlns:dr3d:1.0" draw:type="non-primitive" svg:viewBox="0 0 21600 21600" draw:enhanced-path="M 0 0 L 21600 0 21600 21600 0 21600 Z N"/>
      </draw:custom-shape>
      <draw:frame draw:id="id102" presentation:style-name="a502" draw:name="Title 1" svg:x="1.26307in" svg:y="1.06482in" svg:width="9.5816in" svg:height="0.77315in" presentation:class="title" presentation:placeholder="false">
        <draw:text-box>
          <text:p text:style-name="a501" text:class-names="" text:cond-style-name=""><text:span text:style-name="a499" text:class-names="">Modifiez le style du titre</text:span><text:span text:style-name="a500" text:class-names=""/></text:p>
        </draw:text-box>
        <svg:title/>
        <svg:desc/>
      </draw:frame>
      <draw:frame draw:id="id103" presentation:style-name="a507" draw:name="Date Placeholder 2" svg:x="11.65038in" svg:y="6.9902in" svg:width="1.08333in" svg:height="0.33333in" presentation:class="date-time" presentation:placeholder="false">
        <draw:text-box>
          <text:p text:style-name="a506" text:class-names="" text:cond-style-name=""><text:span text:style-name="a503" text:class-names=""><text:date text:fixed="false" style:data-style-name="a504"/></text:span><text:span text:style-name="a505" text:class-names=""/></text:p>
        </draw:text-box>
        <svg:title/>
        <svg:desc/>
      </draw:frame>
      <draw:frame draw:id="id104" presentation:style-name="a510" draw:name="Footer Placeholder 3" svg:x="0.61364in" svg:y="6.9902in" svg:width="4.22112in" svg:height="0.33333in" presentation:class="footer" presentation:placeholder="false">
        <draw:text-box>
          <text:p text:style-name="a509" text:class-names="" text:cond-style-name=""><text:span text:style-name="a508" text:class-names="">
 <text:s text:c="13"/></text:span></text:p>
        </draw:text-box>
        <svg:title/>
        <svg:desc/>
      </draw:frame>
      <draw:frame draw:id="id105" presentation:style-name="a513" draw:name="Slide Number Placeholder 4" svg:x="11.32168in" svg:y="0.32341in" svg:width="0.91667in" svg:height="0.83955in" presentation:class="page-number" presentation:placeholder="false">
        <draw:text-box>
          <text:p text:style-name="a512" text:class-names="" text:cond-style-name=""><text:span text:style-name="a511" text:class-names=""><text:page-number style:num-format="1" text:fixed="false">‹#›</text:page-number></text:span></text:p>
        </draw:text-box>
        <svg:title/>
        <svg:desc/>
      </draw:frame>
      <presentation:notes style:page-layout-name="pageLayout2" draw:style-name="a561">
        <draw:frame draw:id="id16" presentation:style-name="a531" draw:name="Espace réservé de l'en-tête 1" svg:x="0in" svg:y="0in" svg:width="3.25in" svg:height="0.50174in" presentation:class="header" presentation:placeholder="false">
          <draw:text-box>
            <text:p text:style-name="a530" text:class-names="" text:cond-style-name=""><text:span text:style-name="a529" text:class-names=""/></text:p>
          </draw:text-box>
          <svg:title/>
          <svg:desc/>
        </draw:frame>
        <draw:frame draw:id="id17" presentation:style-name="a536" draw:name="Espace réservé de la date 2" svg:x="4.24826in" svg:y="0in" svg:width="3.25in" svg:height="0.50174in" presentation:class="date-time" presentation:placeholder="false">
          <draw:text-box>
            <text:p text:style-name="a535" text:class-names="" text:cond-style-name=""><text:span text:style-name="a532" text:class-names=""><text:date text:fixed="false" style:data-style-name="a533"/></text:span><text:span text:style-name="a534" text:class-names=""/></text:p>
          </draw:text-box>
          <svg:title/>
          <svg:desc/>
        </draw:frame>
        <draw:page-thumbnail svg:x="0.75in" svg:y="1.25in" svg:width="6in" svg:height="3.375in" presentation:class="page" draw:id="id18" presentation:style-name="a537" draw:name="Espace réservé de l'image des diapositives 3">
          <svg:title/>
          <svg:desc/>
        </draw:page-thumbnail>
        <draw:frame draw:id="id19" presentation:style-name="a553" draw:name="Espace réservé des commentaires 4" svg:x="0.75in" svg:y="4.8125in" svg:width="6in" svg:height="3.9375in" presentation:class="notes" presentation:placeholder="false">
          <draw:text-box>
            <text:p text:style-name="a539" text:class-names="" text:cond-style-name=""><text:span text:style-name="a538" text:class-names="">Modifiez les styles du texte du masque</text:span></text:p>
            <text:list text:style-name="a542">
              <text:list-item>
                <text:list text:style-name="a542">
                  <text:list-item>
                    <text:p text:style-name="a541" text:class-names="" text:cond-style-name=""><text:span text:style-name="a540" text:class-names="">Deuxième niveau</text:span></text:p>
                  </text:list-item>
                </text:list>
              </text:list-item>
            </text:list>
            <text:list text:style-name="a545">
              <text:list-item>
                <text:list text:style-name="a545">
                  <text:list-item>
                    <text:list text:style-name="a545">
                      <text:list-item>
                        <text:p text:style-name="a544" text:class-names="" text:cond-style-name=""><text:span text:style-name="a543" text:class-names="">Troisième niveau</text:span></text:p>
                      </text:list-item>
                    </text:list>
                  </text:list-item>
                </text:list>
              </text:list-item>
            </text:list>
            <text:list text:style-name="a548">
              <text:list-item>
                <text:list text:style-name="a548">
                  <text:list-item>
                    <text:list text:style-name="a548">
                      <text:list-item>
                        <text:list text:style-name="a548">
                          <text:list-item>
                            <text:p text:style-name="a547" text:class-names="" text:cond-style-name=""><text:span text:style-name="a546" text:class-names="">Quatrième niveau</text:span></text:p>
                          </text:list-item>
                        </text:list>
                      </text:list-item>
                    </text:list>
                  </text:list-item>
                </text:list>
              </text:list-item>
            </text:list>
            <text:list text:style-name="a552">
              <text:list-item>
                <text:list text:style-name="a552">
                  <text:list-item>
                    <text:list text:style-name="a552">
                      <text:list-item>
                        <text:list text:style-name="a552">
                          <text:list-item>
                            <text:list text:style-name="a552">
                              <text:list-item>
                                <text:p text:style-name="a551" text:class-names="" text:cond-style-name=""><text:span text:style-name="a549" text:class-names="">Cinquième niveau</text:span><text:span text:style-name="a550" text:class-names=""/></text:p>
                              </text:list-item>
                            </text:list>
                          </text:list-item>
                        </text:list>
                      </text:list-item>
                    </text:list>
                  </text:list-item>
                </text:list>
              </text:list-item>
            </text:list>
          </draw:text-box>
          <svg:title/>
          <svg:desc/>
        </draw:frame>
        <draw:frame draw:id="id20" presentation:style-name="a556" draw:name="Espace réservé du pied de page 5" svg:x="0in" svg:y="9.49826in" svg:width="3.25in" svg:height="0.50174in" presentation:class="footer" presentation:placeholder="false">
          <draw:text-box>
            <text:p text:style-name="a555" text:class-names="" text:cond-style-name=""><text:span text:style-name="a554" text:class-names=""/></text:p>
          </draw:text-box>
          <svg:title/>
          <svg:desc/>
        </draw:frame>
        <draw:frame draw:id="id21" presentation:style-name="a560" draw:name="Espace réservé du numéro de diapositive 6" svg:x="4.24826in" svg:y="9.49826in" svg:width="3.25in" svg:height="0.50174in" presentation:class="page-number" presentation:placeholder="false">
          <draw:text-box>
            <text:p text:style-name="a559" text:class-names="" text:cond-style-name=""><text:span text:style-name="a557" text:class-names=""><text:page-number style:num-format="1" text:fixed="false"/></text:span><text:span text:style-name="a558" text:class-names=""/></text:p>
          </draw:text-box>
          <svg:title/>
          <svg:desc/>
        </draw:frame>
      </presentation:notes>
    </style:master-page>
    <style:master-page style:name="Master1-Layout7-blank-Vide" style:page-layout-name="pageLayout1" draw:style-name="a562">
      <draw:frame draw:id="id115" presentation:style-name="a567" draw:name="Date Placeholder 1" svg:x="11.65038in" svg:y="6.9902in" svg:width="1.08333in" svg:height="0.33333in" presentation:class="date-time" presentation:placeholder="false">
        <draw:text-box>
          <text:p text:style-name="a566" text:class-names="" text:cond-style-name=""><text:span text:style-name="a563" text:class-names=""><text:date text:fixed="false" style:data-style-name="a564"/></text:span><text:span text:style-name="a565" text:class-names=""/></text:p>
        </draw:text-box>
        <svg:title/>
        <svg:desc/>
      </draw:frame>
      <draw:frame draw:id="id116" presentation:style-name="a570" draw:name="Footer Placeholder 2" svg:x="0.61364in" svg:y="6.9902in" svg:width="4.22112in" svg:height="0.33333in" presentation:class="footer" presentation:placeholder="false">
        <draw:text-box>
          <text:p text:style-name="a569" text:class-names="" text:cond-style-name=""><text:span text:style-name="a568" text:class-names="">
 <text:s text:c="13"/></text:span></text:p>
        </draw:text-box>
        <svg:title/>
        <svg:desc/>
      </draw:frame>
      <draw:custom-shape svg:x="11.41493in" svg:y="0in" svg:width="0.75in" svg:height="1.25in" draw:id="id117" draw:style-name="a571" draw:name="Rectangle 6">
        <svg:title/>
        <svg:desc/>
        <draw:enhanced-geometry xmlns:dr3d="urn:oasis:names:tc:opendocument:xmlns:dr3d:1.0" draw:type="non-primitive" svg:viewBox="0 0 21600 21600" draw:enhanced-path="M 0 0 L 21600 0 21600 21600 0 21600 Z N"/>
      </draw:custom-shape>
      <draw:frame draw:id="id118" presentation:style-name="a574" draw:name="Slide Number Placeholder 3" svg:x="11.32168in" svg:y="0.32341in" svg:width="0.91667in" svg:height="0.83955in" presentation:class="page-number" presentation:placeholder="false">
        <draw:text-box>
          <text:p text:style-name="a573" text:class-names="" text:cond-style-name=""><text:span text:style-name="a572" text:class-names=""><text:page-number style:num-format="1" text:fixed="false">‹#›</text:page-number></text:span></text:p>
        </draw:text-box>
        <svg:title/>
        <svg:desc/>
      </draw:frame>
      <presentation:notes style:page-layout-name="pageLayout2" draw:style-name="a607">
        <draw:frame draw:id="id16" presentation:style-name="a577" draw:name="Espace réservé de l'en-tête 1" svg:x="0in" svg:y="0in" svg:width="3.25in" svg:height="0.50174in" presentation:class="header" presentation:placeholder="false">
          <draw:text-box>
            <text:p text:style-name="a576" text:class-names="" text:cond-style-name=""><text:span text:style-name="a575" text:class-names=""/></text:p>
          </draw:text-box>
          <svg:title/>
          <svg:desc/>
        </draw:frame>
        <draw:frame draw:id="id17" presentation:style-name="a582" draw:name="Espace réservé de la date 2" svg:x="4.24826in" svg:y="0in" svg:width="3.25in" svg:height="0.50174in" presentation:class="date-time" presentation:placeholder="false">
          <draw:text-box>
            <text:p text:style-name="a581" text:class-names="" text:cond-style-name=""><text:span text:style-name="a578" text:class-names=""><text:date text:fixed="false" style:data-style-name="a579"/></text:span><text:span text:style-name="a580" text:class-names=""/></text:p>
          </draw:text-box>
          <svg:title/>
          <svg:desc/>
        </draw:frame>
        <draw:page-thumbnail svg:x="0.75in" svg:y="1.25in" svg:width="6in" svg:height="3.375in" presentation:class="page" draw:id="id18" presentation:style-name="a583" draw:name="Espace réservé de l'image des diapositives 3">
          <svg:title/>
          <svg:desc/>
        </draw:page-thumbnail>
        <draw:frame draw:id="id19" presentation:style-name="a599" draw:name="Espace réservé des commentaires 4" svg:x="0.75in" svg:y="4.8125in" svg:width="6in" svg:height="3.9375in" presentation:class="notes" presentation:placeholder="false">
          <draw:text-box>
            <text:p text:style-name="a585" text:class-names="" text:cond-style-name=""><text:span text:style-name="a584" text:class-names="">Modifiez les styles du texte du masque</text:span></text:p>
            <text:list text:style-name="a588">
              <text:list-item>
                <text:list text:style-name="a588">
                  <text:list-item>
                    <text:p text:style-name="a587" text:class-names="" text:cond-style-name=""><text:span text:style-name="a586" text:class-names="">Deuxième niveau</text:span></text:p>
                  </text:list-item>
                </text:list>
              </text:list-item>
            </text:list>
            <text:list text:style-name="a591">
              <text:list-item>
                <text:list text:style-name="a591">
                  <text:list-item>
                    <text:list text:style-name="a591">
                      <text:list-item>
                        <text:p text:style-name="a590" text:class-names="" text:cond-style-name=""><text:span text:style-name="a589" text:class-names="">Troisième niveau</text:span></text:p>
                      </text:list-item>
                    </text:list>
                  </text:list-item>
                </text:list>
              </text:list-item>
            </text:list>
            <text:list text:style-name="a594">
              <text:list-item>
                <text:list text:style-name="a594">
                  <text:list-item>
                    <text:list text:style-name="a594">
                      <text:list-item>
                        <text:list text:style-name="a594">
                          <text:list-item>
                            <text:p text:style-name="a593" text:class-names="" text:cond-style-name=""><text:span text:style-name="a592" text:class-names="">Quatrième niveau</text:span></text:p>
                          </text:list-item>
                        </text:list>
                      </text:list-item>
                    </text:list>
                  </text:list-item>
                </text:list>
              </text:list-item>
            </text:list>
            <text:list text:style-name="a598">
              <text:list-item>
                <text:list text:style-name="a598">
                  <text:list-item>
                    <text:list text:style-name="a598">
                      <text:list-item>
                        <text:list text:style-name="a598">
                          <text:list-item>
                            <text:list text:style-name="a598">
                              <text:list-item>
                                <text:p text:style-name="a597" text:class-names="" text:cond-style-name=""><text:span text:style-name="a595" text:class-names="">Cinquième niveau</text:span><text:span text:style-name="a596" text:class-names=""/></text:p>
                              </text:list-item>
                            </text:list>
                          </text:list-item>
                        </text:list>
                      </text:list-item>
                    </text:list>
                  </text:list-item>
                </text:list>
              </text:list-item>
            </text:list>
          </draw:text-box>
          <svg:title/>
          <svg:desc/>
        </draw:frame>
        <draw:frame draw:id="id20" presentation:style-name="a602" draw:name="Espace réservé du pied de page 5" svg:x="0in" svg:y="9.49826in" svg:width="3.25in" svg:height="0.50174in" presentation:class="footer" presentation:placeholder="false">
          <draw:text-box>
            <text:p text:style-name="a601" text:class-names="" text:cond-style-name=""><text:span text:style-name="a600" text:class-names=""/></text:p>
          </draw:text-box>
          <svg:title/>
          <svg:desc/>
        </draw:frame>
        <draw:frame draw:id="id21" presentation:style-name="a606" draw:name="Espace réservé du numéro de diapositive 6" svg:x="4.24826in" svg:y="9.49826in" svg:width="3.25in" svg:height="0.50174in" presentation:class="page-number" presentation:placeholder="false">
          <draw:text-box>
            <text:p text:style-name="a605" text:class-names="" text:cond-style-name=""><text:span text:style-name="a603" text:class-names=""><text:page-number style:num-format="1" text:fixed="false"/></text:span><text:span text:style-name="a604" text:class-names=""/></text:p>
          </draw:text-box>
          <svg:title/>
          <svg:desc/>
        </draw:frame>
      </presentation:notes>
    </style:master-page>
    <style:master-page style:name="Master1-Layout8-objTx-Contenu-avec-légende" style:page-layout-name="pageLayout1" draw:style-name="a608">
      <draw:g draw:name="Group 8" draw:id="id119">
        <svg:title/>
        <svg:desc/>
        <draw:custom-shape svg:x="0in" svg:y="0in" svg:width="13.33333in" svg:height="7.5in" draw:id="id127" draw:style-name="a647"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28" draw:style-name="a649"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29" draw:style-name="a651"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30" draw:style-name="a653"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31" draw:style-name="a655"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32" draw:style-name="a657"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24826in" svg:y="0.43981in" svg:width="6.62211in" svg:height="6.62037in" draw:id="id133" draw:style-name="a658"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134" draw:style-name="a659" draw:transform="translate(-1.80414in -0.2411in) rotate(-4.63166) translate(5.23861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135" draw:style-name="a660" draw:transform="translate(-3.31019in -0.686in) rotate(-4.71239) translate(5.74826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36" draw:style-name="a661"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20" presentation:style-name="a612" draw:name="Title 1" svg:x="1.26307in" svg:y="1.41667in" svg:width="3.05463in" svg:height="1.75in" presentation:class="title" presentation:placeholder="false">
        <draw:text-box>
          <text:p text:style-name="a611" text:class-names="" text:cond-style-name=""><text:span text:style-name="a609" text:class-names="">Modifiez le style du titre</text:span><text:span text:style-name="a610" text:class-names=""/></text:p>
        </draw:text-box>
        <svg:title/>
        <svg:desc/>
      </draw:frame>
      <draw:frame draw:id="id121" presentation:style-name="a629" draw:name="Content Placeholder 2" svg:x="6.32234in" svg:y="1.58333in" svg:width="5.67593in" svg:height="5in" presentation:class="object" presentation:placeholder="false">
        <draw:text-box>
          <text:list text:style-name="a615">
            <text:list-item>
              <text:p text:style-name="a614" text:class-names="" text:cond-style-name=""><text:span text:style-name="a613" text:class-names="">Modifiez les styles du texte du masque</text:span></text:p>
            </text:list-item>
          </text:list>
          <text:list text:style-name="a618">
            <text:list-item>
              <text:list text:style-name="a618">
                <text:list-item>
                  <text:p text:style-name="a617" text:class-names="" text:cond-style-name=""><text:span text:style-name="a616" text:class-names="">Deuxième niveau</text:span></text:p>
                </text:list-item>
              </text:list>
            </text:list-item>
          </text:list>
          <text:list text:style-name="a621">
            <text:list-item>
              <text:list text:style-name="a621">
                <text:list-item>
                  <text:list text:style-name="a621">
                    <text:list-item>
                      <text:p text:style-name="a620" text:class-names="" text:cond-style-name=""><text:span text:style-name="a619" text:class-names="">Troisième niveau</text:span></text:p>
                    </text:list-item>
                  </text:list>
                </text:list-item>
              </text:list>
            </text:list-item>
          </text:list>
          <text:list text:style-name="a624">
            <text:list-item>
              <text:list text:style-name="a624">
                <text:list-item>
                  <text:list text:style-name="a624">
                    <text:list-item>
                      <text:list text:style-name="a624">
                        <text:list-item>
                          <text:p text:style-name="a623" text:class-names="" text:cond-style-name=""><text:span text:style-name="a622" text:class-names="">Quatrième niveau</text:span></text:p>
                        </text:list-item>
                      </text:list>
                    </text:list-item>
                  </text:list>
                </text:list-item>
              </text:list>
            </text:list-item>
          </text:list>
          <text:list text:style-name="a628">
            <text:list-item>
              <text:list text:style-name="a628">
                <text:list-item>
                  <text:list text:style-name="a628">
                    <text:list-item>
                      <text:list text:style-name="a628">
                        <text:list-item>
                          <text:list text:style-name="a628">
                            <text:list-item>
                              <text:p text:style-name="a627" text:class-names="" text:cond-style-name=""><text:span text:style-name="a625" text:class-names="">Cinquième niveau</text:span><text:span text:style-name="a626" text:class-names=""/></text:p>
                            </text:list-item>
                          </text:list>
                        </text:list-item>
                      </text:list>
                    </text:list-item>
                  </text:list>
                </text:list-item>
              </text:list>
            </text:list-item>
          </text:list>
        </draw:text-box>
        <svg:title/>
        <svg:desc/>
      </draw:frame>
      <draw:frame draw:id="id122" presentation:style-name="a633" draw:name="Text Placeholder 3" svg:x="1.26307in" svg:y="3.42222in" svg:width="3.05463in" svg:height="3.16667in" presentation:class="outline" presentation:placeholder="false">
        <draw:text-box>
          <text:list text:style-name="a632">
            <text:list-item>
              <text:p text:style-name="a631" text:class-names="" text:cond-style-name=""><text:span text:style-name="a630" text:class-names="">Modifiez les styles du texte du masque</text:span></text:p>
            </text:list-item>
          </text:list>
        </draw:text-box>
        <svg:title/>
        <svg:desc/>
      </draw:frame>
      <draw:frame draw:id="id123" presentation:style-name="a638" draw:name="Date Placeholder 4" svg:x="11.65038in" svg:y="6.9902in" svg:width="1.08333in" svg:height="0.33333in" presentation:class="date-time" presentation:placeholder="false">
        <draw:text-box>
          <text:p text:style-name="a637" text:class-names="" text:cond-style-name=""><text:span text:style-name="a634" text:class-names=""><text:date text:fixed="false" style:data-style-name="a635"/></text:span><text:span text:style-name="a636" text:class-names=""/></text:p>
        </draw:text-box>
        <svg:title/>
        <svg:desc/>
      </draw:frame>
      <draw:frame draw:id="id124" presentation:style-name="a641" draw:name="Footer Placeholder 5" svg:x="0.61364in" svg:y="6.9902in" svg:width="4.22112in" svg:height="0.33333in" presentation:class="footer" presentation:placeholder="false">
        <draw:text-box>
          <text:p text:style-name="a640" text:class-names="" text:cond-style-name=""><text:span text:style-name="a639" text:class-names="">
 <text:s text:c="13"/></text:span></text:p>
        </draw:text-box>
        <svg:title/>
        <svg:desc/>
      </draw:frame>
      <draw:custom-shape svg:x="11.41493in" svg:y="0in" svg:width="0.75in" svg:height="1.25in" draw:id="id125" draw:style-name="a642" draw:name="Rectangle 15">
        <svg:title/>
        <svg:desc/>
        <draw:enhanced-geometry xmlns:dr3d="urn:oasis:names:tc:opendocument:xmlns:dr3d:1.0" draw:type="non-primitive" svg:viewBox="0 0 21600 21600" draw:enhanced-path="M 0 0 L 21600 0 21600 21600 0 21600 Z N"/>
      </draw:custom-shape>
      <draw:frame draw:id="id126" presentation:style-name="a645" draw:name="Slide Number Placeholder 6" svg:x="11.32168in" svg:y="0.32341in" svg:width="0.91667in" svg:height="0.83955in" presentation:class="page-number" presentation:placeholder="false">
        <draw:text-box>
          <text:p text:style-name="a644" text:class-names="" text:cond-style-name=""><text:span text:style-name="a643" text:class-names=""><text:page-number style:num-format="1" text:fixed="false">‹#›</text:page-number></text:span></text:p>
        </draw:text-box>
        <svg:title/>
        <svg:desc/>
      </draw:frame>
      <presentation:notes style:page-layout-name="pageLayout2" draw:style-name="a694">
        <draw:frame draw:id="id16" presentation:style-name="a664" draw:name="Espace réservé de l'en-tête 1" svg:x="0in" svg:y="0in" svg:width="3.25in" svg:height="0.50174in" presentation:class="header" presentation:placeholder="false">
          <draw:text-box>
            <text:p text:style-name="a663" text:class-names="" text:cond-style-name=""><text:span text:style-name="a662" text:class-names=""/></text:p>
          </draw:text-box>
          <svg:title/>
          <svg:desc/>
        </draw:frame>
        <draw:frame draw:id="id17" presentation:style-name="a669" draw:name="Espace réservé de la date 2" svg:x="4.24826in" svg:y="0in" svg:width="3.25in" svg:height="0.50174in" presentation:class="date-time" presentation:placeholder="false">
          <draw:text-box>
            <text:p text:style-name="a668" text:class-names="" text:cond-style-name=""><text:span text:style-name="a665" text:class-names=""><text:date text:fixed="false" style:data-style-name="a666"/></text:span><text:span text:style-name="a667" text:class-names=""/></text:p>
          </draw:text-box>
          <svg:title/>
          <svg:desc/>
        </draw:frame>
        <draw:page-thumbnail svg:x="0.75in" svg:y="1.25in" svg:width="6in" svg:height="3.375in" presentation:class="page" draw:id="id18" presentation:style-name="a670" draw:name="Espace réservé de l'image des diapositives 3">
          <svg:title/>
          <svg:desc/>
        </draw:page-thumbnail>
        <draw:frame draw:id="id19" presentation:style-name="a686" draw:name="Espace réservé des commentaires 4" svg:x="0.75in" svg:y="4.8125in" svg:width="6in" svg:height="3.9375in" presentation:class="notes" presentation:placeholder="false">
          <draw:text-box>
            <text:p text:style-name="a672" text:class-names="" text:cond-style-name=""><text:span text:style-name="a671" text:class-names="">Modifiez les styles du texte du masque</text:span></text:p>
            <text:list text:style-name="a675">
              <text:list-item>
                <text:list text:style-name="a675">
                  <text:list-item>
                    <text:p text:style-name="a674" text:class-names="" text:cond-style-name=""><text:span text:style-name="a673" text:class-names="">Deuxième niveau</text:span></text:p>
                  </text:list-item>
                </text:list>
              </text:list-item>
            </text:list>
            <text:list text:style-name="a678">
              <text:list-item>
                <text:list text:style-name="a678">
                  <text:list-item>
                    <text:list text:style-name="a678">
                      <text:list-item>
                        <text:p text:style-name="a677" text:class-names="" text:cond-style-name=""><text:span text:style-name="a676" text:class-names="">Troisième niveau</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Quatrième niveau</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Cinquième niveau</text:span><text:span text:style-name="a683" text:class-names=""/></text:p>
                              </text:list-item>
                            </text:list>
                          </text:list-item>
                        </text:list>
                      </text:list-item>
                    </text:list>
                  </text:list-item>
                </text:list>
              </text:list-item>
            </text:list>
          </draw:text-box>
          <svg:title/>
          <svg:desc/>
        </draw:frame>
        <draw:frame draw:id="id20" presentation:style-name="a689" draw:name="Espace réservé du pied de page 5" svg:x="0in" svg:y="9.49826in" svg:width="3.25in" svg:height="0.50174in" presentation:class="footer" presentation:placeholder="false">
          <draw:text-box>
            <text:p text:style-name="a688" text:class-names="" text:cond-style-name=""><text:span text:style-name="a687" text:class-names=""/></text:p>
          </draw:text-box>
          <svg:title/>
          <svg:desc/>
        </draw:frame>
        <draw:frame draw:id="id21" presentation:style-name="a693" draw:name="Espace réservé du numéro de diapositive 6" svg:x="4.24826in" svg:y="9.49826in" svg:width="3.25in" svg:height="0.50174in" presentation:class="page-number" presentation:placeholder="false">
          <draw:text-box>
            <text:p text:style-name="a692" text:class-names="" text:cond-style-name=""><text:span text:style-name="a690" text:class-names=""><text:page-number style:num-format="1" text:fixed="false"/></text:span><text:span text:style-name="a691" text:class-names=""/></text:p>
          </draw:text-box>
          <svg:title/>
          <svg:desc/>
        </draw:frame>
      </presentation:notes>
    </style:master-page>
    <style:master-page style:name="Master1-Layout9-picTx-Image-avec-légende" style:page-layout-name="pageLayout1" draw:style-name="a695">
      <draw:g draw:name="Group 8" draw:id="id137">
        <svg:title/>
        <svg:desc/>
        <draw:custom-shape svg:x="0in" svg:y="0in" svg:width="13.33333in" svg:height="7.5in" draw:id="id145" draw:style-name="a721"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46" draw:style-name="a723"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47" draw:style-name="a725"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48" draw:style-name="a727"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49" draw:style-name="a729"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50" draw:style-name="a731"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5in" svg:y="0.43981in" svg:width="6.12037in" svg:height="6.62037in" draw:id="id151" draw:style-name="a732"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152" draw:style-name="a733" draw:transform="translate(-1.80414in -0.2411in) rotate(-4.63166) translate(6.40124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153" draw:style-name="a734" draw:transform="translate(-3.31019in -0.686in) rotate(-4.71239) translate(6.91412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54" draw:style-name="a735"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38" presentation:style-name="a699" draw:name="Title 1" svg:x="1.26307in" svg:y="1.85185in" svg:width="4.22696in" svg:height="1.89815in" presentation:class="title" presentation:placeholder="false">
        <draw:text-box>
          <text:p text:style-name="a698" text:class-names="" text:cond-style-name=""><text:span text:style-name="a696" text:class-names="">Modifiez le style du titre</text:span><text:span text:style-name="a697" text:class-names=""/></text:p>
        </draw:text-box>
        <svg:title/>
        <svg:desc/>
      </draw:frame>
      <draw:frame draw:id="id139" presentation:style-name="a703" draw:name="Picture Placeholder 2" svg:x="7.16084in" svg:y="1.25in" svg:width="3.5293in" svg:height="5in" presentation:class="graphic" presentation:placeholder="false">
        <draw:text-box>
          <text:p text:style-name="a702" text:class-names="" text:cond-style-name=""><text:span text:style-name="a700" text:class-names="">Cliquez sur l'icône pour ajouter une image</text:span><text:span text:style-name="a701" text:class-names=""/></text:p>
        </draw:text-box>
        <svg:title/>
        <svg:desc/>
      </draw:frame>
      <draw:frame draw:id="id140" presentation:style-name="a707" draw:name="Text Placeholder 3" svg:x="1.26307in" svg:y="4in" svg:width="4.22049in" svg:height="1.5in" presentation:class="outline" presentation:placeholder="false">
        <draw:text-box>
          <text:list text:style-name="a706">
            <text:list-item>
              <text:p text:style-name="a705" text:class-names="" text:cond-style-name=""><text:span text:style-name="a704" text:class-names="">Modifiez les styles du texte du masque</text:span></text:p>
            </text:list-item>
          </text:list>
        </draw:text-box>
        <svg:title/>
        <svg:desc/>
      </draw:frame>
      <draw:frame draw:id="id141" presentation:style-name="a712" draw:name="Date Placeholder 4" svg:x="11.65038in" svg:y="6.9902in" svg:width="1.08333in" svg:height="0.33333in" presentation:class="date-time" presentation:placeholder="false">
        <draw:text-box>
          <text:p text:style-name="a711" text:class-names="" text:cond-style-name=""><text:span text:style-name="a708" text:class-names=""><text:date text:fixed="false" style:data-style-name="a709"/></text:span><text:span text:style-name="a710" text:class-names=""/></text:p>
        </draw:text-box>
        <svg:title/>
        <svg:desc/>
      </draw:frame>
      <draw:frame draw:id="id142" presentation:style-name="a715" draw:name="Footer Placeholder 5" svg:x="0.61364in" svg:y="6.9902in" svg:width="4.22112in" svg:height="0.33333in" presentation:class="footer" presentation:placeholder="false">
        <draw:text-box>
          <text:p text:style-name="a714" text:class-names="" text:cond-style-name=""><text:span text:style-name="a713" text:class-names="">
 <text:s text:c="13"/></text:span></text:p>
        </draw:text-box>
        <svg:title/>
        <svg:desc/>
      </draw:frame>
      <draw:custom-shape svg:x="11.41493in" svg:y="0in" svg:width="0.75in" svg:height="1.25in" draw:id="id143" draw:style-name="a716" draw:name="Rectangle 15">
        <svg:title/>
        <svg:desc/>
        <draw:enhanced-geometry xmlns:dr3d="urn:oasis:names:tc:opendocument:xmlns:dr3d:1.0" draw:type="non-primitive" svg:viewBox="0 0 21600 21600" draw:enhanced-path="M 0 0 L 21600 0 21600 21600 0 21600 Z N"/>
      </draw:custom-shape>
      <draw:frame draw:id="id144" presentation:style-name="a719" draw:name="Slide Number Placeholder 6" svg:x="11.32168in" svg:y="0.32341in" svg:width="0.91667in" svg:height="0.83955in" presentation:class="page-number" presentation:placeholder="false">
        <draw:text-box>
          <text:p text:style-name="a718" text:class-names="" text:cond-style-name=""><text:span text:style-name="a717" text:class-names=""><text:page-number style:num-format="1" text:fixed="false">‹#›</text:page-number></text:span></text:p>
        </draw:text-box>
        <svg:title/>
        <svg:desc/>
      </draw:frame>
      <presentation:notes style:page-layout-name="pageLayout2" draw:style-name="a768">
        <draw:frame draw:id="id16" presentation:style-name="a738" draw:name="Espace réservé de l'en-tête 1" svg:x="0in" svg:y="0in" svg:width="3.25in" svg:height="0.50174in" presentation:class="header" presentation:placeholder="false">
          <draw:text-box>
            <text:p text:style-name="a737" text:class-names="" text:cond-style-name=""><text:span text:style-name="a736" text:class-names=""/></text:p>
          </draw:text-box>
          <svg:title/>
          <svg:desc/>
        </draw:frame>
        <draw:frame draw:id="id17" presentation:style-name="a743" draw:name="Espace réservé de la date 2" svg:x="4.24826in" svg:y="0in" svg:width="3.25in" svg:height="0.50174in" presentation:class="date-time" presentation:placeholder="false">
          <draw:text-box>
            <text:p text:style-name="a742" text:class-names="" text:cond-style-name=""><text:span text:style-name="a739" text:class-names=""><text:date text:fixed="false" style:data-style-name="a740"/></text:span><text:span text:style-name="a741" text:class-names=""/></text:p>
          </draw:text-box>
          <svg:title/>
          <svg:desc/>
        </draw:frame>
        <draw:page-thumbnail svg:x="0.75in" svg:y="1.25in" svg:width="6in" svg:height="3.375in" presentation:class="page" draw:id="id18" presentation:style-name="a744" draw:name="Espace réservé de l'image des diapositives 3">
          <svg:title/>
          <svg:desc/>
        </draw:page-thumbnail>
        <draw:frame draw:id="id19" presentation:style-name="a760" draw:name="Espace réservé des commentaires 4" svg:x="0.75in" svg:y="4.8125in" svg:width="6in" svg:height="3.9375in" presentation:class="notes" presentation:placeholder="false">
          <draw:text-box>
            <text:p text:style-name="a746" text:class-names="" text:cond-style-name=""><text:span text:style-name="a745" text:class-names="">Modifiez les styles du texte du masque</text:span></text:p>
            <text:list text:style-name="a749">
              <text:list-item>
                <text:list text:style-name="a749">
                  <text:list-item>
                    <text:p text:style-name="a748" text:class-names="" text:cond-style-name=""><text:span text:style-name="a747" text:class-names="">Deuxième niveau</text:span></text:p>
                  </text:list-item>
                </text:list>
              </text:list-item>
            </text:list>
            <text:list text:style-name="a752">
              <text:list-item>
                <text:list text:style-name="a752">
                  <text:list-item>
                    <text:list text:style-name="a752">
                      <text:list-item>
                        <text:p text:style-name="a751" text:class-names="" text:cond-style-name=""><text:span text:style-name="a750" text:class-names="">Troisième niveau</text:span></text:p>
                      </text:list-item>
                    </text:list>
                  </text:list-item>
                </text:list>
              </text:list-item>
            </text:list>
            <text:list text:style-name="a755">
              <text:list-item>
                <text:list text:style-name="a755">
                  <text:list-item>
                    <text:list text:style-name="a755">
                      <text:list-item>
                        <text:list text:style-name="a755">
                          <text:list-item>
                            <text:p text:style-name="a754" text:class-names="" text:cond-style-name=""><text:span text:style-name="a753" text:class-names="">Quatrième niveau</text:span></text:p>
                          </text:list-item>
                        </text:list>
                      </text:list-item>
                    </text:list>
                  </text:list-item>
                </text:list>
              </text:list-item>
            </text:list>
            <text:list text:style-name="a759">
              <text:list-item>
                <text:list text:style-name="a759">
                  <text:list-item>
                    <text:list text:style-name="a759">
                      <text:list-item>
                        <text:list text:style-name="a759">
                          <text:list-item>
                            <text:list text:style-name="a759">
                              <text:list-item>
                                <text:p text:style-name="a758" text:class-names="" text:cond-style-name=""><text:span text:style-name="a756" text:class-names="">Cinquième niveau</text:span><text:span text:style-name="a757" text:class-names=""/></text:p>
                              </text:list-item>
                            </text:list>
                          </text:list-item>
                        </text:list>
                      </text:list-item>
                    </text:list>
                  </text:list-item>
                </text:list>
              </text:list-item>
            </text:list>
          </draw:text-box>
          <svg:title/>
          <svg:desc/>
        </draw:frame>
        <draw:frame draw:id="id20" presentation:style-name="a763" draw:name="Espace réservé du pied de page 5" svg:x="0in" svg:y="9.49826in" svg:width="3.25in" svg:height="0.50174in" presentation:class="footer" presentation:placeholder="false">
          <draw:text-box>
            <text:p text:style-name="a762" text:class-names="" text:cond-style-name=""><text:span text:style-name="a761" text:class-names=""/></text:p>
          </draw:text-box>
          <svg:title/>
          <svg:desc/>
        </draw:frame>
        <draw:frame draw:id="id21" presentation:style-name="a767" draw:name="Espace réservé du numéro de diapositive 6" svg:x="4.24826in" svg:y="9.49826in" svg:width="3.25in" svg:height="0.50174in" presentation:class="page-number" presentation:placeholder="false">
          <draw:text-box>
            <text:p text:style-name="a766" text:class-names="" text:cond-style-name=""><text:span text:style-name="a764" text:class-names=""><text:page-number style:num-format="1" text:fixed="false"/></text:span><text:span text:style-name="a765" text:class-names=""/></text:p>
          </draw:text-box>
          <svg:title/>
          <svg:desc/>
        </draw:frame>
      </presentation:notes>
    </style:master-page>
    <style:master-page style:name="Master1-Layout10-cust-Image-panoramique-avec-légende" style:page-layout-name="pageLayout1" draw:style-name="a769">
      <draw:g draw:name="Group 7" draw:id="id155">
        <svg:title/>
        <svg:desc/>
        <draw:custom-shape svg:x="0in" svg:y="0in" svg:width="13.33333in" svg:height="7.5in" draw:id="id174" draw:layer="Master1-bg" draw:style-name="a811" draw:name="Rectangle 22">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75" draw:layer="Master1-bg" draw:style-name="a813"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76" draw:layer="Master1-bg" draw:style-name="a815"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77" draw:layer="Master1-bg" draw:style-name="a817"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78" draw:layer="Master1-bg" draw:style-name="a81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79" draw:layer="Master1-bg" draw:style-name="a821"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80" draw:layer="Master1-bg" draw:style-name="a822"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81" draw:layer="Master1-bg" draw:style-name="a823"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82" draw:layer="Master1-bg" draw:style-name="a82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156" draw:layer="Master1-bg" draw:style-name="a770" draw:name="Rectangle 31">
        <svg:title/>
        <svg:desc/>
        <draw:enhanced-geometry xmlns:dr3d="urn:oasis:names:tc:opendocument:xmlns:dr3d:1.0" draw:type="non-primitive" svg:viewBox="0 0 21600 21600" draw:enhanced-path="M 0 0 L 21600 0 21600 21600 0 21600 Z N"/>
      </draw:custom-shape>
      <draw:g draw:name="Group 8" draw:id="id157">
        <svg:title/>
        <svg:desc/>
        <draw:custom-shape svg:x="0in" svg:y="0in" svg:width="13.33333in" svg:height="7.5in" draw:id="id165" draw:style-name="a796" draw:name="Rectangle 12">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66" draw:style-name="a798"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67" draw:style-name="a800"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68" draw:style-name="a802"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69" draw:style-name="a804"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70" draw:style-name="a806"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71" draw:style-name="a807" draw:transform="translate(-1.80414in -0.2411in) rotate(-3.01695) translate(2.0926in 5.09483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12.33333in" svg:height="4.95833in" draw:id="id172" draw:style-name="a808" draw:transform="translate(-6.16667in -2.47917in) rotate(-3.14159) translate(6.66919in 2.83036in)"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73" draw:style-name="a809"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58" presentation:style-name="a774" draw:name="Title 1" svg:x="1.26307in" svg:y="5.43518in" svg:width="9.65186in" svg:height="0.61979in" presentation:class="title" presentation:placeholder="false">
        <draw:text-box>
          <text:p text:style-name="a773" text:class-names="" text:cond-style-name=""><text:span text:style-name="a771" text:class-names="">Modifiez le style du titre</text:span><text:span text:style-name="a772" text:class-names=""/></text:p>
        </draw:text-box>
        <svg:title/>
        <svg:desc/>
      </draw:frame>
      <draw:frame draw:id="id159" presentation:style-name="a778" draw:name="Picture Placeholder 2" svg:x="1.26307in" svg:y="0.75in" svg:width="9.65186in" svg:height="3.75in" presentation:class="graphic" presentation:placeholder="false">
        <draw:text-box>
          <text:p text:style-name="a777" text:class-names="" text:cond-style-name=""><text:span text:style-name="a775" text:class-names="">Cliquez sur l'icône pour ajouter une image</text:span><text:span text:style-name="a776" text:class-names=""/></text:p>
        </draw:text-box>
        <svg:title/>
        <svg:desc/>
      </draw:frame>
      <draw:frame draw:id="id160" presentation:style-name="a782" draw:name="Text Placeholder 3" svg:x="1.26307in" svg:y="6.05497in" svg:width="9.65186in" svg:height="0.53993in" presentation:class="outline" presentation:placeholder="false">
        <draw:text-box>
          <text:list text:style-name="a781">
            <text:list-item>
              <text:p text:style-name="a780" text:class-names="" text:cond-style-name=""><text:span text:style-name="a779" text:class-names="">Modifiez les styles du texte du masque</text:span></text:p>
            </text:list-item>
          </text:list>
        </draw:text-box>
        <svg:title/>
        <svg:desc/>
      </draw:frame>
      <draw:frame draw:id="id161" presentation:style-name="a787" draw:name="Date Placeholder 4" svg:x="11.65038in" svg:y="6.9902in" svg:width="1.08333in" svg:height="0.33333in" presentation:class="date-time" presentation:placeholder="false">
        <draw:text-box>
          <text:p text:style-name="a786" text:class-names="" text:cond-style-name=""><text:span text:style-name="a783" text:class-names=""><text:date text:fixed="false" style:data-style-name="a784"/></text:span><text:span text:style-name="a785" text:class-names=""/></text:p>
        </draw:text-box>
        <svg:title/>
        <svg:desc/>
      </draw:frame>
      <draw:frame draw:id="id162" presentation:style-name="a790" draw:name="Footer Placeholder 5" svg:x="0.61364in" svg:y="6.9902in" svg:width="4.22112in" svg:height="0.33333in" presentation:class="footer" presentation:placeholder="false">
        <draw:text-box>
          <text:p text:style-name="a789" text:class-names="" text:cond-style-name=""><text:span text:style-name="a788" text:class-names="">
 <text:s text:c="13"/></text:span></text:p>
        </draw:text-box>
        <svg:title/>
        <svg:desc/>
      </draw:frame>
      <draw:custom-shape svg:x="11.41493in" svg:y="0in" svg:width="0.75in" svg:height="1.25in" draw:id="id163" draw:style-name="a791" draw:name="Rectangle 15">
        <svg:title/>
        <svg:desc/>
        <draw:enhanced-geometry xmlns:dr3d="urn:oasis:names:tc:opendocument:xmlns:dr3d:1.0" draw:type="non-primitive" svg:viewBox="0 0 21600 21600" draw:enhanced-path="M 0 0 L 21600 0 21600 21600 0 21600 Z N"/>
      </draw:custom-shape>
      <draw:frame draw:id="id164" presentation:style-name="a794" draw:name="Slide Number Placeholder 6" svg:x="11.32168in" svg:y="0.32341in" svg:width="0.91667in" svg:height="0.83955in" presentation:class="page-number" presentation:placeholder="false">
        <draw:text-box>
          <text:p text:style-name="a793" text:class-names="" text:cond-style-name=""><text:span text:style-name="a792" text:class-names=""><text:page-number style:num-format="1" text:fixed="false">‹#›</text:page-number></text:span></text:p>
        </draw:text-box>
        <svg:title/>
        <svg:desc/>
      </draw:frame>
      <presentation:notes style:page-layout-name="pageLayout2" draw:style-name="a857">
        <draw:frame draw:id="id16" presentation:style-name="a827" draw:name="Espace réservé de l'en-tête 1" svg:x="0in" svg:y="0in" svg:width="3.25in" svg:height="0.50174in" presentation:class="header" presentation:placeholder="false">
          <draw:text-box>
            <text:p text:style-name="a826" text:class-names="" text:cond-style-name=""><text:span text:style-name="a825" text:class-names=""/></text:p>
          </draw:text-box>
          <svg:title/>
          <svg:desc/>
        </draw:frame>
        <draw:frame draw:id="id17" presentation:style-name="a832" draw:name="Espace réservé de la date 2" svg:x="4.24826in" svg:y="0in" svg:width="3.25in" svg:height="0.50174in" presentation:class="date-time" presentation:placeholder="false">
          <draw:text-box>
            <text:p text:style-name="a831" text:class-names="" text:cond-style-name=""><text:span text:style-name="a828" text:class-names=""><text:date text:fixed="false" style:data-style-name="a829"/></text:span><text:span text:style-name="a830" text:class-names=""/></text:p>
          </draw:text-box>
          <svg:title/>
          <svg:desc/>
        </draw:frame>
        <draw:page-thumbnail svg:x="0.75in" svg:y="1.25in" svg:width="6in" svg:height="3.375in" presentation:class="page" draw:id="id18" presentation:style-name="a833" draw:name="Espace réservé de l'image des diapositives 3">
          <svg:title/>
          <svg:desc/>
        </draw:page-thumbnail>
        <draw:frame draw:id="id19" presentation:style-name="a849" draw:name="Espace réservé des commentaires 4" svg:x="0.75in" svg:y="4.8125in" svg:width="6in" svg:height="3.9375in" presentation:class="notes" presentation:placeholder="false">
          <draw:text-box>
            <text:p text:style-name="a835" text:class-names="" text:cond-style-name=""><text:span text:style-name="a834" text:class-names="">Modifiez les styles du texte du masque</text:span></text:p>
            <text:list text:style-name="a838">
              <text:list-item>
                <text:list text:style-name="a838">
                  <text:list-item>
                    <text:p text:style-name="a837" text:class-names="" text:cond-style-name=""><text:span text:style-name="a836" text:class-names="">Deuxième niveau</text:span></text:p>
                  </text:list-item>
                </text:list>
              </text:list-item>
            </text:list>
            <text:list text:style-name="a841">
              <text:list-item>
                <text:list text:style-name="a841">
                  <text:list-item>
                    <text:list text:style-name="a841">
                      <text:list-item>
                        <text:p text:style-name="a840" text:class-names="" text:cond-style-name=""><text:span text:style-name="a839" text:class-names="">Troisième niveau</text:span></text:p>
                      </text:list-item>
                    </text:list>
                  </text:list-item>
                </text:list>
              </text:list-item>
            </text:list>
            <text:list text:style-name="a844">
              <text:list-item>
                <text:list text:style-name="a844">
                  <text:list-item>
                    <text:list text:style-name="a844">
                      <text:list-item>
                        <text:list text:style-name="a844">
                          <text:list-item>
                            <text:p text:style-name="a843" text:class-names="" text:cond-style-name=""><text:span text:style-name="a842" text:class-names="">Quatrième niveau</text:span></text:p>
                          </text:list-item>
                        </text:list>
                      </text:list-item>
                    </text:list>
                  </text:list-item>
                </text:list>
              </text:list-item>
            </text:list>
            <text:list text:style-name="a848">
              <text:list-item>
                <text:list text:style-name="a848">
                  <text:list-item>
                    <text:list text:style-name="a848">
                      <text:list-item>
                        <text:list text:style-name="a848">
                          <text:list-item>
                            <text:list text:style-name="a848">
                              <text:list-item>
                                <text:p text:style-name="a847" text:class-names="" text:cond-style-name=""><text:span text:style-name="a845" text:class-names="">Cinquième niveau</text:span><text:span text:style-name="a846" text:class-names=""/></text:p>
                              </text:list-item>
                            </text:list>
                          </text:list-item>
                        </text:list>
                      </text:list-item>
                    </text:list>
                  </text:list-item>
                </text:list>
              </text:list-item>
            </text:list>
          </draw:text-box>
          <svg:title/>
          <svg:desc/>
        </draw:frame>
        <draw:frame draw:id="id20" presentation:style-name="a852" draw:name="Espace réservé du pied de page 5" svg:x="0in" svg:y="9.49826in" svg:width="3.25in" svg:height="0.50174in" presentation:class="footer" presentation:placeholder="false">
          <draw:text-box>
            <text:p text:style-name="a851" text:class-names="" text:cond-style-name=""><text:span text:style-name="a850" text:class-names=""/></text:p>
          </draw:text-box>
          <svg:title/>
          <svg:desc/>
        </draw:frame>
        <draw:frame draw:id="id21" presentation:style-name="a856" draw:name="Espace réservé du numéro de diapositive 6" svg:x="4.24826in" svg:y="9.49826in" svg:width="3.25in" svg:height="0.50174in" presentation:class="page-number" presentation:placeholder="false">
          <draw:text-box>
            <text:p text:style-name="a855" text:class-names="" text:cond-style-name=""><text:span text:style-name="a853" text:class-names=""><text:page-number style:num-format="1" text:fixed="false"/></text:span><text:span text:style-name="a854" text:class-names=""/></text:p>
          </draw:text-box>
          <svg:title/>
          <svg:desc/>
        </draw:frame>
      </presentation:notes>
    </style:master-page>
    <style:master-page style:name="Master1-Layout11-cust-Titre-et-légende" style:page-layout-name="pageLayout1" draw:style-name="a858">
      <draw:g draw:name="Group 6" draw:id="id183">
        <svg:title/>
        <svg:desc/>
        <draw:custom-shape svg:x="0in" svg:y="0in" svg:width="13.33333in" svg:height="7.5in" draw:id="id190" draw:style-name="a880"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91" draw:style-name="a882"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92" draw:style-name="a884"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93" draw:style-name="a886"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94" draw:style-name="a888"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95" draw:style-name="a890"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96" draw:style-name="a891" draw:transform="translate(-1.80414in -0.2411in) rotate(-6.11158) translate(11.08995in 3.210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3.06356in" svg:width="12.33333in" svg:height="3.93989in" draw:id="id197" draw:style-name="a892" draw:name="Freeform 5">
          <svg:title/>
          <svg:desc/>
          <draw:enhanced-geometry xmlns:dr3d="urn:oasis:names:tc:opendocument:xmlns:dr3d:1.0" draw:type="non-primitive" svg:viewBox="0 0 10000 7946" draw:enhanced-path="M 0 0 L 0 7945 10000 7946 10000 4 10000 4 9773 91 9547 175 9320 256 9092 326 8865 396 8637 462 8412 518 8184 571 7957 620 7734 662 7508 704 7285 739 7062 767 6840 795 6620 819 6402 837 6184 851 5968 865 5755 872 5542 879 5332 882 5124 879 4918 879 4714 872 4514 861 4316 851 4122 840 3929 823 3739 805 3553 788 3190 742 2842 693 2508 641 2192 585 1890 525 1610 462 1347 399 1105 336 883 277 686 221 508 168 358 123 232 81 59 21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7946"/>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98" draw:style-name="a89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84" presentation:style-name="a862" draw:name="Title 1" svg:x="1.25634in" svg:y="1.16297in" svg:width="9.65859in" svg:height="1.50152in" presentation:class="title" presentation:placeholder="false">
        <draw:text-box>
          <text:p text:style-name="a861" text:class-names="" text:cond-style-name=""><text:span text:style-name="a859" text:class-names="">Modifiez le style du titre</text:span><text:span text:style-name="a860" text:class-names=""/></text:p>
        </draw:text-box>
        <svg:title/>
        <svg:desc/>
      </draw:frame>
      <draw:frame draw:id="id185" presentation:style-name="a866" draw:name="Text Placeholder 3" svg:x="1.26307in" svg:y="3.875in" svg:width="9.65186in" svg:height="2.70833in" presentation:class="outline" presentation:placeholder="false">
        <draw:text-box>
          <text:list text:style-name="a865">
            <text:list-item>
              <text:p text:style-name="a864" text:class-names="" text:cond-style-name=""><text:span text:style-name="a863" text:class-names="">Modifiez les styles du texte du masque</text:span></text:p>
            </text:list-item>
          </text:list>
        </draw:text-box>
        <svg:title/>
        <svg:desc/>
      </draw:frame>
      <draw:frame draw:id="id186" presentation:style-name="a871" draw:name="Date Placeholder 3" svg:x="11.65038in" svg:y="6.9902in" svg:width="1.08333in" svg:height="0.33333in" presentation:class="date-time" presentation:placeholder="false">
        <draw:text-box>
          <text:p text:style-name="a870" text:class-names="" text:cond-style-name=""><text:span text:style-name="a867" text:class-names=""><text:date text:fixed="false" style:data-style-name="a868"/></text:span><text:span text:style-name="a869" text:class-names=""/></text:p>
        </draw:text-box>
        <svg:title/>
        <svg:desc/>
      </draw:frame>
      <draw:frame draw:id="id187" presentation:style-name="a874" draw:name="Footer Placeholder 4" svg:x="0.61364in" svg:y="6.9902in" svg:width="4.22112in" svg:height="0.33333in" presentation:class="footer" presentation:placeholder="false">
        <draw:text-box>
          <text:p text:style-name="a873" text:class-names="" text:cond-style-name=""><text:span text:style-name="a872" text:class-names="">
 <text:s text:c="13"/></text:span></text:p>
        </draw:text-box>
        <svg:title/>
        <svg:desc/>
      </draw:frame>
      <draw:custom-shape svg:x="11.41493in" svg:y="0in" svg:width="0.75in" svg:height="1.25in" draw:id="id188" draw:style-name="a875" draw:name="Rectangle 12">
        <svg:title/>
        <svg:desc/>
        <draw:enhanced-geometry xmlns:dr3d="urn:oasis:names:tc:opendocument:xmlns:dr3d:1.0" draw:type="non-primitive" svg:viewBox="0 0 21600 21600" draw:enhanced-path="M 0 0 L 21600 0 21600 21600 0 21600 Z N"/>
      </draw:custom-shape>
      <draw:frame draw:id="id189" presentation:style-name="a878" draw:name="Slide Number Placeholder 5" svg:x="11.32168in" svg:y="0.32341in" svg:width="0.91667in" svg:height="0.83955in" presentation:class="page-number" presentation:placeholder="false">
        <draw:text-box>
          <text:p text:style-name="a877" text:class-names="" text:cond-style-name=""><text:span text:style-name="a876" text:class-names=""><text:page-number style:num-format="1" text:fixed="false">‹#›</text:page-number></text:span></text:p>
        </draw:text-box>
        <svg:title/>
        <svg:desc/>
      </draw:frame>
      <presentation:notes style:page-layout-name="pageLayout2" draw:style-name="a926">
        <draw:frame draw:id="id16" presentation:style-name="a896" draw:name="Espace réservé de l'en-tête 1" svg:x="0in" svg:y="0in" svg:width="3.25in" svg:height="0.50174in" presentation:class="header" presentation:placeholder="false">
          <draw:text-box>
            <text:p text:style-name="a895" text:class-names="" text:cond-style-name=""><text:span text:style-name="a894" text:class-names=""/></text:p>
          </draw:text-box>
          <svg:title/>
          <svg:desc/>
        </draw:frame>
        <draw:frame draw:id="id17" presentation:style-name="a901" draw:name="Espace réservé de la date 2" svg:x="4.24826in" svg:y="0in" svg:width="3.25in" svg:height="0.50174in" presentation:class="date-time" presentation:placeholder="false">
          <draw:text-box>
            <text:p text:style-name="a900" text:class-names="" text:cond-style-name=""><text:span text:style-name="a897" text:class-names=""><text:date text:fixed="false" style:data-style-name="a898"/></text:span><text:span text:style-name="a899" text:class-names=""/></text:p>
          </draw:text-box>
          <svg:title/>
          <svg:desc/>
        </draw:frame>
        <draw:page-thumbnail svg:x="0.75in" svg:y="1.25in" svg:width="6in" svg:height="3.375in" presentation:class="page" draw:id="id18" presentation:style-name="a902" draw:name="Espace réservé de l'image des diapositives 3">
          <svg:title/>
          <svg:desc/>
        </draw:page-thumbnail>
        <draw:frame draw:id="id19" presentation:style-name="a918" draw:name="Espace réservé des commentaires 4" svg:x="0.75in" svg:y="4.8125in" svg:width="6in" svg:height="3.9375in" presentation:class="notes" presentation:placeholder="false">
          <draw:text-box>
            <text:p text:style-name="a904" text:class-names="" text:cond-style-name=""><text:span text:style-name="a903" text:class-names="">Modifiez les styles du texte du masque</text:span></text:p>
            <text:list text:style-name="a907">
              <text:list-item>
                <text:list text:style-name="a907">
                  <text:list-item>
                    <text:p text:style-name="a906" text:class-names="" text:cond-style-name=""><text:span text:style-name="a905" text:class-names="">Deuxième niveau</text:span></text:p>
                  </text:list-item>
                </text:list>
              </text:list-item>
            </text:list>
            <text:list text:style-name="a910">
              <text:list-item>
                <text:list text:style-name="a910">
                  <text:list-item>
                    <text:list text:style-name="a910">
                      <text:list-item>
                        <text:p text:style-name="a909" text:class-names="" text:cond-style-name=""><text:span text:style-name="a908" text:class-names="">Troisième niveau</text:span></text:p>
                      </text:list-item>
                    </text:list>
                  </text:list-item>
                </text:list>
              </text:list-item>
            </text:list>
            <text:list text:style-name="a913">
              <text:list-item>
                <text:list text:style-name="a913">
                  <text:list-item>
                    <text:list text:style-name="a913">
                      <text:list-item>
                        <text:list text:style-name="a913">
                          <text:list-item>
                            <text:p text:style-name="a912" text:class-names="" text:cond-style-name=""><text:span text:style-name="a911" text:class-names="">Quatrième niveau</text:span></text:p>
                          </text:list-item>
                        </text:list>
                      </text:list-item>
                    </text:list>
                  </text:list-item>
                </text:list>
              </text:list-item>
            </text:list>
            <text:list text:style-name="a917">
              <text:list-item>
                <text:list text:style-name="a917">
                  <text:list-item>
                    <text:list text:style-name="a917">
                      <text:list-item>
                        <text:list text:style-name="a917">
                          <text:list-item>
                            <text:list text:style-name="a917">
                              <text:list-item>
                                <text:p text:style-name="a916" text:class-names="" text:cond-style-name=""><text:span text:style-name="a914" text:class-names="">Cinquième niveau</text:span><text:span text:style-name="a915" text:class-names=""/></text:p>
                              </text:list-item>
                            </text:list>
                          </text:list-item>
                        </text:list>
                      </text:list-item>
                    </text:list>
                  </text:list-item>
                </text:list>
              </text:list-item>
            </text:list>
          </draw:text-box>
          <svg:title/>
          <svg:desc/>
        </draw:frame>
        <draw:frame draw:id="id20" presentation:style-name="a921" draw:name="Espace réservé du pied de page 5" svg:x="0in" svg:y="9.49826in" svg:width="3.25in" svg:height="0.50174in" presentation:class="footer" presentation:placeholder="false">
          <draw:text-box>
            <text:p text:style-name="a920" text:class-names="" text:cond-style-name=""><text:span text:style-name="a919" text:class-names=""/></text:p>
          </draw:text-box>
          <svg:title/>
          <svg:desc/>
        </draw:frame>
        <draw:frame draw:id="id21" presentation:style-name="a925" draw:name="Espace réservé du numéro de diapositive 6" svg:x="4.24826in" svg:y="9.49826in" svg:width="3.25in" svg:height="0.50174in" presentation:class="page-number" presentation:placeholder="false">
          <draw:text-box>
            <text:p text:style-name="a924" text:class-names="" text:cond-style-name=""><text:span text:style-name="a922" text:class-names=""><text:page-number style:num-format="1" text:fixed="false"/></text:span><text:span text:style-name="a923" text:class-names=""/></text:p>
          </draw:text-box>
          <svg:title/>
          <svg:desc/>
        </draw:frame>
      </presentation:notes>
    </style:master-page>
    <style:master-page style:name="Master1-Layout12-cust-Citation-avec-légende" style:page-layout-name="pageLayout1" draw:style-name="a927">
      <draw:g draw:name="Group 2" draw:id="id199">
        <svg:title/>
        <svg:desc/>
        <draw:custom-shape svg:x="0in" svg:y="0in" svg:width="13.33333in" svg:height="7.5in" draw:id="id209" draw:style-name="a959" draw:name="Rectangle 1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10" draw:style-name="a961"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11" draw:style-name="a963"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12" draw:style-name="a965" draw:name="Oval 2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13" draw:style-name="a967" draw:name="Oval 2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14" draw:style-name="a969" draw:name="Oval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15" draw:style-name="a970" draw:transform="translate(-1.80414in -0.2411in) rotate(-6.11158) translate(11.08995in 4.818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216" draw:style-name="a971"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17" draw:style-name="a972"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00" draw:style-name="a930" draw:name="TextBox 15" svg:x="0.96409in" svg:y="0.66419in" svg:width="0.87698in" svg:height="1.7166in">
        <draw:text-box>
          <text:p text:style-name="a929" text:class-names="" text:cond-style-name=""><text:span text:style-name="a928" text:class-names="">“</text:span></text:p>
        </draw:text-box>
        <svg:title/>
        <svg:desc/>
      </draw:frame>
      <draw:frame draw:id="id201" draw:style-name="a933" draw:name="TextBox 12" svg:x="10.80977in" svg:y="2.85847in" svg:width="0.71387in" svg:height="1.7166in">
        <draw:text-box>
          <text:p text:style-name="a932" text:class-names="" text:cond-style-name=""><text:span text:style-name="a931" text:class-names="">”</text:span></text:p>
        </draw:text-box>
        <svg:title/>
        <svg:desc/>
      </draw:frame>
      <draw:frame draw:id="id202" presentation:style-name="a937" draw:name="Title 1" svg:x="1.72996in" svg:y="1.07407in" svg:width="9.2453in" svg:height="2.94907in" presentation:class="title" presentation:placeholder="false">
        <draw:text-box>
          <text:p text:style-name="a936" text:class-names="" text:cond-style-name=""><text:span text:style-name="a934" text:class-names="">Modifiez le style du titre</text:span><text:span text:style-name="a935" text:class-names=""/></text:p>
        </draw:text-box>
        <svg:title/>
        <svg:desc/>
      </draw:frame>
      <draw:frame draw:id="id203" presentation:style-name="a941" draw:name="Text Placeholder 3" svg:x="2.12811in" svg:y="4.02315in" svg:width="8.45496in" svg:height="0.37421in" presentation:class="outline" presentation:placeholder="false">
        <draw:text-box>
          <text:list text:style-name="a940">
            <text:list-item>
              <text:p text:style-name="a939" text:class-names="" text:cond-style-name=""><text:span text:style-name="a938" text:class-names="">Modifiez les styles du texte du masque</text:span></text:p>
            </text:list-item>
          </text:list>
        </draw:text-box>
        <svg:title/>
        <svg:desc/>
      </draw:frame>
      <draw:frame draw:id="id204" presentation:style-name="a945" draw:name="Text Placeholder 3" svg:x="1.26307in" svg:y="5.5in" svg:width="10.11034in" svg:height="1.09127in" presentation:class="outline" presentation:placeholder="false">
        <draw:text-box>
          <text:list text:style-name="a944">
            <text:list-item>
              <text:p text:style-name="a943" text:class-names="" text:cond-style-name=""><text:span text:style-name="a942" text:class-names="">Modifiez les styles du texte du masque</text:span></text:p>
            </text:list-item>
          </text:list>
        </draw:text-box>
        <svg:title/>
        <svg:desc/>
      </draw:frame>
      <draw:frame draw:id="id205" presentation:style-name="a950" draw:name="Date Placeholder 3" svg:x="11.65038in" svg:y="6.9902in" svg:width="1.08333in" svg:height="0.33333in" presentation:class="date-time" presentation:placeholder="false">
        <draw:text-box>
          <text:p text:style-name="a949" text:class-names="" text:cond-style-name=""><text:span text:style-name="a946" text:class-names=""><text:date text:fixed="false" style:data-style-name="a947"/></text:span><text:span text:style-name="a948" text:class-names=""/></text:p>
        </draw:text-box>
        <svg:title/>
        <svg:desc/>
      </draw:frame>
      <draw:frame draw:id="id206" presentation:style-name="a953" draw:name="Footer Placeholder 4" svg:x="0.61364in" svg:y="6.9902in" svg:width="4.22112in" svg:height="0.33333in" presentation:class="footer" presentation:placeholder="false">
        <draw:text-box>
          <text:p text:style-name="a952" text:class-names="" text:cond-style-name=""><text:span text:style-name="a951" text:class-names="">
 <text:s text:c="13"/></text:span></text:p>
        </draw:text-box>
        <svg:title/>
        <svg:desc/>
      </draw:frame>
      <draw:custom-shape svg:x="11.41493in" svg:y="0in" svg:width="0.75in" svg:height="1.25in" draw:id="id207" draw:style-name="a954" draw:name="Rectangle 18">
        <svg:title/>
        <svg:desc/>
        <draw:enhanced-geometry xmlns:dr3d="urn:oasis:names:tc:opendocument:xmlns:dr3d:1.0" draw:type="non-primitive" svg:viewBox="0 0 21600 21600" draw:enhanced-path="M 0 0 L 21600 0 21600 21600 0 21600 Z N"/>
      </draw:custom-shape>
      <draw:frame draw:id="id208" presentation:style-name="a957" draw:name="Slide Number Placeholder 5" svg:x="11.32168in" svg:y="0.32341in" svg:width="0.91667in" svg:height="0.83955in" presentation:class="page-number" presentation:placeholder="false">
        <draw:text-box>
          <text:p text:style-name="a956" text:class-names="" text:cond-style-name=""><text:span text:style-name="a955" text:class-names=""><text:page-number style:num-format="1" text:fixed="false">‹#›</text:page-number></text:span></text:p>
        </draw:text-box>
        <svg:title/>
        <svg:desc/>
      </draw:frame>
      <presentation:notes style:page-layout-name="pageLayout2" draw:style-name="a1005">
        <draw:frame draw:id="id16" presentation:style-name="a975" draw:name="Espace réservé de l'en-tête 1" svg:x="0in" svg:y="0in" svg:width="3.25in" svg:height="0.50174in" presentation:class="header" presentation:placeholder="false">
          <draw:text-box>
            <text:p text:style-name="a974" text:class-names="" text:cond-style-name=""><text:span text:style-name="a973" text:class-names=""/></text:p>
          </draw:text-box>
          <svg:title/>
          <svg:desc/>
        </draw:frame>
        <draw:frame draw:id="id17" presentation:style-name="a980" draw:name="Espace réservé de la date 2" svg:x="4.24826in" svg:y="0in" svg:width="3.25in" svg:height="0.50174in" presentation:class="date-time" presentation:placeholder="false">
          <draw:text-box>
            <text:p text:style-name="a979" text:class-names="" text:cond-style-name=""><text:span text:style-name="a976" text:class-names=""><text:date text:fixed="false" style:data-style-name="a977"/></text:span><text:span text:style-name="a978" text:class-names=""/></text:p>
          </draw:text-box>
          <svg:title/>
          <svg:desc/>
        </draw:frame>
        <draw:page-thumbnail svg:x="0.75in" svg:y="1.25in" svg:width="6in" svg:height="3.375in" presentation:class="page" draw:id="id18" presentation:style-name="a981" draw:name="Espace réservé de l'image des diapositives 3">
          <svg:title/>
          <svg:desc/>
        </draw:page-thumbnail>
        <draw:frame draw:id="id19" presentation:style-name="a997" draw:name="Espace réservé des commentaires 4" svg:x="0.75in" svg:y="4.8125in" svg:width="6in" svg:height="3.9375in" presentation:class="notes" presentation:placeholder="false">
          <draw:text-box>
            <text:p text:style-name="a983" text:class-names="" text:cond-style-name=""><text:span text:style-name="a982" text:class-names="">Modifiez les styles du texte du masque</text:span></text:p>
            <text:list text:style-name="a986">
              <text:list-item>
                <text:list text:style-name="a986">
                  <text:list-item>
                    <text:p text:style-name="a985" text:class-names="" text:cond-style-name=""><text:span text:style-name="a984" text:class-names="">Deuxième niveau</text:span></text:p>
                  </text:list-item>
                </text:list>
              </text:list-item>
            </text:list>
            <text:list text:style-name="a989">
              <text:list-item>
                <text:list text:style-name="a989">
                  <text:list-item>
                    <text:list text:style-name="a989">
                      <text:list-item>
                        <text:p text:style-name="a988" text:class-names="" text:cond-style-name=""><text:span text:style-name="a987" text:class-names="">Troisième niveau</text:span></text:p>
                      </text:list-item>
                    </text:list>
                  </text:list-item>
                </text:list>
              </text:list-item>
            </text:list>
            <text:list text:style-name="a992">
              <text:list-item>
                <text:list text:style-name="a992">
                  <text:list-item>
                    <text:list text:style-name="a992">
                      <text:list-item>
                        <text:list text:style-name="a992">
                          <text:list-item>
                            <text:p text:style-name="a991" text:class-names="" text:cond-style-name=""><text:span text:style-name="a990" text:class-names="">Quatrième niveau</text:span></text:p>
                          </text:list-item>
                        </text:list>
                      </text:list-item>
                    </text:list>
                  </text:list-item>
                </text:list>
              </text:list-item>
            </text:list>
            <text:list text:style-name="a996">
              <text:list-item>
                <text:list text:style-name="a996">
                  <text:list-item>
                    <text:list text:style-name="a996">
                      <text:list-item>
                        <text:list text:style-name="a996">
                          <text:list-item>
                            <text:list text:style-name="a996">
                              <text:list-item>
                                <text:p text:style-name="a995" text:class-names="" text:cond-style-name=""><text:span text:style-name="a993" text:class-names="">Cinquième niveau</text:span><text:span text:style-name="a994" text:class-names=""/></text:p>
                              </text:list-item>
                            </text:list>
                          </text:list-item>
                        </text:list>
                      </text:list-item>
                    </text:list>
                  </text:list-item>
                </text:list>
              </text:list-item>
            </text:list>
          </draw:text-box>
          <svg:title/>
          <svg:desc/>
        </draw:frame>
        <draw:frame draw:id="id20" presentation:style-name="a1000" draw:name="Espace réservé du pied de page 5" svg:x="0in" svg:y="9.49826in" svg:width="3.25in" svg:height="0.50174in" presentation:class="footer" presentation:placeholder="false">
          <draw:text-box>
            <text:p text:style-name="a999" text:class-names="" text:cond-style-name=""><text:span text:style-name="a998" text:class-names=""/></text:p>
          </draw:text-box>
          <svg:title/>
          <svg:desc/>
        </draw:frame>
        <draw:frame draw:id="id21" presentation:style-name="a1004" draw:name="Espace réservé du numéro de diapositive 6" svg:x="4.24826in" svg:y="9.49826in" svg:width="3.25in" svg:height="0.50174in" presentation:class="page-number" presentation:placeholder="false">
          <draw:text-box>
            <text:p text:style-name="a1003" text:class-names="" text:cond-style-name=""><text:span text:style-name="a1001" text:class-names=""><text:page-number style:num-format="1" text:fixed="false"/></text:span><text:span text:style-name="a1002" text:class-names=""/></text:p>
          </draw:text-box>
          <svg:title/>
          <svg:desc/>
        </draw:frame>
      </presentation:notes>
    </style:master-page>
    <style:master-page style:name="Master1-Layout13-cust-Carte-nom" style:page-layout-name="pageLayout1" draw:style-name="a1006">
      <draw:g draw:name="Group 8" draw:id="id218">
        <svg:title/>
        <svg:desc/>
        <draw:custom-shape svg:x="0in" svg:y="0in" svg:width="13.33333in" svg:height="7.5in" draw:id="id225" draw:style-name="a1028"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26" draw:style-name="a1030"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27" draw:style-name="a1032"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28" draw:style-name="a1034"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29" draw:style-name="a1036"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30" draw:style-name="a1038"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31" draw:style-name="a1039" draw:transform="translate(-1.80414in -0.2411in) rotate(-6.11158) translate(11.08995in 4.82726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232" draw:style-name="a1040"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33" draw:style-name="a1041"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19" presentation:style-name="a1010" draw:name="Title 1" svg:x="1.26307in" svg:y="2.59259in" svg:width="9.65186in" svg:height="1.99313in" presentation:class="title" presentation:placeholder="false">
        <draw:text-box>
          <text:p text:style-name="a1009" text:class-names="" text:cond-style-name=""><text:span text:style-name="a1007" text:class-names="">Modifiez le style du titre</text:span><text:span text:style-name="a1008" text:class-names=""/></text:p>
        </draw:text-box>
        <svg:title/>
        <svg:desc/>
      </draw:frame>
      <draw:frame draw:id="id220" presentation:style-name="a1014" draw:name="Text Placeholder 2" svg:x="1.26307in" svg:y="5.49537in" svg:width="9.65186in" svg:height="0.94094in" presentation:class="outline" presentation:placeholder="false">
        <draw:text-box>
          <text:list text:style-name="a1013">
            <text:list-item>
              <text:p text:style-name="a1012" text:class-names="" text:cond-style-name=""><text:span text:style-name="a1011" text:class-names="">Modifiez les styles du texte du masque</text:span></text:p>
            </text:list-item>
          </text:list>
        </draw:text-box>
        <svg:title/>
        <svg:desc/>
      </draw:frame>
      <draw:frame draw:id="id221" presentation:style-name="a1019" draw:name="Date Placeholder 3" svg:x="11.65038in" svg:y="6.9902in" svg:width="1.08333in" svg:height="0.33333in" presentation:class="date-time" presentation:placeholder="false">
        <draw:text-box>
          <text:p text:style-name="a1018" text:class-names="" text:cond-style-name=""><text:span text:style-name="a1015" text:class-names=""><text:date text:fixed="false" style:data-style-name="a1016"/></text:span><text:span text:style-name="a1017" text:class-names=""/></text:p>
        </draw:text-box>
        <svg:title/>
        <svg:desc/>
      </draw:frame>
      <draw:frame draw:id="id222" presentation:style-name="a1022" draw:name="Footer Placeholder 4" svg:x="0.61364in" svg:y="6.9902in" svg:width="4.22112in" svg:height="0.33333in" presentation:class="footer" presentation:placeholder="false">
        <draw:text-box>
          <text:p text:style-name="a1021" text:class-names="" text:cond-style-name=""><text:span text:style-name="a1020" text:class-names="">
 <text:s text:c="13"/></text:span></text:p>
        </draw:text-box>
        <svg:title/>
        <svg:desc/>
      </draw:frame>
      <draw:custom-shape svg:x="11.41493in" svg:y="0in" svg:width="0.75in" svg:height="1.25in" draw:id="id223" draw:style-name="a1023" draw:name="Rectangle 13">
        <svg:title/>
        <svg:desc/>
        <draw:enhanced-geometry xmlns:dr3d="urn:oasis:names:tc:opendocument:xmlns:dr3d:1.0" draw:type="non-primitive" svg:viewBox="0 0 21600 21600" draw:enhanced-path="M 0 0 L 21600 0 21600 21600 0 21600 Z N"/>
      </draw:custom-shape>
      <draw:frame draw:id="id224" presentation:style-name="a1026" draw:name="Slide Number Placeholder 5" svg:x="11.32168in" svg:y="0.32341in" svg:width="0.91667in" svg:height="0.83955in" presentation:class="page-number" presentation:placeholder="false">
        <draw:text-box>
          <text:p text:style-name="a1025" text:class-names="" text:cond-style-name=""><text:span text:style-name="a1024" text:class-names=""><text:page-number style:num-format="1" text:fixed="false">‹#›</text:page-number></text:span></text:p>
        </draw:text-box>
        <svg:title/>
        <svg:desc/>
      </draw:frame>
      <presentation:notes style:page-layout-name="pageLayout2" draw:style-name="a1074">
        <draw:frame draw:id="id16" presentation:style-name="a1044" draw:name="Espace réservé de l'en-tête 1" svg:x="0in" svg:y="0in" svg:width="3.25in" svg:height="0.50174in" presentation:class="header" presentation:placeholder="false">
          <draw:text-box>
            <text:p text:style-name="a1043" text:class-names="" text:cond-style-name=""><text:span text:style-name="a1042" text:class-names=""/></text:p>
          </draw:text-box>
          <svg:title/>
          <svg:desc/>
        </draw:frame>
        <draw:frame draw:id="id17" presentation:style-name="a1049" draw:name="Espace réservé de la date 2" svg:x="4.24826in" svg:y="0in" svg:width="3.25in" svg:height="0.50174in" presentation:class="date-time" presentation:placeholder="false">
          <draw:text-box>
            <text:p text:style-name="a1048" text:class-names="" text:cond-style-name=""><text:span text:style-name="a1045" text:class-names=""><text:date text:fixed="false" style:data-style-name="a1046"/></text:span><text:span text:style-name="a1047" text:class-names=""/></text:p>
          </draw:text-box>
          <svg:title/>
          <svg:desc/>
        </draw:frame>
        <draw:page-thumbnail svg:x="0.75in" svg:y="1.25in" svg:width="6in" svg:height="3.375in" presentation:class="page" draw:id="id18" presentation:style-name="a1050" draw:name="Espace réservé de l'image des diapositives 3">
          <svg:title/>
          <svg:desc/>
        </draw:page-thumbnail>
        <draw:frame draw:id="id19" presentation:style-name="a1066" draw:name="Espace réservé des commentaires 4" svg:x="0.75in" svg:y="4.8125in" svg:width="6in" svg:height="3.9375in" presentation:class="notes" presentation:placeholder="false">
          <draw:text-box>
            <text:p text:style-name="a1052" text:class-names="" text:cond-style-name=""><text:span text:style-name="a1051" text:class-names="">Modifiez les styles du texte du masque</text:span></text:p>
            <text:list text:style-name="a1055">
              <text:list-item>
                <text:list text:style-name="a1055">
                  <text:list-item>
                    <text:p text:style-name="a1054" text:class-names="" text:cond-style-name=""><text:span text:style-name="a1053" text:class-names="">Deuxième niveau</text:span></text:p>
                  </text:list-item>
                </text:list>
              </text:list-item>
            </text:list>
            <text:list text:style-name="a1058">
              <text:list-item>
                <text:list text:style-name="a1058">
                  <text:list-item>
                    <text:list text:style-name="a1058">
                      <text:list-item>
                        <text:p text:style-name="a1057" text:class-names="" text:cond-style-name=""><text:span text:style-name="a1056" text:class-names="">Troisième niveau</text:span></text:p>
                      </text:list-item>
                    </text:list>
                  </text:list-item>
                </text:list>
              </text:list-item>
            </text:list>
            <text:list text:style-name="a1061">
              <text:list-item>
                <text:list text:style-name="a1061">
                  <text:list-item>
                    <text:list text:style-name="a1061">
                      <text:list-item>
                        <text:list text:style-name="a1061">
                          <text:list-item>
                            <text:p text:style-name="a1060" text:class-names="" text:cond-style-name=""><text:span text:style-name="a1059" text:class-names="">Quatrième niveau</text:span></text:p>
                          </text:list-item>
                        </text:list>
                      </text:list-item>
                    </text:list>
                  </text:list-item>
                </text:list>
              </text:list-item>
            </text:list>
            <text:list text:style-name="a1065">
              <text:list-item>
                <text:list text:style-name="a1065">
                  <text:list-item>
                    <text:list text:style-name="a1065">
                      <text:list-item>
                        <text:list text:style-name="a1065">
                          <text:list-item>
                            <text:list text:style-name="a1065">
                              <text:list-item>
                                <text:p text:style-name="a1064" text:class-names="" text:cond-style-name=""><text:span text:style-name="a1062" text:class-names="">Cinquième niveau</text:span><text:span text:style-name="a1063" text:class-names=""/></text:p>
                              </text:list-item>
                            </text:list>
                          </text:list-item>
                        </text:list>
                      </text:list-item>
                    </text:list>
                  </text:list-item>
                </text:list>
              </text:list-item>
            </text:list>
          </draw:text-box>
          <svg:title/>
          <svg:desc/>
        </draw:frame>
        <draw:frame draw:id="id20" presentation:style-name="a1069" draw:name="Espace réservé du pied de page 5" svg:x="0in" svg:y="9.49826in" svg:width="3.25in" svg:height="0.50174in" presentation:class="footer" presentation:placeholder="false">
          <draw:text-box>
            <text:p text:style-name="a1068" text:class-names="" text:cond-style-name=""><text:span text:style-name="a1067" text:class-names=""/></text:p>
          </draw:text-box>
          <svg:title/>
          <svg:desc/>
        </draw:frame>
        <draw:frame draw:id="id21" presentation:style-name="a1073" draw:name="Espace réservé du numéro de diapositive 6" svg:x="4.24826in" svg:y="9.49826in" svg:width="3.25in" svg:height="0.50174in" presentation:class="page-number" presentation:placeholder="false">
          <draw:text-box>
            <text:p text:style-name="a1072" text:class-names="" text:cond-style-name=""><text:span text:style-name="a1070" text:class-names=""><text:page-number style:num-format="1" text:fixed="false"/></text:span><text:span text:style-name="a1071" text:class-names=""/></text:p>
          </draw:text-box>
          <svg:title/>
          <svg:desc/>
        </draw:frame>
      </presentation:notes>
    </style:master-page>
    <style:master-page style:name="Master1-Layout14-cust-3 colonnes" style:page-layout-name="pageLayout1" draw:style-name="a1075">
      <draw:g draw:name="Group 7" draw:id="id234">
        <svg:title/>
        <svg:desc/>
        <draw:custom-shape svg:x="0in" svg:y="0in" svg:width="13.33333in" svg:height="7.5in" draw:id="id248" draw:layer="Master1-bg" draw:style-name="a1119" draw:name="Rectangle 2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49" draw:layer="Master1-bg" draw:style-name="a1121"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50" draw:layer="Master1-bg" draw:style-name="a1123"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51" draw:layer="Master1-bg" draw:style-name="a1125"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52" draw:layer="Master1-bg" draw:style-name="a1127"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53" draw:layer="Master1-bg" draw:style-name="a1129"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54" draw:layer="Master1-bg" draw:style-name="a1130"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55" draw:layer="Master1-bg" draw:style-name="a1131"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56" draw:layer="Master1-bg" draw:style-name="a1132"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35" draw:layer="Master1-bg" draw:style-name="a1076" draw:name="Rectangle 29">
        <svg:title/>
        <svg:desc/>
        <draw:enhanced-geometry xmlns:dr3d="urn:oasis:names:tc:opendocument:xmlns:dr3d:1.0" draw:type="non-primitive" svg:viewBox="0 0 21600 21600" draw:enhanced-path="M 0 0 L 21600 0 21600 21600 0 21600 Z N"/>
      </draw:custom-shape>
      <draw:frame draw:id="id236" presentation:style-name="a1080" draw:name="Title 1" svg:x="1.26307in" svg:y="1.06482in" svg:width="9.65186in" svg:height="0.77315in" presentation:class="title" presentation:placeholder="false">
        <draw:text-box>
          <text:p text:style-name="a1079" text:class-names="" text:cond-style-name=""><text:span text:style-name="a1077" text:class-names="">Modifiez le style du titre</text:span><text:span text:style-name="a1078" text:class-names=""/></text:p>
        </draw:text-box>
        <svg:title/>
        <svg:desc/>
      </draw:frame>
      <draw:frame draw:id="id237" presentation:style-name="a1084" draw:name="Text Placeholder 2" svg:x="1.26307in" svg:y="2.84722in" svg:width="3.436in" svg:height="0.63021in" presentation:class="outline" presentation:placeholder="false">
        <draw:text-box>
          <text:list text:style-name="a1083">
            <text:list-item>
              <text:p text:style-name="a1082" text:class-names="" text:cond-style-name=""><text:span text:style-name="a1081" text:class-names="">Modifiez les styles du texte du masque</text:span></text:p>
            </text:list-item>
          </text:list>
        </draw:text-box>
        <svg:title/>
        <svg:desc/>
      </draw:frame>
      <draw:frame draw:id="id238" presentation:style-name="a1088" draw:name="Text Placeholder 3" svg:x="1.26307in" svg:y="3.47743in" svg:width="3.436in" svg:height="3.11384in" presentation:class="outline" presentation:placeholder="false">
        <draw:text-box>
          <text:list text:style-name="a1087">
            <text:list-item>
              <text:p text:style-name="a1086" text:class-names="" text:cond-style-name=""><text:span text:style-name="a1085" text:class-names="">Modifiez les styles du texte du masque</text:span></text:p>
            </text:list-item>
          </text:list>
        </draw:text-box>
        <svg:title/>
        <svg:desc/>
      </draw:frame>
      <draw:frame draw:id="id239" presentation:style-name="a1092" draw:name="Text Placeholder 4" svg:x="4.93517in" svg:y="2.84722in" svg:width="3.44161in" svg:height="0.63021in" presentation:class="outline" presentation:placeholder="false">
        <draw:text-box>
          <text:list text:style-name="a1091">
            <text:list-item>
              <text:p text:style-name="a1090" text:class-names="" text:cond-style-name=""><text:span text:style-name="a1089" text:class-names="">Modifiez les styles du texte du masque</text:span></text:p>
            </text:list-item>
          </text:list>
        </draw:text-box>
        <svg:title/>
        <svg:desc/>
      </draw:frame>
      <draw:frame draw:id="id240" presentation:style-name="a1096" draw:name="Text Placeholder 3" svg:x="4.93517in" svg:y="3.47743in" svg:width="3.44161in" svg:height="3.11384in" presentation:class="outline" presentation:placeholder="false">
        <draw:text-box>
          <text:list text:style-name="a1095">
            <text:list-item>
              <text:p text:style-name="a1094" text:class-names="" text:cond-style-name=""><text:span text:style-name="a1093" text:class-names="">Modifiez les styles du texte du masque</text:span></text:p>
            </text:list-item>
          </text:list>
        </draw:text-box>
        <svg:title/>
        <svg:desc/>
      </draw:frame>
      <draw:frame draw:id="id241" presentation:style-name="a1100" draw:name="Text Placeholder 4" svg:x="8.62657in" svg:y="2.84722in" svg:width="3.44021in" svg:height="0.63021in" presentation:class="outline" presentation:placeholder="false">
        <draw:text-box>
          <text:list text:style-name="a1099">
            <text:list-item>
              <text:p text:style-name="a1098" text:class-names="" text:cond-style-name=""><text:span text:style-name="a1097" text:class-names="">Modifiez les styles du texte du masque</text:span></text:p>
            </text:list-item>
          </text:list>
        </draw:text-box>
        <svg:title/>
        <svg:desc/>
      </draw:frame>
      <draw:frame draw:id="id242" presentation:style-name="a1104" draw:name="Text Placeholder 3" svg:x="8.62678in" svg:y="3.47743in" svg:width="3.44in" svg:height="3.11384in" presentation:class="outline" presentation:placeholder="false">
        <draw:text-box>
          <text:list text:style-name="a1103">
            <text:list-item>
              <text:p text:style-name="a1102" text:class-names="" text:cond-style-name=""><text:span text:style-name="a1101" text:class-names="">Modifiez les styles du texte du masque</text:span></text:p>
            </text:list-item>
          </text:list>
        </draw:text-box>
        <svg:title/>
        <svg:desc/>
      </draw:frame>
      <draw:connector draw:type="line" svg:x1="4.81624in" svg:y1="2.81018in" svg:x2="4.81624in" svg:y2="6.62963in" draw:id="id243" draw:style-name="a1105" draw:name="Straight Connector 16">
        <svg:title/>
        <svg:desc/>
      </draw:connector>
      <draw:connector draw:type="line" svg:x1="8.5in" svg:y1="2.81018in" svg:x2="8.5in" svg:y2="6.62963in" draw:id="id244" draw:style-name="a1106" draw:name="Straight Connector 17">
        <svg:title/>
        <svg:desc/>
      </draw:connector>
      <draw:frame draw:id="id245" presentation:style-name="a1111" draw:name="Date Placeholder 6" svg:x="11.65038in" svg:y="6.9902in" svg:width="1.08333in" svg:height="0.33333in" presentation:class="date-time" presentation:placeholder="false">
        <draw:text-box>
          <text:p text:style-name="a1110" text:class-names="" text:cond-style-name=""><text:span text:style-name="a1107" text:class-names=""><text:date text:fixed="false" style:data-style-name="a1108"/></text:span><text:span text:style-name="a1109" text:class-names=""/></text:p>
        </draw:text-box>
        <svg:title/>
        <svg:desc/>
      </draw:frame>
      <draw:frame draw:id="id246" presentation:style-name="a1114" draw:name="Footer Placeholder 7" svg:x="0.61364in" svg:y="6.9902in" svg:width="4.22112in" svg:height="0.33333in" presentation:class="footer" presentation:placeholder="false">
        <draw:text-box>
          <text:p text:style-name="a1113" text:class-names="" text:cond-style-name=""><text:span text:style-name="a1112" text:class-names="">
 <text:s text:c="13"/></text:span></text:p>
        </draw:text-box>
        <svg:title/>
        <svg:desc/>
      </draw:frame>
      <draw:frame draw:id="id247" presentation:style-name="a1117" draw:name="Slide Number Placeholder 8" svg:x="11.32168in" svg:y="0.32341in" svg:width="0.91667in" svg:height="0.83955in" presentation:class="page-number" presentation:placeholder="false">
        <draw:text-box>
          <text:p text:style-name="a1116" text:class-names="" text:cond-style-name=""><text:span text:style-name="a1115" text:class-names=""><text:page-number style:num-format="1" text:fixed="false">‹#›</text:page-number></text:span></text:p>
        </draw:text-box>
        <svg:title/>
        <svg:desc/>
      </draw:frame>
      <presentation:notes style:page-layout-name="pageLayout2" draw:style-name="a1165">
        <draw:frame draw:id="id16" presentation:style-name="a1135" draw:name="Espace réservé de l'en-tête 1" svg:x="0in" svg:y="0in" svg:width="3.25in" svg:height="0.50174in" presentation:class="header" presentation:placeholder="false">
          <draw:text-box>
            <text:p text:style-name="a1134" text:class-names="" text:cond-style-name=""><text:span text:style-name="a1133" text:class-names=""/></text:p>
          </draw:text-box>
          <svg:title/>
          <svg:desc/>
        </draw:frame>
        <draw:frame draw:id="id17" presentation:style-name="a1140" draw:name="Espace réservé de la date 2" svg:x="4.24826in" svg:y="0in" svg:width="3.25in" svg:height="0.50174in" presentation:class="date-time" presentation:placeholder="false">
          <draw:text-box>
            <text:p text:style-name="a1139" text:class-names="" text:cond-style-name=""><text:span text:style-name="a1136" text:class-names=""><text:date text:fixed="false" style:data-style-name="a1137"/></text:span><text:span text:style-name="a1138" text:class-names=""/></text:p>
          </draw:text-box>
          <svg:title/>
          <svg:desc/>
        </draw:frame>
        <draw:page-thumbnail svg:x="0.75in" svg:y="1.25in" svg:width="6in" svg:height="3.375in" presentation:class="page" draw:id="id18" presentation:style-name="a1141" draw:name="Espace réservé de l'image des diapositives 3">
          <svg:title/>
          <svg:desc/>
        </draw:page-thumbnail>
        <draw:frame draw:id="id19" presentation:style-name="a1157" draw:name="Espace réservé des commentaires 4" svg:x="0.75in" svg:y="4.8125in" svg:width="6in" svg:height="3.9375in" presentation:class="notes" presentation:placeholder="false">
          <draw:text-box>
            <text:p text:style-name="a1143" text:class-names="" text:cond-style-name=""><text:span text:style-name="a1142" text:class-names="">Modifiez les styles du texte du masque</text:span></text:p>
            <text:list text:style-name="a1146">
              <text:list-item>
                <text:list text:style-name="a1146">
                  <text:list-item>
                    <text:p text:style-name="a1145" text:class-names="" text:cond-style-name=""><text:span text:style-name="a1144" text:class-names="">Deuxième niveau</text:span></text:p>
                  </text:list-item>
                </text:list>
              </text:list-item>
            </text:list>
            <text:list text:style-name="a1149">
              <text:list-item>
                <text:list text:style-name="a1149">
                  <text:list-item>
                    <text:list text:style-name="a1149">
                      <text:list-item>
                        <text:p text:style-name="a1148" text:class-names="" text:cond-style-name=""><text:span text:style-name="a1147" text:class-names="">Troisième niveau</text:span></text:p>
                      </text:list-item>
                    </text:list>
                  </text:list-item>
                </text:list>
              </text:list-item>
            </text:list>
            <text:list text:style-name="a1152">
              <text:list-item>
                <text:list text:style-name="a1152">
                  <text:list-item>
                    <text:list text:style-name="a1152">
                      <text:list-item>
                        <text:list text:style-name="a1152">
                          <text:list-item>
                            <text:p text:style-name="a1151" text:class-names="" text:cond-style-name=""><text:span text:style-name="a1150" text:class-names="">Quatrième niveau</text:span></text:p>
                          </text:list-item>
                        </text:list>
                      </text:list-item>
                    </text:list>
                  </text:list-item>
                </text:list>
              </text:list-item>
            </text:list>
            <text:list text:style-name="a1156">
              <text:list-item>
                <text:list text:style-name="a1156">
                  <text:list-item>
                    <text:list text:style-name="a1156">
                      <text:list-item>
                        <text:list text:style-name="a1156">
                          <text:list-item>
                            <text:list text:style-name="a1156">
                              <text:list-item>
                                <text:p text:style-name="a1155" text:class-names="" text:cond-style-name=""><text:span text:style-name="a1153" text:class-names="">Cinquième niveau</text:span><text:span text:style-name="a1154" text:class-names=""/></text:p>
                              </text:list-item>
                            </text:list>
                          </text:list-item>
                        </text:list>
                      </text:list-item>
                    </text:list>
                  </text:list-item>
                </text:list>
              </text:list-item>
            </text:list>
          </draw:text-box>
          <svg:title/>
          <svg:desc/>
        </draw:frame>
        <draw:frame draw:id="id20" presentation:style-name="a1160" draw:name="Espace réservé du pied de page 5" svg:x="0in" svg:y="9.49826in" svg:width="3.25in" svg:height="0.50174in" presentation:class="footer" presentation:placeholder="false">
          <draw:text-box>
            <text:p text:style-name="a1159" text:class-names="" text:cond-style-name=""><text:span text:style-name="a1158" text:class-names=""/></text:p>
          </draw:text-box>
          <svg:title/>
          <svg:desc/>
        </draw:frame>
        <draw:frame draw:id="id21" presentation:style-name="a1164" draw:name="Espace réservé du numéro de diapositive 6" svg:x="4.24826in" svg:y="9.49826in" svg:width="3.25in" svg:height="0.50174in" presentation:class="page-number" presentation:placeholder="false">
          <draw:text-box>
            <text:p text:style-name="a1163" text:class-names="" text:cond-style-name=""><text:span text:style-name="a1161" text:class-names=""><text:page-number style:num-format="1" text:fixed="false"/></text:span><text:span text:style-name="a1162" text:class-names=""/></text:p>
          </draw:text-box>
          <svg:title/>
          <svg:desc/>
        </draw:frame>
      </presentation:notes>
    </style:master-page>
    <style:master-page style:name="Master1-Layout15-cust-3 colonnes-d’image" style:page-layout-name="pageLayout1" draw:style-name="a1166">
      <draw:g draw:name="Group 7" draw:id="id257">
        <svg:title/>
        <svg:desc/>
        <draw:custom-shape svg:x="0in" svg:y="0in" svg:width="13.33333in" svg:height="7.5in" draw:id="id274" draw:layer="Master1-bg" draw:style-name="a1222" draw:name="Rectangle 17">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75" draw:layer="Master1-bg" draw:style-name="a1224"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76" draw:layer="Master1-bg" draw:style-name="a1226"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77" draw:layer="Master1-bg" draw:style-name="a1228"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78" draw:layer="Master1-bg" draw:style-name="a1230"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79" draw:layer="Master1-bg" draw:style-name="a123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80" draw:layer="Master1-bg" draw:style-name="a1233"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81" draw:layer="Master1-bg" draw:style-name="a1234"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82" draw:layer="Master1-bg" draw:style-name="a1235"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58" draw:layer="Master1-bg" draw:style-name="a1167" draw:name="Rectangle 30">
        <svg:title/>
        <svg:desc/>
        <draw:enhanced-geometry xmlns:dr3d="urn:oasis:names:tc:opendocument:xmlns:dr3d:1.0" draw:type="non-primitive" svg:viewBox="0 0 21600 21600" draw:enhanced-path="M 0 0 L 21600 0 21600 21600 0 21600 Z N"/>
      </draw:custom-shape>
      <draw:frame draw:id="id259" presentation:style-name="a1171" draw:name="Title 1" svg:x="1.26307in" svg:y="1.06482in" svg:width="9.65186in" svg:height="0.77315in" presentation:class="title" presentation:placeholder="false">
        <draw:text-box>
          <text:p text:style-name="a1170" text:class-names="" text:cond-style-name=""><text:span text:style-name="a1168" text:class-names="">Modifiez le style du titre</text:span><text:span text:style-name="a1169" text:class-names=""/></text:p>
        </draw:text-box>
        <svg:title/>
        <svg:desc/>
      </draw:frame>
      <draw:frame draw:id="id260" presentation:style-name="a1175" draw:name="Text Placeholder 2" svg:x="1.26307in" svg:y="4.95718in" svg:width="3.336in" svg:height="0.63021in" presentation:class="outline" presentation:placeholder="false">
        <draw:text-box>
          <text:list text:style-name="a1174">
            <text:list-item>
              <text:p text:style-name="a1173" text:class-names="" text:cond-style-name=""><text:span text:style-name="a1172" text:class-names="">Modifiez les styles du texte du masque</text:span></text:p>
            </text:list-item>
          </text:list>
        </draw:text-box>
        <svg:title/>
        <svg:desc/>
      </draw:frame>
      <draw:frame draw:id="id261" presentation:style-name="a1179" draw:name="Picture Placeholder 2" svg:x="1.45948in" svg:y="2.84722in" svg:width="2.94318in" svg:height="1.7405in" presentation:class="graphic" presentation:placeholder="false">
        <draw:text-box>
          <text:p text:style-name="a1178" text:class-names="" text:cond-style-name=""><text:span text:style-name="a1176" text:class-names="">Cliquez sur l'icône pour ajouter une image</text:span><text:span text:style-name="a1177" text:class-names=""/></text:p>
        </draw:text-box>
        <svg:title/>
        <svg:desc/>
      </draw:frame>
      <draw:frame draw:id="id262" presentation:style-name="a1183" draw:name="Text Placeholder 3" svg:x="1.26307in" svg:y="5.58739in" svg:width="3.336in" svg:height="1.00388in" presentation:class="outline" presentation:placeholder="false">
        <draw:text-box>
          <text:list text:style-name="a1182">
            <text:list-item>
              <text:p text:style-name="a1181" text:class-names="" text:cond-style-name=""><text:span text:style-name="a1180" text:class-names="">Modifiez les styles du texte du masque</text:span></text:p>
            </text:list-item>
          </text:list>
        </draw:text-box>
        <svg:title/>
        <svg:desc/>
      </draw:frame>
      <draw:frame draw:id="id263" presentation:style-name="a1187" draw:name="Text Placeholder 4" svg:x="4.99657in" svg:y="4.95718in" svg:width="3.336in" svg:height="0.63021in" presentation:class="outline" presentation:placeholder="false">
        <draw:text-box>
          <text:list text:style-name="a1186">
            <text:list-item>
              <text:p text:style-name="a1185" text:class-names="" text:cond-style-name=""><text:span text:style-name="a1184" text:class-names="">Modifiez les styles du texte du masque</text:span></text:p>
            </text:list-item>
          </text:list>
        </draw:text-box>
        <svg:title/>
        <svg:desc/>
      </draw:frame>
      <draw:frame draw:id="id264" presentation:style-name="a1191" draw:name="Picture Placeholder 2" svg:x="5.19298in" svg:y="2.84722in" svg:width="2.94318in" svg:height="1.7405in" presentation:class="graphic" presentation:placeholder="false">
        <draw:text-box>
          <text:p text:style-name="a1190" text:class-names="" text:cond-style-name=""><text:span text:style-name="a1188" text:class-names="">Cliquez sur l'icône pour ajouter une image</text:span><text:span text:style-name="a1189" text:class-names=""/></text:p>
        </draw:text-box>
        <svg:title/>
        <svg:desc/>
      </draw:frame>
      <draw:frame draw:id="id265" presentation:style-name="a1195" draw:name="Text Placeholder 3" svg:x="4.998in" svg:y="5.58739in" svg:width="3.336in" svg:height="1.00388in" presentation:class="outline" presentation:placeholder="false">
        <draw:text-box>
          <text:list text:style-name="a1194">
            <text:list-item>
              <text:p text:style-name="a1193" text:class-names="" text:cond-style-name=""><text:span text:style-name="a1192" text:class-names="">Modifiez les styles du texte du masque</text:span></text:p>
            </text:list-item>
          </text:list>
        </draw:text-box>
        <svg:title/>
        <svg:desc/>
      </draw:frame>
      <draw:frame draw:id="id266" presentation:style-name="a1199" draw:name="Text Placeholder 4" svg:x="8.73007in" svg:y="4.95718in" svg:width="3.33672in" svg:height="0.63021in" presentation:class="outline" presentation:placeholder="false">
        <draw:text-box>
          <text:list text:style-name="a1198">
            <text:list-item>
              <text:p text:style-name="a1197" text:class-names="" text:cond-style-name=""><text:span text:style-name="a1196" text:class-names="">Modifiez les styles du texte du masque</text:span></text:p>
            </text:list-item>
          </text:list>
        </draw:text-box>
        <svg:title/>
        <svg:desc/>
      </draw:frame>
      <draw:frame draw:id="id267" presentation:style-name="a1203" draw:name="Picture Placeholder 2" svg:x="8.9272in" svg:y="2.84722in" svg:width="2.94318in" svg:height="1.7405in" presentation:class="graphic" presentation:placeholder="false">
        <draw:text-box>
          <text:p text:style-name="a1202" text:class-names="" text:cond-style-name=""><text:span text:style-name="a1200" text:class-names="">Cliquez sur l'icône pour ajouter une image</text:span><text:span text:style-name="a1201" text:class-names=""/></text:p>
        </draw:text-box>
        <svg:title/>
        <svg:desc/>
      </draw:frame>
      <draw:frame draw:id="id268" presentation:style-name="a1207" draw:name="Text Placeholder 3" svg:x="8.73007in" svg:y="5.58738in" svg:width="3.33672in" svg:height="1.00388in" presentation:class="outline" presentation:placeholder="false">
        <draw:text-box>
          <text:list text:style-name="a1206">
            <text:list-item>
              <text:p text:style-name="a1205" text:class-names="" text:cond-style-name=""><text:span text:style-name="a1204" text:class-names="">Modifiez les styles du texte du masque</text:span></text:p>
            </text:list-item>
          </text:list>
        </draw:text-box>
        <svg:title/>
        <svg:desc/>
      </draw:frame>
      <draw:connector draw:type="line" svg:x1="4.81828in" svg:y1="2.81018in" svg:x2="4.81828in" svg:y2="6.62963in" draw:id="id269" draw:style-name="a1208" draw:name="Straight Connector 42">
        <svg:title/>
        <svg:desc/>
      </draw:connector>
      <draw:connector draw:type="line" svg:x1="8.52778in" svg:y1="2.81018in" svg:x2="8.52778in" svg:y2="6.62963in" draw:id="id270" draw:style-name="a1209" draw:name="Straight Connector 43">
        <svg:title/>
        <svg:desc/>
      </draw:connector>
      <draw:frame draw:id="id271" presentation:style-name="a1214" draw:name="Date Placeholder 6" svg:x="11.65038in" svg:y="6.9902in" svg:width="1.08333in" svg:height="0.33333in" presentation:class="date-time" presentation:placeholder="false">
        <draw:text-box>
          <text:p text:style-name="a1213" text:class-names="" text:cond-style-name=""><text:span text:style-name="a1210" text:class-names=""><text:date text:fixed="false" style:data-style-name="a1211"/></text:span><text:span text:style-name="a1212" text:class-names=""/></text:p>
        </draw:text-box>
        <svg:title/>
        <svg:desc/>
      </draw:frame>
      <draw:frame draw:id="id272" presentation:style-name="a1217" draw:name="Footer Placeholder 7" svg:x="0.61364in" svg:y="6.9902in" svg:width="3.98544in" svg:height="0.33333in" presentation:class="footer" presentation:placeholder="false">
        <draw:text-box>
          <text:p text:style-name="a1216" text:class-names="" text:cond-style-name=""><text:span text:style-name="a1215" text:class-names="">
 <text:s text:c="13"/></text:span></text:p>
        </draw:text-box>
        <svg:title/>
        <svg:desc/>
      </draw:frame>
      <draw:frame draw:id="id273" presentation:style-name="a1220" draw:name="Slide Number Placeholder 8" svg:x="11.32168in" svg:y="0.32341in" svg:width="0.91667in" svg:height="0.83955in" presentation:class="page-number" presentation:placeholder="false">
        <draw:text-box>
          <text:p text:style-name="a1219" text:class-names="" text:cond-style-name=""><text:span text:style-name="a1218" text:class-names=""><text:page-number style:num-format="1" text:fixed="false">‹#›</text:page-number></text:span></text:p>
        </draw:text-box>
        <svg:title/>
        <svg:desc/>
      </draw:frame>
      <presentation:notes style:page-layout-name="pageLayout2" draw:style-name="a1268">
        <draw:frame draw:id="id16" presentation:style-name="a1238" draw:name="Espace réservé de l'en-tête 1" svg:x="0in" svg:y="0in" svg:width="3.25in" svg:height="0.50174in" presentation:class="header" presentation:placeholder="false">
          <draw:text-box>
            <text:p text:style-name="a1237" text:class-names="" text:cond-style-name=""><text:span text:style-name="a1236" text:class-names=""/></text:p>
          </draw:text-box>
          <svg:title/>
          <svg:desc/>
        </draw:frame>
        <draw:frame draw:id="id17" presentation:style-name="a1243" draw:name="Espace réservé de la date 2" svg:x="4.24826in" svg:y="0in" svg:width="3.25in" svg:height="0.50174in" presentation:class="date-time" presentation:placeholder="false">
          <draw:text-box>
            <text:p text:style-name="a1242" text:class-names="" text:cond-style-name=""><text:span text:style-name="a1239" text:class-names=""><text:date text:fixed="false" style:data-style-name="a1240"/></text:span><text:span text:style-name="a1241" text:class-names=""/></text:p>
          </draw:text-box>
          <svg:title/>
          <svg:desc/>
        </draw:frame>
        <draw:page-thumbnail svg:x="0.75in" svg:y="1.25in" svg:width="6in" svg:height="3.375in" presentation:class="page" draw:id="id18" presentation:style-name="a1244" draw:name="Espace réservé de l'image des diapositives 3">
          <svg:title/>
          <svg:desc/>
        </draw:page-thumbnail>
        <draw:frame draw:id="id19" presentation:style-name="a1260" draw:name="Espace réservé des commentaires 4" svg:x="0.75in" svg:y="4.8125in" svg:width="6in" svg:height="3.9375in" presentation:class="notes" presentation:placeholder="false">
          <draw:text-box>
            <text:p text:style-name="a1246" text:class-names="" text:cond-style-name=""><text:span text:style-name="a1245" text:class-names="">Modifiez les styles du texte du masque</text:span></text:p>
            <text:list text:style-name="a1249">
              <text:list-item>
                <text:list text:style-name="a1249">
                  <text:list-item>
                    <text:p text:style-name="a1248" text:class-names="" text:cond-style-name=""><text:span text:style-name="a1247" text:class-names="">Deuxième niveau</text:span></text:p>
                  </text:list-item>
                </text:list>
              </text:list-item>
            </text:list>
            <text:list text:style-name="a1252">
              <text:list-item>
                <text:list text:style-name="a1252">
                  <text:list-item>
                    <text:list text:style-name="a1252">
                      <text:list-item>
                        <text:p text:style-name="a1251" text:class-names="" text:cond-style-name=""><text:span text:style-name="a1250" text:class-names="">Troisième niveau</text:span></text:p>
                      </text:list-item>
                    </text:list>
                  </text:list-item>
                </text:list>
              </text:list-item>
            </text:list>
            <text:list text:style-name="a1255">
              <text:list-item>
                <text:list text:style-name="a1255">
                  <text:list-item>
                    <text:list text:style-name="a1255">
                      <text:list-item>
                        <text:list text:style-name="a1255">
                          <text:list-item>
                            <text:p text:style-name="a1254" text:class-names="" text:cond-style-name=""><text:span text:style-name="a1253" text:class-names="">Quatrième niveau</text:span></text:p>
                          </text:list-item>
                        </text:list>
                      </text:list-item>
                    </text:list>
                  </text:list-item>
                </text:list>
              </text:list-item>
            </text:list>
            <text:list text:style-name="a1259">
              <text:list-item>
                <text:list text:style-name="a1259">
                  <text:list-item>
                    <text:list text:style-name="a1259">
                      <text:list-item>
                        <text:list text:style-name="a1259">
                          <text:list-item>
                            <text:list text:style-name="a1259">
                              <text:list-item>
                                <text:p text:style-name="a1258" text:class-names="" text:cond-style-name=""><text:span text:style-name="a1256" text:class-names="">Cinquième niveau</text:span><text:span text:style-name="a1257" text:class-names=""/></text:p>
                              </text:list-item>
                            </text:list>
                          </text:list-item>
                        </text:list>
                      </text:list-item>
                    </text:list>
                  </text:list-item>
                </text:list>
              </text:list-item>
            </text:list>
          </draw:text-box>
          <svg:title/>
          <svg:desc/>
        </draw:frame>
        <draw:frame draw:id="id20" presentation:style-name="a1263" draw:name="Espace réservé du pied de page 5" svg:x="0in" svg:y="9.49826in" svg:width="3.25in" svg:height="0.50174in" presentation:class="footer" presentation:placeholder="false">
          <draw:text-box>
            <text:p text:style-name="a1262" text:class-names="" text:cond-style-name=""><text:span text:style-name="a1261" text:class-names=""/></text:p>
          </draw:text-box>
          <svg:title/>
          <svg:desc/>
        </draw:frame>
        <draw:frame draw:id="id21" presentation:style-name="a1267" draw:name="Espace réservé du numéro de diapositive 6" svg:x="4.24826in" svg:y="9.49826in" svg:width="3.25in" svg:height="0.50174in" presentation:class="page-number" presentation:placeholder="false">
          <draw:text-box>
            <text:p text:style-name="a1266" text:class-names="" text:cond-style-name=""><text:span text:style-name="a1264" text:class-names=""><text:page-number style:num-format="1" text:fixed="false"/></text:span><text:span text:style-name="a1265" text:class-names=""/></text:p>
          </draw:text-box>
          <svg:title/>
          <svg:desc/>
        </draw:frame>
      </presentation:notes>
    </style:master-page>
    <style:master-page style:name="Master1-Layout16-vertTx-Titre-et-texte-vertical" style:page-layout-name="pageLayout1" draw:style-name="a1269">
      <draw:g draw:name="Group 7" draw:id="id283">
        <svg:title/>
        <svg:desc/>
        <draw:custom-shape svg:x="0in" svg:y="0in" svg:width="13.33333in" svg:height="7.5in" draw:id="id290" draw:layer="Master1-bg" draw:style-name="a1304" draw:name="Rectangle 7">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91" draw:layer="Master1-bg" draw:style-name="a1306"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92" draw:layer="Master1-bg" draw:style-name="a1308"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93" draw:layer="Master1-bg" draw:style-name="a1310"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94" draw:layer="Master1-bg" draw:style-name="a1312"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95" draw:layer="Master1-bg" draw:style-name="a1314"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96" draw:layer="Master1-bg" draw:style-name="a1315"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97" draw:layer="Master1-bg" draw:style-name="a1316"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98" draw:layer="Master1-bg" draw:style-name="a131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84" draw:layer="Master1-bg" draw:style-name="a1270" draw:name="Rectangle 16">
        <svg:title/>
        <svg:desc/>
        <draw:enhanced-geometry xmlns:dr3d="urn:oasis:names:tc:opendocument:xmlns:dr3d:1.0" draw:type="non-primitive" svg:viewBox="0 0 21600 21600" draw:enhanced-path="M 0 0 L 21600 0 21600 21600 0 21600 Z N"/>
      </draw:custom-shape>
      <draw:frame draw:id="id285" presentation:style-name="a1274" draw:name="Title 1" svg:x="1.26307in" svg:y="1.06482in" svg:width="9.65186in" svg:height="0.77315in" presentation:class="title" presentation:placeholder="false">
        <draw:text-box>
          <text:p text:style-name="a1273" text:class-names="" text:cond-style-name=""><text:span text:style-name="a1271" text:class-names="">Modifiez le style du titre</text:span><text:span text:style-name="a1272" text:class-names=""/></text:p>
        </draw:text-box>
        <svg:title/>
        <svg:desc/>
      </draw:frame>
      <draw:frame draw:id="id286" presentation:style-name="a1291" draw:name="Vertical Text Placeholder 2" svg:x="1.26307in" svg:y="2.84722in" svg:width="9.65186in" svg:height="3.73611in" presentation:class="outline" presentation:placeholder="false">
        <draw:text-box>
          <text:list text:style-name="a1277">
            <text:list-item>
              <text:p text:style-name="a1276" text:class-names="" text:cond-style-name=""><text:span text:style-name="a1275" text:class-names="">Modifiez les styles du texte du masque</text:span></text:p>
            </text:list-item>
          </text:list>
          <text:list text:style-name="a1280">
            <text:list-item>
              <text:list text:style-name="a1280">
                <text:list-item>
                  <text:p text:style-name="a1279" text:class-names="" text:cond-style-name=""><text:span text:style-name="a1278" text:class-names="">Deuxième niveau</text:span></text:p>
                </text:list-item>
              </text:list>
            </text:list-item>
          </text:list>
          <text:list text:style-name="a1283">
            <text:list-item>
              <text:list text:style-name="a1283">
                <text:list-item>
                  <text:list text:style-name="a1283">
                    <text:list-item>
                      <text:p text:style-name="a1282" text:class-names="" text:cond-style-name=""><text:span text:style-name="a1281" text:class-names="">Troisième niveau</text:span></text:p>
                    </text:list-item>
                  </text:list>
                </text:list-item>
              </text:list>
            </text:list-item>
          </text:list>
          <text:list text:style-name="a1286">
            <text:list-item>
              <text:list text:style-name="a1286">
                <text:list-item>
                  <text:list text:style-name="a1286">
                    <text:list-item>
                      <text:list text:style-name="a1286">
                        <text:list-item>
                          <text:p text:style-name="a1285" text:class-names="" text:cond-style-name=""><text:span text:style-name="a1284" text:class-names="">Quatrième niveau</text:span></text:p>
                        </text:list-item>
                      </text:list>
                    </text:list-item>
                  </text:list>
                </text:list-item>
              </text:list>
            </text:list-item>
          </text:list>
          <text:list text:style-name="a1290">
            <text:list-item>
              <text:list text:style-name="a1290">
                <text:list-item>
                  <text:list text:style-name="a1290">
                    <text:list-item>
                      <text:list text:style-name="a1290">
                        <text:list-item>
                          <text:list text:style-name="a1290">
                            <text:list-item>
                              <text:p text:style-name="a1289" text:class-names="" text:cond-style-name=""><text:span text:style-name="a1287" text:class-names="">Cinquième niveau</text:span><text:span text:style-name="a1288" text:class-names=""/></text:p>
                            </text:list-item>
                          </text:list>
                        </text:list-item>
                      </text:list>
                    </text:list-item>
                  </text:list>
                </text:list-item>
              </text:list>
            </text:list-item>
          </text:list>
        </draw:text-box>
        <svg:title/>
        <svg:desc/>
      </draw:frame>
      <draw:frame draw:id="id287" presentation:style-name="a1296" draw:name="Date Placeholder 3" svg:x="11.69667in" svg:y="6.9902in" svg:width="1.08333in" svg:height="0.33333in" presentation:class="date-time" presentation:placeholder="false">
        <draw:text-box>
          <text:p text:style-name="a1295" text:class-names="" text:cond-style-name=""><text:span text:style-name="a1292" text:class-names=""><text:date text:fixed="false" style:data-style-name="a1293"/></text:span><text:span text:style-name="a1294" text:class-names=""/></text:p>
        </draw:text-box>
        <svg:title/>
        <svg:desc/>
      </draw:frame>
      <draw:frame draw:id="id288" presentation:style-name="a1299" draw:name="Footer Placeholder 4" svg:x="0.61364in" svg:y="6.9902in" svg:width="4.22112in" svg:height="0.33333in" presentation:class="footer" presentation:placeholder="false">
        <draw:text-box>
          <text:p text:style-name="a1298" text:class-names="" text:cond-style-name=""><text:span text:style-name="a1297" text:class-names="">
 <text:s text:c="13"/></text:span></text:p>
        </draw:text-box>
        <svg:title/>
        <svg:desc/>
      </draw:frame>
      <draw:frame draw:id="id289" presentation:style-name="a1302" draw:name="Slide Number Placeholder 5" svg:x="11.32168in" svg:y="0.32341in" svg:width="0.91667in" svg:height="0.83955in" presentation:class="page-number" presentation:placeholder="false">
        <draw:text-box>
          <text:p text:style-name="a1301" text:class-names="" text:cond-style-name=""><text:span text:style-name="a1300" text:class-names=""><text:page-number style:num-format="1" text:fixed="false">‹#›</text:page-number></text:span></text:p>
        </draw:text-box>
        <svg:title/>
        <svg:desc/>
      </draw:frame>
      <presentation:notes style:page-layout-name="pageLayout2" draw:style-name="a1350">
        <draw:frame draw:id="id16" presentation:style-name="a1320" draw:name="Espace réservé de l'en-tête 1" svg:x="0in" svg:y="0in" svg:width="3.25in" svg:height="0.50174in" presentation:class="header" presentation:placeholder="false">
          <draw:text-box>
            <text:p text:style-name="a1319" text:class-names="" text:cond-style-name=""><text:span text:style-name="a1318" text:class-names=""/></text:p>
          </draw:text-box>
          <svg:title/>
          <svg:desc/>
        </draw:frame>
        <draw:frame draw:id="id17" presentation:style-name="a1325" draw:name="Espace réservé de la date 2" svg:x="4.24826in" svg:y="0in" svg:width="3.25in" svg:height="0.50174in" presentation:class="date-time" presentation:placeholder="false">
          <draw:text-box>
            <text:p text:style-name="a1324" text:class-names="" text:cond-style-name=""><text:span text:style-name="a1321" text:class-names=""><text:date text:fixed="false" style:data-style-name="a1322"/></text:span><text:span text:style-name="a1323" text:class-names=""/></text:p>
          </draw:text-box>
          <svg:title/>
          <svg:desc/>
        </draw:frame>
        <draw:page-thumbnail svg:x="0.75in" svg:y="1.25in" svg:width="6in" svg:height="3.375in" presentation:class="page" draw:id="id18" presentation:style-name="a1326" draw:name="Espace réservé de l'image des diapositives 3">
          <svg:title/>
          <svg:desc/>
        </draw:page-thumbnail>
        <draw:frame draw:id="id19" presentation:style-name="a1342" draw:name="Espace réservé des commentaires 4" svg:x="0.75in" svg:y="4.8125in" svg:width="6in" svg:height="3.9375in" presentation:class="notes" presentation:placeholder="false">
          <draw:text-box>
            <text:p text:style-name="a1328" text:class-names="" text:cond-style-name=""><text:span text:style-name="a1327" text:class-names="">Modifiez les styles du texte du masque</text:span></text:p>
            <text:list text:style-name="a1331">
              <text:list-item>
                <text:list text:style-name="a1331">
                  <text:list-item>
                    <text:p text:style-name="a1330" text:class-names="" text:cond-style-name=""><text:span text:style-name="a1329" text:class-names="">Deuxième niveau</text:span></text:p>
                  </text:list-item>
                </text:list>
              </text:list-item>
            </text:list>
            <text:list text:style-name="a1334">
              <text:list-item>
                <text:list text:style-name="a1334">
                  <text:list-item>
                    <text:list text:style-name="a1334">
                      <text:list-item>
                        <text:p text:style-name="a1333" text:class-names="" text:cond-style-name=""><text:span text:style-name="a1332" text:class-names="">Troisième niveau</text:span></text:p>
                      </text:list-item>
                    </text:list>
                  </text:list-item>
                </text:list>
              </text:list-item>
            </text:list>
            <text:list text:style-name="a1337">
              <text:list-item>
                <text:list text:style-name="a1337">
                  <text:list-item>
                    <text:list text:style-name="a1337">
                      <text:list-item>
                        <text:list text:style-name="a1337">
                          <text:list-item>
                            <text:p text:style-name="a1336" text:class-names="" text:cond-style-name=""><text:span text:style-name="a1335" text:class-names="">Quatrième niveau</text:span></text:p>
                          </text:list-item>
                        </text:list>
                      </text:list-item>
                    </text:list>
                  </text:list-item>
                </text:list>
              </text:list-item>
            </text:list>
            <text:list text:style-name="a1341">
              <text:list-item>
                <text:list text:style-name="a1341">
                  <text:list-item>
                    <text:list text:style-name="a1341">
                      <text:list-item>
                        <text:list text:style-name="a1341">
                          <text:list-item>
                            <text:list text:style-name="a1341">
                              <text:list-item>
                                <text:p text:style-name="a1340" text:class-names="" text:cond-style-name=""><text:span text:style-name="a1338" text:class-names="">Cinquième niveau</text:span><text:span text:style-name="a1339" text:class-names=""/></text:p>
                              </text:list-item>
                            </text:list>
                          </text:list-item>
                        </text:list>
                      </text:list-item>
                    </text:list>
                  </text:list-item>
                </text:list>
              </text:list-item>
            </text:list>
          </draw:text-box>
          <svg:title/>
          <svg:desc/>
        </draw:frame>
        <draw:frame draw:id="id20" presentation:style-name="a1345" draw:name="Espace réservé du pied de page 5" svg:x="0in" svg:y="9.49826in" svg:width="3.25in" svg:height="0.50174in" presentation:class="footer" presentation:placeholder="false">
          <draw:text-box>
            <text:p text:style-name="a1344" text:class-names="" text:cond-style-name=""><text:span text:style-name="a1343" text:class-names=""/></text:p>
          </draw:text-box>
          <svg:title/>
          <svg:desc/>
        </draw:frame>
        <draw:frame draw:id="id21" presentation:style-name="a1349" draw:name="Espace réservé du numéro de diapositive 6" svg:x="4.24826in" svg:y="9.49826in" svg:width="3.25in" svg:height="0.50174in" presentation:class="page-number" presentation:placeholder="false">
          <draw:text-box>
            <text:p text:style-name="a1348" text:class-names="" text:cond-style-name=""><text:span text:style-name="a1346" text:class-names=""><text:page-number style:num-format="1" text:fixed="false"/></text:span><text:span text:style-name="a1347" text:class-names=""/></text:p>
          </draw:text-box>
          <svg:title/>
          <svg:desc/>
        </draw:frame>
      </presentation:notes>
    </style:master-page>
    <style:master-page style:name="Master1-Layout17-vertTitleAndTx-Titre-vertical-et-texte" style:page-layout-name="pageLayout1" draw:style-name="a1351">
      <draw:g draw:name="Group 8" draw:id="id299">
        <svg:title/>
        <svg:desc/>
        <draw:custom-shape svg:x="0in" svg:y="0in" svg:width="13.33333in" svg:height="7.5in" draw:id="id306" draw:style-name="a1386" draw:name="Rectangle 11">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307" draw:style-name="a1388"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308" draw:style-name="a1390"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309" draw:style-name="a1392"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310" draw:style-name="a1394"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311" draw:style-name="a1396"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4537in" svg:y="0.43981in" svg:width="7.12037in" svg:height="6.62037in" draw:id="id312" draw:style-name="a1397" draw:name="Rectangle 6">
          <svg:title/>
          <svg:desc/>
          <draw:enhanced-geometry xmlns:dr3d="urn:oasis:names:tc:opendocument:xmlns:dr3d:1.0" draw:type="non-primitive" svg:viewBox="0 0 21600 21600" draw:enhanced-path="M 0 0 L 21600 0 21600 21600 0 21600 Z N"/>
        </draw:custom-shape>
        <draw:custom-shape svg:width="3.60828in" svg:height="0.4822in" draw:id="id313" draw:style-name="a1398" draw:transform="translate(-1.80414in -0.2411in) rotate(-1.48404) translate(8.68815in 5.24737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314" draw:style-name="a1399" draw:transform="translate(-3.31019in -0.686in) rotate(-1.5708) translate(8.17593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315" draw:style-name="a1400"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300" presentation:style-name="a1355" draw:name="Vertical Title 1" svg:x="9.38893in" svg:y="1.39815in" svg:width="1.54196in" svg:height="5.19312in" presentation:class="title" presentation:placeholder="false">
        <draw:text-box>
          <text:p text:style-name="a1354" text:class-names="" text:cond-style-name=""><text:span text:style-name="a1352" text:class-names="">Modifiez le style du titre</text:span><text:span text:style-name="a1353" text:class-names=""/></text:p>
        </draw:text-box>
        <svg:title/>
        <svg:desc/>
      </draw:frame>
      <draw:frame draw:id="id301" presentation:style-name="a1372" draw:name="Vertical Text Placeholder 2" svg:x="1.26307in" svg:y="1.39815in" svg:width="6.84167in" svg:height="5.19312in" presentation:class="outline" presentation:placeholder="false">
        <draw:text-box>
          <text:list text:style-name="a1358">
            <text:list-item>
              <text:p text:style-name="a1357" text:class-names="" text:cond-style-name=""><text:span text:style-name="a1356" text:class-names="">Modifiez les styles du texte du masque</text:span></text:p>
            </text:list-item>
          </text:list>
          <text:list text:style-name="a1361">
            <text:list-item>
              <text:list text:style-name="a1361">
                <text:list-item>
                  <text:p text:style-name="a1360" text:class-names="" text:cond-style-name=""><text:span text:style-name="a1359" text:class-names="">Deuxième niveau</text:span></text:p>
                </text:list-item>
              </text:list>
            </text:list-item>
          </text:list>
          <text:list text:style-name="a1364">
            <text:list-item>
              <text:list text:style-name="a1364">
                <text:list-item>
                  <text:list text:style-name="a1364">
                    <text:list-item>
                      <text:p text:style-name="a1363" text:class-names="" text:cond-style-name=""><text:span text:style-name="a1362" text:class-names="">Troisième niveau</text:span></text:p>
                    </text:list-item>
                  </text:list>
                </text:list-item>
              </text:list>
            </text:list-item>
          </text:list>
          <text:list text:style-name="a1367">
            <text:list-item>
              <text:list text:style-name="a1367">
                <text:list-item>
                  <text:list text:style-name="a1367">
                    <text:list-item>
                      <text:list text:style-name="a1367">
                        <text:list-item>
                          <text:p text:style-name="a1366" text:class-names="" text:cond-style-name=""><text:span text:style-name="a1365" text:class-names="">Quatrième niveau</text:span></text:p>
                        </text:list-item>
                      </text:list>
                    </text:list-item>
                  </text:list>
                </text:list-item>
              </text:list>
            </text:list-item>
          </text:list>
          <text:list text:style-name="a1371">
            <text:list-item>
              <text:list text:style-name="a1371">
                <text:list-item>
                  <text:list text:style-name="a1371">
                    <text:list-item>
                      <text:list text:style-name="a1371">
                        <text:list-item>
                          <text:list text:style-name="a1371">
                            <text:list-item>
                              <text:p text:style-name="a1370" text:class-names="" text:cond-style-name=""><text:span text:style-name="a1368" text:class-names="">Cinquième niveau</text:span><text:span text:style-name="a1369" text:class-names=""/></text:p>
                            </text:list-item>
                          </text:list>
                        </text:list-item>
                      </text:list>
                    </text:list-item>
                  </text:list>
                </text:list-item>
              </text:list>
            </text:list-item>
          </text:list>
        </draw:text-box>
        <svg:title/>
        <svg:desc/>
      </draw:frame>
      <draw:frame draw:id="id302" presentation:style-name="a1377" draw:name="Date Placeholder 3" svg:x="11.65038in" svg:y="6.9902in" svg:width="1.08501in" svg:height="0.33333in" presentation:class="date-time" presentation:placeholder="false">
        <draw:text-box>
          <text:p text:style-name="a1376" text:class-names="" text:cond-style-name=""><text:span text:style-name="a1373" text:class-names=""><text:date text:fixed="false" style:data-style-name="a1374"/></text:span><text:span text:style-name="a1375" text:class-names=""/></text:p>
        </draw:text-box>
        <svg:title/>
        <svg:desc/>
      </draw:frame>
      <draw:frame draw:id="id303" presentation:style-name="a1380" draw:name="Footer Placeholder 4" svg:x="0.61364in" svg:y="6.9902in" svg:width="4.22112in" svg:height="0.33333in" presentation:class="footer" presentation:placeholder="false">
        <draw:text-box>
          <text:p text:style-name="a1379" text:class-names="" text:cond-style-name=""><text:span text:style-name="a1378" text:class-names="">
 <text:s text:c="13"/></text:span></text:p>
        </draw:text-box>
        <svg:title/>
        <svg:desc/>
      </draw:frame>
      <draw:custom-shape svg:x="11.41493in" svg:y="0in" svg:width="0.75in" svg:height="1.25in" draw:id="id304" draw:style-name="a1381" draw:name="Rectangle 13">
        <svg:title/>
        <svg:desc/>
        <draw:enhanced-geometry xmlns:dr3d="urn:oasis:names:tc:opendocument:xmlns:dr3d:1.0" draw:type="non-primitive" svg:viewBox="0 0 21600 21600" draw:enhanced-path="M 0 0 L 21600 0 21600 21600 0 21600 Z N"/>
      </draw:custom-shape>
      <draw:frame draw:id="id305" presentation:style-name="a1384" draw:name="Slide Number Placeholder 5" svg:x="11.32168in" svg:y="0.32341in" svg:width="0.91667in" svg:height="0.83955in" presentation:class="page-number" presentation:placeholder="false">
        <draw:text-box>
          <text:p text:style-name="a1383" text:class-names="" text:cond-style-name=""><text:span text:style-name="a1382" text:class-names=""><text:page-number style:num-format="1" text:fixed="false">‹#›</text:page-number></text:span></text:p>
        </draw:text-box>
        <svg:title/>
        <svg:desc/>
      </draw:frame>
      <presentation:notes style:page-layout-name="pageLayout2" draw:style-name="a1433">
        <draw:frame draw:id="id16" presentation:style-name="a1403" draw:name="Espace réservé de l'en-tête 1" svg:x="0in" svg:y="0in" svg:width="3.25in" svg:height="0.50174in" presentation:class="header" presentation:placeholder="false">
          <draw:text-box>
            <text:p text:style-name="a1402" text:class-names="" text:cond-style-name=""><text:span text:style-name="a1401" text:class-names=""/></text:p>
          </draw:text-box>
          <svg:title/>
          <svg:desc/>
        </draw:frame>
        <draw:frame draw:id="id17" presentation:style-name="a1408" draw:name="Espace réservé de la date 2" svg:x="4.24826in" svg:y="0in" svg:width="3.25in" svg:height="0.50174in" presentation:class="date-time" presentation:placeholder="false">
          <draw:text-box>
            <text:p text:style-name="a1407" text:class-names="" text:cond-style-name=""><text:span text:style-name="a1404" text:class-names=""><text:date text:fixed="false" style:data-style-name="a1405"/></text:span><text:span text:style-name="a1406" text:class-names=""/></text:p>
          </draw:text-box>
          <svg:title/>
          <svg:desc/>
        </draw:frame>
        <draw:page-thumbnail svg:x="0.75in" svg:y="1.25in" svg:width="6in" svg:height="3.375in" presentation:class="page" draw:id="id18" presentation:style-name="a1409" draw:name="Espace réservé de l'image des diapositives 3">
          <svg:title/>
          <svg:desc/>
        </draw:page-thumbnail>
        <draw:frame draw:id="id19" presentation:style-name="a1425" draw:name="Espace réservé des commentaires 4" svg:x="0.75in" svg:y="4.8125in" svg:width="6in" svg:height="3.9375in" presentation:class="notes" presentation:placeholder="false">
          <draw:text-box>
            <text:p text:style-name="a1411" text:class-names="" text:cond-style-name=""><text:span text:style-name="a1410" text:class-names="">Modifiez les styles du texte du masque</text:span></text:p>
            <text:list text:style-name="a1414">
              <text:list-item>
                <text:list text:style-name="a1414">
                  <text:list-item>
                    <text:p text:style-name="a1413" text:class-names="" text:cond-style-name=""><text:span text:style-name="a1412" text:class-names="">Deuxième niveau</text:span></text:p>
                  </text:list-item>
                </text:list>
              </text:list-item>
            </text:list>
            <text:list text:style-name="a1417">
              <text:list-item>
                <text:list text:style-name="a1417">
                  <text:list-item>
                    <text:list text:style-name="a1417">
                      <text:list-item>
                        <text:p text:style-name="a1416" text:class-names="" text:cond-style-name=""><text:span text:style-name="a1415" text:class-names="">Troisième niveau</text:span></text:p>
                      </text:list-item>
                    </text:list>
                  </text:list-item>
                </text:list>
              </text:list-item>
            </text:list>
            <text:list text:style-name="a1420">
              <text:list-item>
                <text:list text:style-name="a1420">
                  <text:list-item>
                    <text:list text:style-name="a1420">
                      <text:list-item>
                        <text:list text:style-name="a1420">
                          <text:list-item>
                            <text:p text:style-name="a1419" text:class-names="" text:cond-style-name=""><text:span text:style-name="a1418" text:class-names="">Quatrième niveau</text:span></text:p>
                          </text:list-item>
                        </text:list>
                      </text:list-item>
                    </text:list>
                  </text:list-item>
                </text:list>
              </text:list-item>
            </text:list>
            <text:list text:style-name="a1424">
              <text:list-item>
                <text:list text:style-name="a1424">
                  <text:list-item>
                    <text:list text:style-name="a1424">
                      <text:list-item>
                        <text:list text:style-name="a1424">
                          <text:list-item>
                            <text:list text:style-name="a1424">
                              <text:list-item>
                                <text:p text:style-name="a1423" text:class-names="" text:cond-style-name=""><text:span text:style-name="a1421" text:class-names="">Cinquième niveau</text:span><text:span text:style-name="a1422" text:class-names=""/></text:p>
                              </text:list-item>
                            </text:list>
                          </text:list-item>
                        </text:list>
                      </text:list-item>
                    </text:list>
                  </text:list-item>
                </text:list>
              </text:list-item>
            </text:list>
          </draw:text-box>
          <svg:title/>
          <svg:desc/>
        </draw:frame>
        <draw:frame draw:id="id20" presentation:style-name="a1428" draw:name="Espace réservé du pied de page 5" svg:x="0in" svg:y="9.49826in" svg:width="3.25in" svg:height="0.50174in" presentation:class="footer" presentation:placeholder="false">
          <draw:text-box>
            <text:p text:style-name="a1427" text:class-names="" text:cond-style-name=""><text:span text:style-name="a1426" text:class-names=""/></text:p>
          </draw:text-box>
          <svg:title/>
          <svg:desc/>
        </draw:frame>
        <draw:frame draw:id="id21" presentation:style-name="a1432" draw:name="Espace réservé du numéro de diapositive 6" svg:x="4.24826in" svg:y="9.49826in" svg:width="3.25in" svg:height="0.50174in" presentation:class="page-number" presentation:placeholder="false">
          <draw:text-box>
            <text:p text:style-name="a1431" text:class-names="" text:cond-style-name=""><text:span text:style-name="a1429" text:class-names=""><text:page-number style:num-format="1" text:fixed="false"/></text:span><text:span text:style-name="a1430"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FRONT END  WEB DEVELOPEMENT</dc:title>
    <meta:initial-creator>Yahia Battach</meta:initial-creator>
    <dc:creator>Yahia Battach</dc:creator>
    <meta:creation-date>2017-09-09T09:22:03Z</meta:creation-date>
    <dc:date>2017-09-10T23:48:06Z</dc:date>
    <meta:template xlink:href="Ion%20Boardroom" xlink:type="simple"/>
    <meta:editing-cycles>8</meta:editing-cycles>
    <meta:editing-duration>PT138363S</meta:editing-duration>
    <meta:document-statistic meta:paragraph-count="9" meta:word-count="24"/>
  </office:meta>
</office:document-meta>
</file>